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游明朝体" svg:font-family="游明朝体" style:font-family-generic="roman" style:font-pitch="variable"/>
    <style:font-face style:name="游明朝体1" svg:font-family="游明朝体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55cm" fo:min-width="0.3cm"/>
    </style:style>
    <style:style style:name="gr5" style:family="graphic" style:parent-style-name="objectwithoutfill">
      <style:graphic-properties svg:stroke-color="#000000" draw:fill="solid" draw:fill-color="#b4c7dc" draw:textarea-vertical-align="middle"/>
    </style:style>
    <style:style style:name="gr6" style:family="graphic" style:parent-style-name="standard">
      <style:graphic-properties svg:stroke-color="#000000" draw:fill="solid" draw:fill-color="#ffa6a6" draw:textarea-horizontal-align="justify" draw:textarea-vertical-align="middle" draw:auto-grow-height="false" fo:min-height="1.35cm" fo:min-width="0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svg:stroke-color="#000000" draw:fill="solid" draw:fill-color="#ffe994" draw:textarea-horizontal-align="justify" draw:textarea-vertical-align="middle" draw:auto-grow-height="false" fo:min-height="0.55cm" fo:min-width="0.3cm"/>
    </style:style>
    <style:style style:name="gr9" style:family="graphic" style:parent-style-name="objectwithoutfill">
      <style:graphic-properties svg:stroke-color="#000000" draw:fill="solid" draw:fill-color="#ffe994" draw:textarea-vertical-align="middle"/>
    </style:style>
    <style:style style:name="gr10" style:family="graphic" style:parent-style-name="standard">
      <style:graphic-properties svg:stroke-width="0.03cm" svg:stroke-color="#c9211e" draw:marker-start-width="0.245cm" draw:marker-end-width="0.245cm" draw:fill="none" draw:textarea-horizontal-align="justify" draw:textarea-vertical-align="middle" draw:auto-grow-height="false" fo:min-height="0cm" fo:min-width="0.6cm" fo:padding-top="0.14cm" fo:padding-bottom="0.14cm" fo:padding-left="0.265cm" fo:padding-right="0.265cm"/>
    </style:style>
    <style:style style:name="gr11" style:family="graphic" style:parent-style-name="standard">
      <style:graphic-properties svg:stroke-color="#000000" draw:fill-color="#ffe994" draw:textarea-vertical-align="middle"/>
    </style:style>
    <style:style style:name="gr12" style:family="graphic" style:parent-style-name="objectwithoutfill">
      <style:graphic-properties svg:stroke-width="0.02cm" svg:stroke-color="#c9211e" draw:marker-start-width="0.23cm" draw:marker-end="Arrowheads_20_1" draw:marker-end-width="0.23cm" draw:fill="none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svg:stroke-color="#000000" draw:fill-color="#afd095" draw:textarea-horizontal-align="justify" draw:textarea-vertical-align="middle" draw:auto-grow-height="false" fo:min-height="0.85cm" fo:min-width="0.6cm"/>
    </style:style>
    <style:style style:name="gr14" style:family="graphic" style:parent-style-name="objectwithoutfill">
      <style:graphic-properties svg:stroke-color="#000000" draw:marker-end="Arrowheads_20_1" draw:fill="none" draw:textarea-vertical-align="middle"/>
    </style:style>
    <style:style style:name="gr15" style:family="graphic" style:parent-style-name="standard">
      <style:graphic-properties svg:stroke-color="#000000" draw:fill-color="#cccccc" draw:textarea-horizontal-align="justify" draw:textarea-vertical-align="middle" draw:auto-grow-height="false" fo:min-height="0.85cm" fo:min-width="0.6cm"/>
    </style:style>
    <style:style style:name="gr16" style:family="graphic" style:parent-style-name="standard">
      <style:graphic-properties svg:stroke-width="0.03cm" svg:stroke-color="#c9211e" draw:marker-start-width="0.245cm" draw:marker-end-width="0.245cm" draw:fill="none" draw:textarea-horizontal-align="justify" draw:textarea-vertical-align="middle" draw:auto-grow-height="false" fo:min-height="0cm" fo:min-width="0.57cm" fo:padding-top="0.14cm" fo:padding-bottom="0.14cm" fo:padding-left="0.265cm" fo:padding-right="0.265cm"/>
    </style:style>
    <style:style style:name="gr17" style:family="graphic" style:parent-style-name="standard">
      <style:graphic-properties svg:stroke-width="0.03cm" svg:stroke-color="#2a6099" draw:marker-start-width="0.245cm" draw:marker-end-width="0.245cm" draw:fill="none" draw:textarea-horizontal-align="justify" draw:textarea-vertical-align="middle" draw:auto-grow-height="false" fo:min-height="0.82cm" fo:min-width="0cm" fo:padding-top="0.14cm" fo:padding-bottom="0.14cm" fo:padding-left="0.265cm" fo:padding-right="0.265cm"/>
    </style:style>
    <style:style style:name="gr18" style:family="graphic" style:parent-style-name="objectwithoutfill">
      <style:graphic-properties draw:stroke="dash" draw:stroke-dash="Dot" svg:stroke-color="#000000" draw:marker-end="Arrowheads_20_1" svg:stroke-linecap="butt" draw:fill="none" draw:textarea-vertical-align="middle"/>
    </style:style>
    <style:style style:name="gr19" style:family="graphic" style:parent-style-name="standard">
      <style:graphic-properties svg:stroke-color="#000000" draw:fill="solid" draw:fill-color="#afd095" draw:opacity="70%" draw:textarea-horizontal-align="justify" draw:textarea-vertical-align="middle" draw:auto-grow-height="false" fo:min-height="0cm" fo:min-width="0cm" draw:shadow-opacity="70%"/>
    </style:style>
    <style:style style:name="gr20" style:family="graphic" style:parent-style-name="objectwithoutfill">
      <style:graphic-properties svg:stroke-width="0.02cm" svg:stroke-color="#2a6099" draw:marker-start-width="0.23cm" draw:marker-end="Arrowheads_20_1" draw:marker-end-width="0.23cm" draw:fill="none" draw:textarea-vertical-align="middle" fo:padding-top="0.135cm" fo:padding-bottom="0.135cm" fo:padding-left="0.26cm" fo:padding-right="0.26cm"/>
    </style:style>
    <style:style style:name="gr21" style:family="graphic" style:parent-style-name="objectwithoutfill">
      <style:graphic-properties svg:stroke-width="0.02cm" svg:stroke-color="#ff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92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3.5cm"/>
    </style:style>
    <style:style style:name="gr25" style:family="graphic" style:parent-style-name="objectwithoutfill">
      <style:graphic-properties svg:stroke-color="#000000" draw:marker-start="Arrowheads_20_2" draw:marker-end="Arrowheads_20_2" draw:fill="none" draw:textarea-vertical-align="middle"/>
    </style:style>
    <style:style style:name="gr26" style:family="graphic" style:parent-style-name="standard">
      <style:graphic-properties draw:stroke="none" draw:fill-color="#808080" draw:textarea-horizontal-align="justify" draw:textarea-vertical-align="middle" draw:auto-grow-height="false" fo:min-height="0cm" fo:min-width="0.3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3.1cm"/>
    </style:style>
    <style:style style:name="gr28" style:family="graphic" style:parent-style-name="standard">
      <style:graphic-properties draw:stroke="none" draw:fill-color="#808080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dash" draw:stroke-dash="Dot" svg:stroke-color="#000000" svg:stroke-linecap="butt" draw:fill="none" draw:textarea-horizontal-align="justify" draw:textarea-vertical-align="middle" draw:auto-grow-height="false" fo:min-height="0cm" fo:min-width="0.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4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4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svg:stroke-color="#000000" draw:fill-color="#b4c7dc" draw:textarea-horizontal-align="justify" draw:textarea-vertical-align="middle" draw:auto-grow-height="false" fo:min-height="0cm" fo:min-width="1.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1.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82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4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8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3.5cm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8.49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style:text-properties fo:color="#2a6099" loext:opacity="100%"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solid" draw:fill-color="#b4c7dc"/>
      <style:paragraph-properties fo:text-align="center"/>
    </style:style>
    <style:style style:name="P7" style:family="paragraph">
      <loext:graphic-properties draw:fill="solid" draw:fill-color="#ffa6a6"/>
      <style:paragraph-properties fo:text-align="center"/>
    </style:style>
    <style:style style:name="P8" style:family="paragraph">
      <loext:graphic-properties draw:fill="solid" draw:fill-color="#ffe994"/>
      <style:paragraph-properties fo:text-align="center"/>
    </style:style>
    <style:style style:name="P9" style:family="paragraph">
      <loext:graphic-properties draw:fill-color="#ffe994"/>
      <style:paragraph-properties fo:text-align="center"/>
    </style:style>
    <style:style style:name="P10" style:family="paragraph">
      <loext:graphic-properties draw:fill-color="#afd095"/>
      <style:paragraph-properties fo:text-align="center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loext:graphic-properties draw:fill="solid" draw:fill-color="#afd095" draw:opacity="70%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-color="#808080"/>
      <style:paragraph-properties fo:text-align="center"/>
    </style:style>
    <style:style style:name="P16" style:family="paragraph">
      <loext:graphic-properties draw:fill-color="#b4c7dc"/>
      <style:paragraph-properties fo:text-align="center"/>
    </style:style>
    <style:style style:name="P17" style:family="paragraph">
      <loext:graphic-properties draw:fill="solid" draw:fill-color="#cccccc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游ゴシック体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6cm" svg:y1="10.8cm" svg:x2="8.6cm" svg:y2="11.8cm">
          <text:p/>
        </draw:line>
        <draw:line draw:style-name="gr1" draw:text-style-name="P1" draw:layer="layout" svg:x1="9.8cm" svg:y1="10.8cm" svg:x2="9.8cm" svg:y2="11.8cm">
          <text:p/>
        </draw:line>
        <draw:line draw:style-name="gr1" draw:text-style-name="P1" draw:layer="layout" svg:x1="3.8cm" svg:y1="11cm" svg:x2="3.8cm" svg:y2="12cm">
          <text:p/>
        </draw:line>
        <draw:frame draw:style-name="gr2" draw:text-style-name="P2" draw:layer="layout" svg:width="0.159cm" svg:height="0.319cm" svg:x="19cm" svg:y="0.6cm">
          <draw:text-box>
            <text:p><text:span text:style-name="T1">8</text:span></text:p>
          </draw:text-box>
        </draw:frame>
        <draw:frame draw:style-name="gr3" draw:text-style-name="P3" draw:layer="layout" svg:width="0.391cm" svg:height="0.395cm" svg:x="19.401cm" svg:y="0.601cm">
          <draw:text-box>
            <text:p><text:span text:style-name="T2">10</text:span></text:p>
          </draw:text-box>
        </draw:frame>
        <draw:frame draw:style-name="gr3" draw:text-style-name="P5" draw:layer="layout" svg:width="3.583cm" svg:height="0.395cm" svg:x="15.602cm" svg:y="1.202cm">
          <draw:text-box>
            <text:p text:style-name="P4"><text:span text:style-name="T2">Concatenated coding</text:span></text:p>
          </draw:text-box>
        </draw:frame>
        <draw:frame draw:style-name="gr3" draw:text-style-name="P3" draw:layer="layout" svg:width="0.662cm" svg:height="0.395cm" svg:x="15.802cm" svg:y="2.202cm">
          <draw:text-box>
            <text:p><text:span text:style-name="T2">info:</text:span></text:p>
          </draw:text-box>
        </draw:frame>
        <draw:g>
          <draw:custom-shape draw:style-name="gr4" draw:text-style-name="P6" draw:layer="layout" svg:width="0.8cm" svg:height="0.8cm" svg:x="17.4cm" svg:y="2.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6" draw:layer="layout" svg:x1="17.4cm" svg:y1="2.3cm" svg:x2="18.2cm" svg:y2="2.3cm">
            <text:p/>
          </draw:line>
          <draw:line draw:style-name="gr5" draw:text-style-name="P6" draw:layer="layout" svg:x1="17.4cm" svg:y1="2.4cm" svg:x2="18.2cm" svg:y2="2.4cm">
            <text:p/>
          </draw:line>
          <draw:line draw:style-name="gr5" draw:text-style-name="P6" draw:layer="layout" svg:x1="17.4cm" svg:y1="2.5cm" svg:x2="18.2cm" svg:y2="2.5cm">
            <text:p/>
          </draw:line>
          <draw:line draw:style-name="gr5" draw:text-style-name="P6" draw:layer="layout" svg:x1="17.4cm" svg:y1="2.6cm" svg:x2="18.2cm" svg:y2="2.6cm">
            <text:p/>
          </draw:line>
          <draw:line draw:style-name="gr5" draw:text-style-name="P6" draw:layer="layout" svg:x1="17.4cm" svg:y1="2.7cm" svg:x2="18.2cm" svg:y2="2.7cm">
            <text:p/>
          </draw:line>
          <draw:line draw:style-name="gr5" draw:text-style-name="P6" draw:layer="layout" svg:x1="17.4cm" svg:y1="2.8cm" svg:x2="18.2cm" svg:y2="2.8cm">
            <text:p/>
          </draw:line>
          <draw:line draw:style-name="gr5" draw:text-style-name="P6" draw:layer="layout" svg:x1="17.4cm" svg:y1="2.9cm" svg:x2="18.2cm" svg:y2="2.9cm">
            <text:p/>
          </draw:line>
        </draw:g>
        <draw:frame draw:style-name="gr3" draw:text-style-name="P3" draw:layer="layout" svg:width="0.899cm" svg:height="0.395cm" svg:x="15.802cm" svg:y="3.403cm">
          <draw:text-box>
            <text:p><text:span text:style-name="T2">outer:</text:span></text:p>
          </draw:text-box>
        </draw:frame>
        <draw:frame draw:style-name="gr3" draw:text-style-name="P3" draw:layer="layout" svg:width="1.484cm" svg:height="0.789cm" svg:x="15.903cm" svg:y="3.804cm">
          <draw:text-box>
            <text:p><text:span text:style-name="T2">(fountain)</text:span></text:p>
            <text:p><text:span text:style-name="T2">(LDPC)</text:span></text:p>
          </draw:text-box>
        </draw:frame>
        <draw:frame draw:style-name="gr3" draw:text-style-name="P3" draw:layer="layout" svg:width="0.878cm" svg:height="0.395cm" svg:x="15.803cm" svg:y="5.404cm">
          <draw:text-box>
            <text:p><text:span text:style-name="T2">inner:</text:span></text:p>
          </draw:text-box>
        </draw:frame>
        <draw:g>
          <draw:custom-shape draw:style-name="gr6" draw:text-style-name="P7" draw:layer="layout" svg:width="0.3cm" svg:height="1.6cm" svg:x="18.2cm" svg:y="5.4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8.2cm" svg:y1="5.5cm" svg:x2="18.5cm" svg:y2="5.5cm">
            <text:p/>
          </draw:line>
          <draw:line draw:style-name="gr7" draw:text-style-name="P1" draw:layer="layout" svg:x1="18.2cm" svg:y1="5.6cm" svg:x2="18.5cm" svg:y2="5.6cm">
            <text:p/>
          </draw:line>
          <draw:line draw:style-name="gr7" draw:text-style-name="P1" draw:layer="layout" svg:x1="18.2cm" svg:y1="5.7cm" svg:x2="18.5cm" svg:y2="5.7cm">
            <text:p/>
          </draw:line>
          <draw:line draw:style-name="gr7" draw:text-style-name="P1" draw:layer="layout" svg:x1="18.2cm" svg:y1="5.8cm" svg:x2="18.5cm" svg:y2="5.8cm">
            <text:p/>
          </draw:line>
          <draw:line draw:style-name="gr7" draw:text-style-name="P1" draw:layer="layout" svg:x1="18.2cm" svg:y1="5.9cm" svg:x2="18.5cm" svg:y2="5.9cm">
            <text:p/>
          </draw:line>
          <draw:line draw:style-name="gr7" draw:text-style-name="P1" draw:layer="layout" svg:x1="18.2cm" svg:y1="6cm" svg:x2="18.5cm" svg:y2="6cm">
            <text:p/>
          </draw:line>
          <draw:line draw:style-name="gr7" draw:text-style-name="P1" draw:layer="layout" svg:x1="18.2cm" svg:y1="6.1cm" svg:x2="18.5cm" svg:y2="6.1cm">
            <text:p/>
          </draw:line>
          <draw:line draw:style-name="gr7" draw:text-style-name="P1" draw:layer="layout" svg:x1="18.2cm" svg:y1="6.2cm" svg:x2="18.5cm" svg:y2="6.2cm">
            <text:p/>
          </draw:line>
          <draw:line draw:style-name="gr7" draw:text-style-name="P1" draw:layer="layout" svg:x1="18.2cm" svg:y1="6.3cm" svg:x2="18.5cm" svg:y2="6.3cm">
            <text:p/>
          </draw:line>
          <draw:line draw:style-name="gr7" draw:text-style-name="P1" draw:layer="layout" svg:x1="18.2cm" svg:y1="6.4cm" svg:x2="18.5cm" svg:y2="6.4cm">
            <text:p/>
          </draw:line>
          <draw:line draw:style-name="gr7" draw:text-style-name="P1" draw:layer="layout" svg:x1="18.2cm" svg:y1="6.5cm" svg:x2="18.5cm" svg:y2="6.5cm">
            <text:p/>
          </draw:line>
          <draw:line draw:style-name="gr7" draw:text-style-name="P1" draw:layer="layout" svg:x1="18.2cm" svg:y1="6.6cm" svg:x2="18.5cm" svg:y2="6.6cm">
            <text:p/>
          </draw:line>
          <draw:line draw:style-name="gr7" draw:text-style-name="P1" draw:layer="layout" svg:x1="18.2cm" svg:y1="6.7cm" svg:x2="18.5cm" svg:y2="6.7cm">
            <text:p/>
          </draw:line>
          <draw:line draw:style-name="gr7" draw:text-style-name="P1" draw:layer="layout" svg:x1="18.2cm" svg:y1="6.8cm" svg:x2="18.5cm" svg:y2="6.8cm">
            <text:p/>
          </draw:line>
          <draw:line draw:style-name="gr7" draw:text-style-name="P1" draw:layer="layout" svg:x1="18.2cm" svg:y1="6.9cm" svg:x2="18.5cm" svg:y2="6.9cm">
            <text:p/>
          </draw:line>
        </draw:g>
        <draw:g>
          <draw:custom-shape draw:style-name="gr4" draw:text-style-name="P6" draw:layer="layout" svg:width="0.8cm" svg:height="0.8cm" svg:x="17.4cm" svg:y="3.4cm">
            <text:p/>
            <draw:enhanced-geometry svg:viewBox="0 0 21600 21600" draw:type="rectangle" draw:enhanced-path="M 0 0 L 21600 0 21600 21600 0 21600 0 0 Z N"/>
          </draw:custom-shape>
          <draw:line draw:style-name="gr5" draw:text-style-name="P6" draw:layer="layout" svg:x1="17.4cm" svg:y1="3.5cm" svg:x2="18.2cm" svg:y2="3.5cm">
            <text:p/>
          </draw:line>
          <draw:line draw:style-name="gr5" draw:text-style-name="P6" draw:layer="layout" svg:x1="17.4cm" svg:y1="3.6cm" svg:x2="18.2cm" svg:y2="3.6cm">
            <text:p/>
          </draw:line>
          <draw:line draw:style-name="gr5" draw:text-style-name="P6" draw:layer="layout" svg:x1="17.4cm" svg:y1="3.7cm" svg:x2="18.2cm" svg:y2="3.7cm">
            <text:p/>
          </draw:line>
          <draw:line draw:style-name="gr5" draw:text-style-name="P6" draw:layer="layout" svg:x1="17.4cm" svg:y1="3.8cm" svg:x2="18.2cm" svg:y2="3.8cm">
            <text:p/>
          </draw:line>
          <draw:line draw:style-name="gr5" draw:text-style-name="P6" draw:layer="layout" svg:x1="17.4cm" svg:y1="3.9cm" svg:x2="18.2cm" svg:y2="3.9cm">
            <text:p/>
          </draw:line>
          <draw:line draw:style-name="gr5" draw:text-style-name="P6" draw:layer="layout" svg:x1="17.4cm" svg:y1="4cm" svg:x2="18.2cm" svg:y2="4cm">
            <text:p/>
          </draw:line>
          <draw:line draw:style-name="gr5" draw:text-style-name="P6" draw:layer="layout" svg:x1="17.4cm" svg:y1="4.1cm" svg:x2="18.2cm" svg:y2="4.1cm">
            <text:p/>
          </draw:line>
        </draw:g>
        <draw:g>
          <draw:custom-shape draw:style-name="gr8" draw:text-style-name="P8" draw:layer="layout" svg:width="0.8cm" svg:height="0.8cm" svg:x="17.4cm" svg:y="4.2cm">
            <text:p/>
            <draw:enhanced-geometry svg:viewBox="0 0 21600 21600" draw:type="rectangle" draw:enhanced-path="M 0 0 L 21600 0 21600 21600 0 21600 0 0 Z N"/>
          </draw:custom-shape>
          <draw:line draw:style-name="gr9" draw:text-style-name="P8" draw:layer="layout" svg:x1="17.4cm" svg:y1="4.3cm" svg:x2="18.2cm" svg:y2="4.3cm">
            <text:p/>
          </draw:line>
          <draw:line draw:style-name="gr9" draw:text-style-name="P8" draw:layer="layout" svg:x1="17.4cm" svg:y1="4.4cm" svg:x2="18.2cm" svg:y2="4.4cm">
            <text:p/>
          </draw:line>
          <draw:line draw:style-name="gr9" draw:text-style-name="P8" draw:layer="layout" svg:x1="17.4cm" svg:y1="4.5cm" svg:x2="18.2cm" svg:y2="4.5cm">
            <text:p/>
          </draw:line>
          <draw:line draw:style-name="gr9" draw:text-style-name="P8" draw:layer="layout" svg:x1="17.4cm" svg:y1="4.6cm" svg:x2="18.2cm" svg:y2="4.6cm">
            <text:p/>
          </draw:line>
          <draw:line draw:style-name="gr9" draw:text-style-name="P8" draw:layer="layout" svg:x1="17.4cm" svg:y1="4.7cm" svg:x2="18.2cm" svg:y2="4.7cm">
            <text:p/>
          </draw:line>
          <draw:line draw:style-name="gr9" draw:text-style-name="P8" draw:layer="layout" svg:x1="17.4cm" svg:y1="4.8cm" svg:x2="18.2cm" svg:y2="4.8cm">
            <text:p/>
          </draw:line>
          <draw:line draw:style-name="gr9" draw:text-style-name="P8" draw:layer="layout" svg:x1="17.4cm" svg:y1="4.9cm" svg:x2="18.2cm" svg:y2="4.9cm">
            <text:p/>
          </draw:line>
        </draw:g>
        <draw:g>
          <draw:custom-shape draw:style-name="gr4" draw:text-style-name="P6" draw:layer="layout" svg:width="0.8cm" svg:height="0.8cm" svg:x="17.4cm" svg:y="5.4cm">
            <text:p/>
            <draw:enhanced-geometry svg:viewBox="0 0 21600 21600" draw:type="rectangle" draw:enhanced-path="M 0 0 L 21600 0 21600 21600 0 21600 0 0 Z N"/>
          </draw:custom-shape>
          <draw:line draw:style-name="gr5" draw:text-style-name="P6" draw:layer="layout" svg:x1="17.4cm" svg:y1="5.5cm" svg:x2="18.2cm" svg:y2="5.5cm">
            <text:p/>
          </draw:line>
          <draw:line draw:style-name="gr5" draw:text-style-name="P6" draw:layer="layout" svg:x1="17.4cm" svg:y1="5.6cm" svg:x2="18.2cm" svg:y2="5.6cm">
            <text:p/>
          </draw:line>
          <draw:line draw:style-name="gr5" draw:text-style-name="P6" draw:layer="layout" svg:x1="17.4cm" svg:y1="5.7cm" svg:x2="18.2cm" svg:y2="5.7cm">
            <text:p/>
          </draw:line>
          <draw:line draw:style-name="gr5" draw:text-style-name="P6" draw:layer="layout" svg:x1="17.4cm" svg:y1="5.8cm" svg:x2="18.2cm" svg:y2="5.8cm">
            <text:p/>
          </draw:line>
          <draw:line draw:style-name="gr5" draw:text-style-name="P6" draw:layer="layout" svg:x1="17.4cm" svg:y1="5.9cm" svg:x2="18.2cm" svg:y2="5.9cm">
            <text:p/>
          </draw:line>
          <draw:line draw:style-name="gr5" draw:text-style-name="P6" draw:layer="layout" svg:x1="17.4cm" svg:y1="6cm" svg:x2="18.2cm" svg:y2="6cm">
            <text:p/>
          </draw:line>
          <draw:line draw:style-name="gr5" draw:text-style-name="P6" draw:layer="layout" svg:x1="17.4cm" svg:y1="6.1cm" svg:x2="18.2cm" svg:y2="6.1cm">
            <text:p/>
          </draw:line>
        </draw:g>
        <draw:g>
          <draw:custom-shape draw:style-name="gr8" draw:text-style-name="P8" draw:layer="layout" svg:width="0.8cm" svg:height="0.8cm" svg:x="17.4cm" svg:y="6.2cm">
            <text:p/>
            <draw:enhanced-geometry svg:viewBox="0 0 21600 21600" draw:type="rectangle" draw:enhanced-path="M 0 0 L 21600 0 21600 21600 0 21600 0 0 Z N"/>
          </draw:custom-shape>
          <draw:line draw:style-name="gr9" draw:text-style-name="P8" draw:layer="layout" svg:x1="17.4cm" svg:y1="6.3cm" svg:x2="18.2cm" svg:y2="6.3cm">
            <text:p/>
          </draw:line>
          <draw:line draw:style-name="gr9" draw:text-style-name="P8" draw:layer="layout" svg:x1="17.4cm" svg:y1="6.4cm" svg:x2="18.2cm" svg:y2="6.4cm">
            <text:p/>
          </draw:line>
          <draw:line draw:style-name="gr9" draw:text-style-name="P8" draw:layer="layout" svg:x1="17.4cm" svg:y1="6.5cm" svg:x2="18.2cm" svg:y2="6.5cm">
            <text:p/>
          </draw:line>
          <draw:line draw:style-name="gr9" draw:text-style-name="P8" draw:layer="layout" svg:x1="17.4cm" svg:y1="6.6cm" svg:x2="18.2cm" svg:y2="6.6cm">
            <text:p/>
          </draw:line>
          <draw:line draw:style-name="gr9" draw:text-style-name="P8" draw:layer="layout" svg:x1="17.4cm" svg:y1="6.7cm" svg:x2="18.2cm" svg:y2="6.7cm">
            <text:p/>
          </draw:line>
          <draw:line draw:style-name="gr9" draw:text-style-name="P8" draw:layer="layout" svg:x1="17.4cm" svg:y1="6.8cm" svg:x2="18.2cm" svg:y2="6.8cm">
            <text:p/>
          </draw:line>
          <draw:line draw:style-name="gr9" draw:text-style-name="P8" draw:layer="layout" svg:x1="17.4cm" svg:y1="6.9cm" svg:x2="18.2cm" svg:y2="6.9cm">
            <text:p/>
          </draw:line>
        </draw:g>
        <draw:frame draw:style-name="gr3" draw:text-style-name="P3" draw:layer="layout" svg:width="1.213cm" svg:height="0.789cm" svg:x="15.903cm" svg:y="5.805cm">
          <draw:text-box>
            <text:p><text:span text:style-name="T2">(RS)</text:span></text:p>
            <text:p><text:span text:style-name="T2">(RL,LB)</text:span></text:p>
          </draw:text-box>
        </draw:frame>
        <draw:frame draw:style-name="gr3" draw:text-style-name="P5" draw:layer="layout" svg:width="2.305cm" svg:height="0.395cm" svg:x="1.203cm" svg:y="1.203cm">
          <draw:text-box>
            <text:p text:style-name="P4"><text:span text:style-name="T2">2D watermark</text:span></text:p>
          </draw:text-box>
        </draw:frame>
        <draw:frame draw:style-name="gr3" draw:text-style-name="P3" draw:layer="layout" svg:width="0.662cm" svg:height="0.395cm" svg:x="1.403cm" svg:y="2.202cm">
          <draw:text-box>
            <text:p><text:span text:style-name="T2">info:</text:span></text:p>
          </draw:text-box>
        </draw:frame>
        <draw:g>
          <draw:custom-shape draw:style-name="gr4" draw:text-style-name="P6" draw:layer="layout" svg:width="0.8cm" svg:height="0.8cm" svg:x="3.001cm" svg:y="2.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6" draw:layer="layout" svg:x1="3.001cm" svg:y1="2.3cm" svg:x2="3.801cm" svg:y2="2.3cm">
            <text:p/>
          </draw:line>
          <draw:line draw:style-name="gr5" draw:text-style-name="P6" draw:layer="layout" svg:x1="3.001cm" svg:y1="2.4cm" svg:x2="3.801cm" svg:y2="2.4cm">
            <text:p/>
          </draw:line>
          <draw:line draw:style-name="gr5" draw:text-style-name="P6" draw:layer="layout" svg:x1="3.001cm" svg:y1="2.5cm" svg:x2="3.801cm" svg:y2="2.5cm">
            <text:p/>
          </draw:line>
          <draw:line draw:style-name="gr5" draw:text-style-name="P6" draw:layer="layout" svg:x1="3.001cm" svg:y1="2.6cm" svg:x2="3.801cm" svg:y2="2.6cm">
            <text:p/>
          </draw:line>
          <draw:line draw:style-name="gr5" draw:text-style-name="P6" draw:layer="layout" svg:x1="3.001cm" svg:y1="2.7cm" svg:x2="3.801cm" svg:y2="2.7cm">
            <text:p/>
          </draw:line>
          <draw:line draw:style-name="gr5" draw:text-style-name="P6" draw:layer="layout" svg:x1="3.001cm" svg:y1="2.8cm" svg:x2="3.801cm" svg:y2="2.8cm">
            <text:p/>
          </draw:line>
          <draw:line draw:style-name="gr5" draw:text-style-name="P6" draw:layer="layout" svg:x1="3.001cm" svg:y1="2.9cm" svg:x2="3.801cm" svg:y2="2.9cm">
            <text:p/>
          </draw:line>
        </draw:g>
        <draw:frame draw:style-name="gr3" draw:text-style-name="P3" draw:layer="layout" svg:width="0.84cm" svg:height="0.395cm" svg:x="1.403cm" svg:y="3.403cm">
          <draw:text-box>
            <text:p><text:span text:style-name="T2">ECC:</text:span></text:p>
          </draw:text-box>
        </draw:frame>
        <draw:frame draw:style-name="gr3" draw:text-style-name="P3" draw:layer="layout" svg:width="1.175cm" svg:height="0.395cm" svg:x="1.503cm" svg:y="3.805cm">
          <draw:text-box>
            <text:p><text:span text:style-name="T2">(LDPC)</text:span></text:p>
          </draw:text-box>
        </draw:frame>
        <draw:custom-shape draw:style-name="gr10" draw:text-style-name="P1" draw:layer="layout" svg:width="1.1cm" svg:height="0.1cm" svg:x="17.4cm" svg:y="6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739cm" svg:height="0.395cm" svg:x="17.603cm" svg:y="7.205cm">
          <draw:text-box>
            <text:p><text:span text:style-name="T2">oligo</text:span></text:p>
          </draw:text-box>
        </draw:frame>
        <draw:g>
          <draw:custom-shape draw:style-name="gr4" draw:text-style-name="P6" draw:layer="layout" svg:width="0.8cm" svg:height="0.8cm" svg:x="3.001cm" svg:y="3.4cm">
            <text:p/>
            <draw:enhanced-geometry svg:viewBox="0 0 21600 21600" draw:type="rectangle" draw:enhanced-path="M 0 0 L 21600 0 21600 21600 0 21600 0 0 Z N"/>
          </draw:custom-shape>
          <draw:polygon draw:style-name="gr11" draw:text-style-name="P9" draw:layer="layout" svg:width="1.099cm" svg:height="1.099cm" svg:x="3cm" svg:y="3.4cm" svg:viewBox="0 0 1100 1100" draw:points="800,0 1100,0 1100,1100 0,1100 0,800 800,800">
            <text:p/>
          </draw:polygon>
          <draw:line draw:style-name="gr5" draw:text-style-name="P6" draw:layer="layout" svg:x1="3.001cm" svg:y1="3.5cm" svg:x2="4.1cm" svg:y2="3.5cm">
            <text:p/>
          </draw:line>
          <draw:line draw:style-name="gr5" draw:text-style-name="P6" draw:layer="layout" svg:x1="3.002cm" svg:y1="3.6cm" svg:x2="4.101cm" svg:y2="3.6cm">
            <text:p/>
          </draw:line>
          <draw:line draw:style-name="gr5" draw:text-style-name="P6" draw:layer="layout" svg:x1="3.003cm" svg:y1="3.7cm" svg:x2="4.102cm" svg:y2="3.7cm">
            <text:p/>
          </draw:line>
          <draw:line draw:style-name="gr5" draw:text-style-name="P6" draw:layer="layout" svg:x1="3.004cm" svg:y1="3.8cm" svg:x2="4.103cm" svg:y2="3.8cm">
            <text:p/>
          </draw:line>
          <draw:line draw:style-name="gr5" draw:text-style-name="P6" draw:layer="layout" svg:x1="3.005cm" svg:y1="3.9cm" svg:x2="4.104cm" svg:y2="3.9cm">
            <text:p/>
          </draw:line>
          <draw:line draw:style-name="gr5" draw:text-style-name="P6" draw:layer="layout" svg:x1="3.006cm" svg:y1="4cm" svg:x2="4.105cm" svg:y2="4cm">
            <text:p/>
          </draw:line>
          <draw:line draw:style-name="gr5" draw:text-style-name="P6" draw:layer="layout" svg:x1="3.007cm" svg:y1="4.1cm" svg:x2="4.106cm" svg:y2="4.1cm">
            <text:p/>
          </draw:line>
          <draw:line draw:style-name="gr5" draw:text-style-name="P6" draw:layer="layout" svg:x1="3.008cm" svg:y1="4.2cm" svg:x2="4.107cm" svg:y2="4.2cm">
            <text:p/>
          </draw:line>
          <draw:line draw:style-name="gr5" draw:text-style-name="P6" draw:layer="layout" svg:x1="3.009cm" svg:y1="4.3cm" svg:x2="4.108cm" svg:y2="4.3cm">
            <text:p/>
          </draw:line>
          <draw:line draw:style-name="gr5" draw:text-style-name="P6" draw:layer="layout" svg:x1="3.01cm" svg:y1="4.4cm" svg:x2="4.109cm" svg:y2="4.4cm">
            <text:p/>
          </draw:line>
          <draw:line draw:style-name="gr7" draw:text-style-name="P1" draw:layer="layout" svg:x1="3.1cm" svg:y1="3.4cm" svg:x2="3.1cm" svg:y2="4.5cm">
            <text:p/>
          </draw:line>
          <draw:line draw:style-name="gr7" draw:text-style-name="P1" draw:layer="layout" svg:x1="3.2cm" svg:y1="3.4cm" svg:x2="3.2cm" svg:y2="4.5cm">
            <text:p/>
          </draw:line>
          <draw:line draw:style-name="gr7" draw:text-style-name="P1" draw:layer="layout" svg:x1="3.3cm" svg:y1="3.4cm" svg:x2="3.3cm" svg:y2="4.5cm">
            <text:p/>
          </draw:line>
          <draw:line draw:style-name="gr7" draw:text-style-name="P1" draw:layer="layout" svg:x1="3.4cm" svg:y1="3.4cm" svg:x2="3.4cm" svg:y2="4.5cm">
            <text:p/>
          </draw:line>
          <draw:line draw:style-name="gr7" draw:text-style-name="P1" draw:layer="layout" svg:x1="3.5cm" svg:y1="3.4cm" svg:x2="3.5cm" svg:y2="4.5cm">
            <text:p/>
          </draw:line>
          <draw:line draw:style-name="gr7" draw:text-style-name="P1" draw:layer="layout" svg:x1="3.6cm" svg:y1="3.4cm" svg:x2="3.6cm" svg:y2="4.5cm">
            <text:p/>
          </draw:line>
          <draw:line draw:style-name="gr7" draw:text-style-name="P1" draw:layer="layout" svg:x1="3.7cm" svg:y1="3.4cm" svg:x2="3.7cm" svg:y2="4.5cm">
            <text:p/>
          </draw:line>
          <draw:line draw:style-name="gr7" draw:text-style-name="P1" draw:layer="layout" svg:x1="3.8cm" svg:y1="3.4cm" svg:x2="3.8cm" svg:y2="4.5cm">
            <text:p/>
          </draw:line>
          <draw:line draw:style-name="gr7" draw:text-style-name="P1" draw:layer="layout" svg:x1="3.9cm" svg:y1="3.4cm" svg:x2="3.9cm" svg:y2="4.5cm">
            <text:p/>
          </draw:line>
          <draw:line draw:style-name="gr7" draw:text-style-name="P1" draw:layer="layout" svg:x1="4cm" svg:y1="3.4cm" svg:x2="4cm" svg:y2="4.5cm">
            <text:p/>
          </draw:line>
        </draw:g>
        <draw:frame draw:style-name="gr3" draw:text-style-name="P3" draw:layer="layout" svg:width="1.348cm" svg:height="0.395cm" svg:x="1.303cm" svg:y="1.703cm">
          <draw:text-box>
            <text:p><text:span text:style-name="T2">[encode]</text:span></text:p>
          </draw:text-box>
        </draw:frame>
        <draw:line draw:style-name="gr12" draw:text-style-name="P1" draw:layer="layout" svg:x1="17.8cm" svg:y1="6.7cm" svg:x2="17.8cm" svg:y2="7.2cm">
          <text:p/>
        </draw:line>
        <draw:frame draw:style-name="gr3" draw:text-style-name="P3" draw:layer="layout" svg:width="1.192cm" svg:height="0.395cm" svg:x="4.603cm" svg:y="2.604cm">
          <draw:text-box>
            <text:p><text:span text:style-name="T2">2D-WM</text:span></text:p>
          </draw:text-box>
        </draw:frame>
        <draw:frame draw:style-name="gr3" draw:text-style-name="P3" draw:layer="layout" svg:width="1.103cm" svg:height="0.395cm" svg:x="4.703cm" svg:y="2.905cm">
          <draw:text-box>
            <text:p><text:span text:style-name="T2">(cyclic)</text:span></text:p>
          </draw:text-box>
        </draw:frame>
        <draw:g>
          <draw:custom-shape draw:style-name="gr13" draw:text-style-name="P10" draw:layer="layout" svg:width="1.1cm" svg:height="1.1cm" svg:x="4.6cm" svg:y="3.4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4.6cm" svg:y1="3.5cm" svg:x2="5.7cm" svg:y2="3.5cm">
            <text:p/>
          </draw:line>
          <draw:line draw:style-name="gr7" draw:text-style-name="P1" draw:layer="layout" svg:x1="4.6cm" svg:y1="3.6cm" svg:x2="5.7cm" svg:y2="3.6cm">
            <text:p/>
          </draw:line>
          <draw:line draw:style-name="gr7" draw:text-style-name="P1" draw:layer="layout" svg:x1="4.6cm" svg:y1="3.7cm" svg:x2="5.7cm" svg:y2="3.7cm">
            <text:p/>
          </draw:line>
          <draw:line draw:style-name="gr7" draw:text-style-name="P1" draw:layer="layout" svg:x1="4.6cm" svg:y1="3.8cm" svg:x2="5.7cm" svg:y2="3.8cm">
            <text:p/>
          </draw:line>
          <draw:line draw:style-name="gr7" draw:text-style-name="P1" draw:layer="layout" svg:x1="4.6cm" svg:y1="3.9cm" svg:x2="5.7cm" svg:y2="3.9cm">
            <text:p/>
          </draw:line>
          <draw:line draw:style-name="gr7" draw:text-style-name="P1" draw:layer="layout" svg:x1="4.6cm" svg:y1="4cm" svg:x2="5.7cm" svg:y2="4cm">
            <text:p/>
          </draw:line>
          <draw:line draw:style-name="gr7" draw:text-style-name="P1" draw:layer="layout" svg:x1="4.6cm" svg:y1="4.1cm" svg:x2="5.7cm" svg:y2="4.1cm">
            <text:p/>
          </draw:line>
          <draw:line draw:style-name="gr7" draw:text-style-name="P1" draw:layer="layout" svg:x1="4.6cm" svg:y1="4.2cm" svg:x2="5.7cm" svg:y2="4.2cm">
            <text:p/>
          </draw:line>
          <draw:line draw:style-name="gr7" draw:text-style-name="P1" draw:layer="layout" svg:x1="4.6cm" svg:y1="4.3cm" svg:x2="5.7cm" svg:y2="4.3cm">
            <text:p/>
          </draw:line>
          <draw:line draw:style-name="gr7" draw:text-style-name="P1" draw:layer="layout" svg:x1="4.6cm" svg:y1="4.4cm" svg:x2="5.7cm" svg:y2="4.4cm">
            <text:p/>
          </draw:line>
          <draw:line draw:style-name="gr7" draw:text-style-name="P1" draw:layer="layout" svg:x1="4.7cm" svg:y1="3.4cm" svg:x2="4.7cm" svg:y2="4.5cm">
            <text:p/>
          </draw:line>
          <draw:line draw:style-name="gr7" draw:text-style-name="P1" draw:layer="layout" svg:x1="4.8cm" svg:y1="3.4cm" svg:x2="4.8cm" svg:y2="4.5cm">
            <text:p/>
          </draw:line>
          <draw:line draw:style-name="gr7" draw:text-style-name="P1" draw:layer="layout" svg:x1="4.9cm" svg:y1="3.4cm" svg:x2="4.9cm" svg:y2="4.5cm">
            <text:p/>
          </draw:line>
          <draw:line draw:style-name="gr7" draw:text-style-name="P1" draw:layer="layout" svg:x1="5cm" svg:y1="3.4cm" svg:x2="5cm" svg:y2="4.5cm">
            <text:p/>
          </draw:line>
          <draw:line draw:style-name="gr7" draw:text-style-name="P1" draw:layer="layout" svg:x1="5.1cm" svg:y1="3.4cm" svg:x2="5.1cm" svg:y2="4.5cm">
            <text:p/>
          </draw:line>
          <draw:line draw:style-name="gr7" draw:text-style-name="P1" draw:layer="layout" svg:x1="5.2cm" svg:y1="3.4cm" svg:x2="5.2cm" svg:y2="4.5cm">
            <text:p/>
          </draw:line>
          <draw:line draw:style-name="gr7" draw:text-style-name="P1" draw:layer="layout" svg:x1="5.3cm" svg:y1="3.4cm" svg:x2="5.3cm" svg:y2="4.5cm">
            <text:p/>
          </draw:line>
          <draw:line draw:style-name="gr7" draw:text-style-name="P1" draw:layer="layout" svg:x1="5.4cm" svg:y1="3.4cm" svg:x2="5.4cm" svg:y2="4.5cm">
            <text:p/>
          </draw:line>
          <draw:line draw:style-name="gr7" draw:text-style-name="P1" draw:layer="layout" svg:x1="5.5cm" svg:y1="3.4cm" svg:x2="5.5cm" svg:y2="4.5cm">
            <text:p/>
          </draw:line>
          <draw:line draw:style-name="gr7" draw:text-style-name="P1" draw:layer="layout" svg:x1="5.6cm" svg:y1="3.4cm" svg:x2="5.6cm" svg:y2="4.5cm">
            <text:p/>
          </draw:line>
        </draw:g>
        <draw:line draw:style-name="gr14" draw:text-style-name="P1" draw:layer="layout" svg:x1="17.8cm" svg:y1="3cm" svg:x2="17.8cm" svg:y2="3.4cm">
          <text:p/>
        </draw:line>
        <draw:line draw:style-name="gr14" draw:text-style-name="P1" draw:layer="layout" svg:x1="17.8cm" svg:y1="5cm" svg:x2="17.8cm" svg:y2="5.4cm">
          <text:p/>
        </draw:line>
        <draw:line draw:style-name="gr14" draw:text-style-name="P1" draw:layer="layout" svg:x1="3.4cm" svg:y1="3cm" svg:x2="3.4cm" svg:y2="3.4cm">
          <text:p/>
        </draw:line>
        <draw:line draw:style-name="gr14" draw:text-style-name="P1" draw:layer="layout" svg:x1="3.4cm" svg:y1="4.5cm" svg:x2="3.4cm" svg:y2="5.4cm">
          <text:p/>
        </draw:line>
        <draw:g>
          <draw:custom-shape draw:style-name="gr15" draw:text-style-name="P11" draw:layer="layout" svg:width="1.1cm" svg:height="1.1cm" svg:x="3cm" svg:y="5.4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3cm" svg:y1="5.5cm" svg:x2="4.1cm" svg:y2="5.5cm">
            <text:p/>
          </draw:line>
          <draw:line draw:style-name="gr7" draw:text-style-name="P1" draw:layer="layout" svg:x1="3cm" svg:y1="5.6cm" svg:x2="4.1cm" svg:y2="5.6cm">
            <text:p/>
          </draw:line>
          <draw:line draw:style-name="gr7" draw:text-style-name="P1" draw:layer="layout" svg:x1="3cm" svg:y1="5.7cm" svg:x2="4.1cm" svg:y2="5.7cm">
            <text:p/>
          </draw:line>
          <draw:line draw:style-name="gr7" draw:text-style-name="P1" draw:layer="layout" svg:x1="3cm" svg:y1="5.8cm" svg:x2="4.1cm" svg:y2="5.8cm">
            <text:p/>
          </draw:line>
          <draw:line draw:style-name="gr7" draw:text-style-name="P1" draw:layer="layout" svg:x1="3cm" svg:y1="5.9cm" svg:x2="4.1cm" svg:y2="5.9cm">
            <text:p/>
          </draw:line>
          <draw:line draw:style-name="gr7" draw:text-style-name="P1" draw:layer="layout" svg:x1="3cm" svg:y1="6cm" svg:x2="4.1cm" svg:y2="6cm">
            <text:p/>
          </draw:line>
          <draw:line draw:style-name="gr7" draw:text-style-name="P1" draw:layer="layout" svg:x1="3cm" svg:y1="6.1cm" svg:x2="4.1cm" svg:y2="6.1cm">
            <text:p/>
          </draw:line>
          <draw:line draw:style-name="gr7" draw:text-style-name="P1" draw:layer="layout" svg:x1="3cm" svg:y1="6.2cm" svg:x2="4.1cm" svg:y2="6.2cm">
            <text:p/>
          </draw:line>
          <draw:line draw:style-name="gr7" draw:text-style-name="P1" draw:layer="layout" svg:x1="3cm" svg:y1="6.3cm" svg:x2="4.1cm" svg:y2="6.3cm">
            <text:p/>
          </draw:line>
          <draw:line draw:style-name="gr7" draw:text-style-name="P1" draw:layer="layout" svg:x1="3cm" svg:y1="6.4cm" svg:x2="4.1cm" svg:y2="6.4cm">
            <text:p/>
          </draw:line>
          <draw:line draw:style-name="gr7" draw:text-style-name="P1" draw:layer="layout" svg:x1="3.1cm" svg:y1="5.4cm" svg:x2="3.1cm" svg:y2="6.5cm">
            <text:p/>
          </draw:line>
          <draw:line draw:style-name="gr7" draw:text-style-name="P1" draw:layer="layout" svg:x1="3.2cm" svg:y1="5.4cm" svg:x2="3.2cm" svg:y2="6.5cm">
            <text:p/>
          </draw:line>
          <draw:line draw:style-name="gr7" draw:text-style-name="P1" draw:layer="layout" svg:x1="3.3cm" svg:y1="5.4cm" svg:x2="3.3cm" svg:y2="6.5cm">
            <text:p/>
          </draw:line>
          <draw:line draw:style-name="gr7" draw:text-style-name="P1" draw:layer="layout" svg:x1="3.4cm" svg:y1="5.4cm" svg:x2="3.4cm" svg:y2="6.5cm">
            <text:p/>
          </draw:line>
          <draw:line draw:style-name="gr7" draw:text-style-name="P1" draw:layer="layout" svg:x1="3.5cm" svg:y1="5.4cm" svg:x2="3.5cm" svg:y2="6.5cm">
            <text:p/>
          </draw:line>
          <draw:line draw:style-name="gr7" draw:text-style-name="P1" draw:layer="layout" svg:x1="3.6cm" svg:y1="5.4cm" svg:x2="3.6cm" svg:y2="6.5cm">
            <text:p/>
          </draw:line>
          <draw:line draw:style-name="gr7" draw:text-style-name="P1" draw:layer="layout" svg:x1="3.7cm" svg:y1="5.4cm" svg:x2="3.7cm" svg:y2="6.5cm">
            <text:p/>
          </draw:line>
          <draw:line draw:style-name="gr7" draw:text-style-name="P1" draw:layer="layout" svg:x1="3.8cm" svg:y1="5.4cm" svg:x2="3.8cm" svg:y2="6.5cm">
            <text:p/>
          </draw:line>
          <draw:line draw:style-name="gr7" draw:text-style-name="P1" draw:layer="layout" svg:x1="3.9cm" svg:y1="5.4cm" svg:x2="3.9cm" svg:y2="6.5cm">
            <text:p/>
          </draw:line>
          <draw:line draw:style-name="gr7" draw:text-style-name="P1" draw:layer="layout" svg:x1="4cm" svg:y1="5.4cm" svg:x2="4cm" svg:y2="6.5cm">
            <text:p/>
          </draw:line>
        </draw:g>
        <draw:frame draw:style-name="gr3" draw:text-style-name="P3" draw:layer="layout" svg:width="1.247cm" svg:height="0.395cm" svg:x="1.403cm" svg:y="5.404cm">
          <draw:text-box>
            <text:p><text:span text:style-name="T2">2D-CW:</text:span></text:p>
          </draw:text-box>
        </draw:frame>
        <draw:custom-shape draw:style-name="gr16" draw:text-style-name="P1" draw:layer="layout" svg:width="1.1cm" svg:height="0.1cm" svg:x="3cm" svg:y="6.1cm">
          <text:p/>
          <draw:enhanced-geometry svg:viewBox="0 0 21600 21600" draw:type="rectangle" draw:enhanced-path="M 0 0 L 21600 0 21600 21600 0 21600 0 0 Z N"/>
        </draw:custom-shape>
        <draw:polyline draw:style-name="gr14" draw:text-style-name="P1" draw:layer="layout" svg:width="0.499cm" svg:height="1.599cm" draw:transform="rotate (-1.5707963267949) translate (5cm 4.5cm)" svg:viewBox="0 0 500 1600" draw:points="0,0 500,0 500,1600">
          <text:p/>
        </draw:polyline>
        <draw:custom-shape draw:style-name="gr17" draw:text-style-name="P1" draw:layer="layout" svg:width="0.1cm" svg:height="1.1cm" svg:x="3.7cm" svg:y="5.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111cm" svg:height="0.395cm" svg:x="5.604cm" svg:y="7.006cm">
          <draw:text-box>
            <text:p><text:span text:style-name="T2">H-oligo</text:span></text:p>
          </draw:text-box>
        </draw:frame>
        <draw:frame draw:style-name="gr3" draw:text-style-name="P3" draw:layer="layout" svg:width="1.073cm" svg:height="0.395cm" svg:x="5.605cm" svg:y="6.607cm">
          <draw:text-box>
            <text:p><text:span text:style-name="T2">V-oligo</text:span></text:p>
          </draw:text-box>
        </draw:frame>
        <draw:frame draw:style-name="gr3" draw:text-style-name="P3" draw:layer="layout" svg:width="1.348cm" svg:height="0.395cm" svg:x="6.604cm" svg:y="1.704cm">
          <draw:text-box>
            <text:p><text:span text:style-name="T2">[decode]</text:span></text:p>
          </draw:text-box>
        </draw:frame>
        <draw:g>
          <draw:custom-shape draw:style-name="gr15" draw:text-style-name="P11" draw:layer="layout" svg:width="1.1cm" svg:height="1.1cm" svg:x="8.2cm" svg:y="5.4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8.2cm" svg:y1="5.5cm" svg:x2="9.3cm" svg:y2="5.5cm">
            <text:p/>
          </draw:line>
          <draw:line draw:style-name="gr7" draw:text-style-name="P1" draw:layer="layout" svg:x1="8.2cm" svg:y1="5.6cm" svg:x2="9.3cm" svg:y2="5.6cm">
            <text:p/>
          </draw:line>
          <draw:line draw:style-name="gr7" draw:text-style-name="P1" draw:layer="layout" svg:x1="8.2cm" svg:y1="5.7cm" svg:x2="9.3cm" svg:y2="5.7cm">
            <text:p/>
          </draw:line>
          <draw:line draw:style-name="gr7" draw:text-style-name="P1" draw:layer="layout" svg:x1="8.2cm" svg:y1="5.8cm" svg:x2="9.3cm" svg:y2="5.8cm">
            <text:p/>
          </draw:line>
          <draw:line draw:style-name="gr7" draw:text-style-name="P1" draw:layer="layout" svg:x1="8.2cm" svg:y1="5.9cm" svg:x2="9.3cm" svg:y2="5.9cm">
            <text:p/>
          </draw:line>
          <draw:line draw:style-name="gr7" draw:text-style-name="P1" draw:layer="layout" svg:x1="8.2cm" svg:y1="6cm" svg:x2="9.3cm" svg:y2="6cm">
            <text:p/>
          </draw:line>
          <draw:line draw:style-name="gr7" draw:text-style-name="P1" draw:layer="layout" svg:x1="8.2cm" svg:y1="6.1cm" svg:x2="9.3cm" svg:y2="6.1cm">
            <text:p/>
          </draw:line>
          <draw:line draw:style-name="gr7" draw:text-style-name="P1" draw:layer="layout" svg:x1="8.2cm" svg:y1="6.2cm" svg:x2="9.3cm" svg:y2="6.2cm">
            <text:p/>
          </draw:line>
          <draw:line draw:style-name="gr7" draw:text-style-name="P1" draw:layer="layout" svg:x1="8.2cm" svg:y1="6.3cm" svg:x2="9.3cm" svg:y2="6.3cm">
            <text:p/>
          </draw:line>
          <draw:line draw:style-name="gr7" draw:text-style-name="P1" draw:layer="layout" svg:x1="8.2cm" svg:y1="6.4cm" svg:x2="9.3cm" svg:y2="6.4cm">
            <text:p/>
          </draw:line>
          <draw:line draw:style-name="gr7" draw:text-style-name="P1" draw:layer="layout" svg:x1="8.3cm" svg:y1="5.4cm" svg:x2="8.3cm" svg:y2="6.5cm">
            <text:p/>
          </draw:line>
          <draw:line draw:style-name="gr7" draw:text-style-name="P1" draw:layer="layout" svg:x1="8.4cm" svg:y1="5.4cm" svg:x2="8.4cm" svg:y2="6.5cm">
            <text:p/>
          </draw:line>
          <draw:line draw:style-name="gr7" draw:text-style-name="P1" draw:layer="layout" svg:x1="8.5cm" svg:y1="5.4cm" svg:x2="8.5cm" svg:y2="6.5cm">
            <text:p/>
          </draw:line>
          <draw:line draw:style-name="gr7" draw:text-style-name="P1" draw:layer="layout" svg:x1="8.6cm" svg:y1="5.4cm" svg:x2="8.6cm" svg:y2="6.5cm">
            <text:p/>
          </draw:line>
          <draw:line draw:style-name="gr7" draw:text-style-name="P1" draw:layer="layout" svg:x1="8.7cm" svg:y1="5.4cm" svg:x2="8.7cm" svg:y2="6.5cm">
            <text:p/>
          </draw:line>
          <draw:line draw:style-name="gr7" draw:text-style-name="P1" draw:layer="layout" svg:x1="8.8cm" svg:y1="5.4cm" svg:x2="8.8cm" svg:y2="6.5cm">
            <text:p/>
          </draw:line>
          <draw:line draw:style-name="gr7" draw:text-style-name="P1" draw:layer="layout" svg:x1="8.9cm" svg:y1="5.4cm" svg:x2="8.9cm" svg:y2="6.5cm">
            <text:p/>
          </draw:line>
          <draw:line draw:style-name="gr7" draw:text-style-name="P1" draw:layer="layout" svg:x1="9cm" svg:y1="5.4cm" svg:x2="9cm" svg:y2="6.5cm">
            <text:p/>
          </draw:line>
          <draw:line draw:style-name="gr7" draw:text-style-name="P1" draw:layer="layout" svg:x1="9.1cm" svg:y1="5.4cm" svg:x2="9.1cm" svg:y2="6.5cm">
            <text:p/>
          </draw:line>
          <draw:line draw:style-name="gr7" draw:text-style-name="P1" draw:layer="layout" svg:x1="9.2cm" svg:y1="5.4cm" svg:x2="9.2cm" svg:y2="6.5cm">
            <text:p/>
          </draw:line>
        </draw:g>
        <draw:frame draw:style-name="gr3" draw:text-style-name="P3" draw:layer="layout" svg:width="1.238cm" svg:height="0.395cm" svg:x="6.604cm" svg:y="5.405cm">
          <draw:text-box>
            <text:p><text:span text:style-name="T2">2D-RW:</text:span></text:p>
          </draw:text-box>
        </draw:frame>
        <draw:frame draw:style-name="gr3" draw:text-style-name="P3" draw:layer="layout" svg:width="0.747cm" svg:height="0.395cm" svg:x="7.102cm" svg:y="5.802cm">
          <draw:text-box>
            <text:p><text:span text:style-name="T2">(MT)</text:span></text:p>
          </draw:text-box>
        </draw:frame>
        <draw:g>
          <draw:custom-shape draw:style-name="gr15" draw:text-style-name="P11" draw:layer="layout" svg:width="1.1cm" svg:height="1.1cm" svg:x="10.2cm" svg:y="5.4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0.2cm" svg:y1="5.5cm" svg:x2="11.3cm" svg:y2="5.5cm">
            <text:p/>
          </draw:line>
          <draw:line draw:style-name="gr7" draw:text-style-name="P1" draw:layer="layout" svg:x1="10.2cm" svg:y1="5.6cm" svg:x2="11.3cm" svg:y2="5.6cm">
            <text:p/>
          </draw:line>
          <draw:line draw:style-name="gr7" draw:text-style-name="P1" draw:layer="layout" svg:x1="10.2cm" svg:y1="5.7cm" svg:x2="11.3cm" svg:y2="5.7cm">
            <text:p/>
          </draw:line>
          <draw:line draw:style-name="gr7" draw:text-style-name="P1" draw:layer="layout" svg:x1="10.2cm" svg:y1="5.8cm" svg:x2="11.3cm" svg:y2="5.8cm">
            <text:p/>
          </draw:line>
          <draw:line draw:style-name="gr7" draw:text-style-name="P1" draw:layer="layout" svg:x1="10.2cm" svg:y1="5.9cm" svg:x2="11.3cm" svg:y2="5.9cm">
            <text:p/>
          </draw:line>
          <draw:line draw:style-name="gr7" draw:text-style-name="P1" draw:layer="layout" svg:x1="10.2cm" svg:y1="6cm" svg:x2="11.3cm" svg:y2="6cm">
            <text:p/>
          </draw:line>
          <draw:line draw:style-name="gr7" draw:text-style-name="P1" draw:layer="layout" svg:x1="10.2cm" svg:y1="6.1cm" svg:x2="11.3cm" svg:y2="6.1cm">
            <text:p/>
          </draw:line>
          <draw:line draw:style-name="gr7" draw:text-style-name="P1" draw:layer="layout" svg:x1="10.2cm" svg:y1="6.2cm" svg:x2="11.3cm" svg:y2="6.2cm">
            <text:p/>
          </draw:line>
          <draw:line draw:style-name="gr7" draw:text-style-name="P1" draw:layer="layout" svg:x1="10.2cm" svg:y1="6.3cm" svg:x2="11.3cm" svg:y2="6.3cm">
            <text:p/>
          </draw:line>
          <draw:line draw:style-name="gr7" draw:text-style-name="P1" draw:layer="layout" svg:x1="10.2cm" svg:y1="6.4cm" svg:x2="11.3cm" svg:y2="6.4cm">
            <text:p/>
          </draw:line>
          <draw:line draw:style-name="gr7" draw:text-style-name="P1" draw:layer="layout" svg:x1="10.3cm" svg:y1="5.4cm" svg:x2="10.3cm" svg:y2="6.5cm">
            <text:p/>
          </draw:line>
          <draw:line draw:style-name="gr7" draw:text-style-name="P1" draw:layer="layout" svg:x1="10.4cm" svg:y1="5.4cm" svg:x2="10.4cm" svg:y2="6.5cm">
            <text:p/>
          </draw:line>
          <draw:line draw:style-name="gr7" draw:text-style-name="P1" draw:layer="layout" svg:x1="10.5cm" svg:y1="5.4cm" svg:x2="10.5cm" svg:y2="6.5cm">
            <text:p/>
          </draw:line>
          <draw:line draw:style-name="gr7" draw:text-style-name="P1" draw:layer="layout" svg:x1="10.6cm" svg:y1="5.4cm" svg:x2="10.6cm" svg:y2="6.5cm">
            <text:p/>
          </draw:line>
          <draw:line draw:style-name="gr7" draw:text-style-name="P1" draw:layer="layout" svg:x1="10.7cm" svg:y1="5.4cm" svg:x2="10.7cm" svg:y2="6.5cm">
            <text:p/>
          </draw:line>
          <draw:line draw:style-name="gr7" draw:text-style-name="P1" draw:layer="layout" svg:x1="10.8cm" svg:y1="5.4cm" svg:x2="10.8cm" svg:y2="6.5cm">
            <text:p/>
          </draw:line>
          <draw:line draw:style-name="gr7" draw:text-style-name="P1" draw:layer="layout" svg:x1="10.9cm" svg:y1="5.4cm" svg:x2="10.9cm" svg:y2="6.5cm">
            <text:p/>
          </draw:line>
          <draw:line draw:style-name="gr7" draw:text-style-name="P1" draw:layer="layout" svg:x1="11cm" svg:y1="5.4cm" svg:x2="11cm" svg:y2="6.5cm">
            <text:p/>
          </draw:line>
          <draw:line draw:style-name="gr7" draw:text-style-name="P1" draw:layer="layout" svg:x1="11.1cm" svg:y1="5.4cm" svg:x2="11.1cm" svg:y2="6.5cm">
            <text:p/>
          </draw:line>
          <draw:line draw:style-name="gr7" draw:text-style-name="P1" draw:layer="layout" svg:x1="11.2cm" svg:y1="5.4cm" svg:x2="11.2cm" svg:y2="6.5cm">
            <text:p/>
          </draw:line>
        </draw:g>
        <draw:g>
          <draw:custom-shape draw:style-name="gr15" draw:text-style-name="P11" draw:layer="layout" svg:width="1.1cm" svg:height="1.1cm" svg:x="10.2cm" svg:y="3.4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0.2cm" svg:y1="3.5cm" svg:x2="11.3cm" svg:y2="3.5cm">
            <text:p/>
          </draw:line>
          <draw:line draw:style-name="gr7" draw:text-style-name="P1" draw:layer="layout" svg:x1="10.2cm" svg:y1="3.6cm" svg:x2="11.3cm" svg:y2="3.6cm">
            <text:p/>
          </draw:line>
          <draw:line draw:style-name="gr7" draw:text-style-name="P1" draw:layer="layout" svg:x1="10.2cm" svg:y1="3.7cm" svg:x2="11.3cm" svg:y2="3.7cm">
            <text:p/>
          </draw:line>
          <draw:line draw:style-name="gr7" draw:text-style-name="P1" draw:layer="layout" svg:x1="10.2cm" svg:y1="3.8cm" svg:x2="11.3cm" svg:y2="3.8cm">
            <text:p/>
          </draw:line>
          <draw:line draw:style-name="gr7" draw:text-style-name="P1" draw:layer="layout" svg:x1="10.2cm" svg:y1="3.9cm" svg:x2="11.3cm" svg:y2="3.9cm">
            <text:p/>
          </draw:line>
          <draw:line draw:style-name="gr7" draw:text-style-name="P1" draw:layer="layout" svg:x1="10.2cm" svg:y1="4cm" svg:x2="11.3cm" svg:y2="4cm">
            <text:p/>
          </draw:line>
          <draw:line draw:style-name="gr7" draw:text-style-name="P1" draw:layer="layout" svg:x1="10.2cm" svg:y1="4.1cm" svg:x2="11.3cm" svg:y2="4.1cm">
            <text:p/>
          </draw:line>
          <draw:line draw:style-name="gr7" draw:text-style-name="P1" draw:layer="layout" svg:x1="10.2cm" svg:y1="4.2cm" svg:x2="11.3cm" svg:y2="4.2cm">
            <text:p/>
          </draw:line>
          <draw:line draw:style-name="gr7" draw:text-style-name="P1" draw:layer="layout" svg:x1="10.2cm" svg:y1="4.3cm" svg:x2="11.3cm" svg:y2="4.3cm">
            <text:p/>
          </draw:line>
          <draw:line draw:style-name="gr7" draw:text-style-name="P1" draw:layer="layout" svg:x1="10.2cm" svg:y1="4.4cm" svg:x2="11.3cm" svg:y2="4.4cm">
            <text:p/>
          </draw:line>
          <draw:line draw:style-name="gr7" draw:text-style-name="P1" draw:layer="layout" svg:x1="10.3cm" svg:y1="3.4cm" svg:x2="10.3cm" svg:y2="4.5cm">
            <text:p/>
          </draw:line>
          <draw:line draw:style-name="gr7" draw:text-style-name="P1" draw:layer="layout" svg:x1="10.4cm" svg:y1="3.4cm" svg:x2="10.4cm" svg:y2="4.5cm">
            <text:p/>
          </draw:line>
          <draw:line draw:style-name="gr7" draw:text-style-name="P1" draw:layer="layout" svg:x1="10.5cm" svg:y1="3.4cm" svg:x2="10.5cm" svg:y2="4.5cm">
            <text:p/>
          </draw:line>
          <draw:line draw:style-name="gr7" draw:text-style-name="P1" draw:layer="layout" svg:x1="10.6cm" svg:y1="3.4cm" svg:x2="10.6cm" svg:y2="4.5cm">
            <text:p/>
          </draw:line>
          <draw:line draw:style-name="gr7" draw:text-style-name="P1" draw:layer="layout" svg:x1="10.7cm" svg:y1="3.4cm" svg:x2="10.7cm" svg:y2="4.5cm">
            <text:p/>
          </draw:line>
          <draw:line draw:style-name="gr7" draw:text-style-name="P1" draw:layer="layout" svg:x1="10.8cm" svg:y1="3.4cm" svg:x2="10.8cm" svg:y2="4.5cm">
            <text:p/>
          </draw:line>
          <draw:line draw:style-name="gr7" draw:text-style-name="P1" draw:layer="layout" svg:x1="10.9cm" svg:y1="3.4cm" svg:x2="10.9cm" svg:y2="4.5cm">
            <text:p/>
          </draw:line>
          <draw:line draw:style-name="gr7" draw:text-style-name="P1" draw:layer="layout" svg:x1="11cm" svg:y1="3.4cm" svg:x2="11cm" svg:y2="4.5cm">
            <text:p/>
          </draw:line>
          <draw:line draw:style-name="gr7" draw:text-style-name="P1" draw:layer="layout" svg:x1="11.1cm" svg:y1="3.4cm" svg:x2="11.1cm" svg:y2="4.5cm">
            <text:p/>
          </draw:line>
          <draw:line draw:style-name="gr7" draw:text-style-name="P1" draw:layer="layout" svg:x1="11.2cm" svg:y1="3.4cm" svg:x2="11.2cm" svg:y2="4.5cm">
            <text:p/>
          </draw:line>
        </draw:g>
        <draw:frame draw:style-name="gr3" draw:text-style-name="P3" draw:layer="layout" svg:width="1.192cm" svg:height="0.395cm" svg:x="9.504cm" svg:y="4.606cm">
          <draw:text-box>
            <text:p><text:span text:style-name="T2">MTFBA</text:span></text:p>
          </draw:text-box>
        </draw:frame>
        <draw:frame draw:style-name="gr3" draw:text-style-name="P3" draw:layer="layout" svg:width="1.192cm" svg:height="0.395cm" svg:x="10.805cm" svg:y="4.607cm">
          <draw:text-box>
            <text:p><text:span text:style-name="T2">MTFBA</text:span></text:p>
          </draw:text-box>
        </draw:frame>
        <draw:line draw:style-name="gr14" draw:text-style-name="P1" draw:layer="layout" svg:x1="9.3cm" svg:y1="5.8cm" svg:x2="10.2cm" svg:y2="5.8cm">
          <text:p/>
        </draw:line>
        <draw:line draw:style-name="gr14" draw:text-style-name="P1" draw:layer="layout" svg:x1="10.7cm" svg:y1="5.4cm" svg:x2="10.7cm" svg:y2="4.5cm">
          <text:p/>
        </draw:line>
        <draw:line draw:style-name="gr14" draw:text-style-name="P1" draw:layer="layout" svg:x1="10.8cm" svg:y1="4.5cm" svg:x2="10.8cm" svg:y2="5.4cm">
          <text:p/>
        </draw:line>
        <draw:g>
          <draw:custom-shape draw:style-name="gr4" draw:text-style-name="P6" draw:layer="layout" svg:width="0.8cm" svg:height="0.8cm" svg:x="8.202cm" svg:y="3.4cm">
            <text:p/>
            <draw:enhanced-geometry svg:viewBox="0 0 21600 21600" draw:type="rectangle" draw:enhanced-path="M 0 0 L 21600 0 21600 21600 0 21600 0 0 Z N"/>
          </draw:custom-shape>
          <draw:polygon draw:style-name="gr11" draw:text-style-name="P9" draw:layer="layout" svg:width="1.099cm" svg:height="1.099cm" svg:x="8.201cm" svg:y="3.4cm" svg:viewBox="0 0 1100 1100" draw:points="800,0 1100,0 1100,1100 0,1100 0,800 800,800">
            <text:p/>
          </draw:polygon>
          <draw:line draw:style-name="gr5" draw:text-style-name="P6" draw:layer="layout" svg:x1="8.202cm" svg:y1="3.5cm" svg:x2="9.301cm" svg:y2="3.5cm">
            <text:p/>
          </draw:line>
          <draw:line draw:style-name="gr5" draw:text-style-name="P6" draw:layer="layout" svg:x1="8.203cm" svg:y1="3.6cm" svg:x2="9.302cm" svg:y2="3.6cm">
            <text:p/>
          </draw:line>
          <draw:line draw:style-name="gr5" draw:text-style-name="P6" draw:layer="layout" svg:x1="8.204cm" svg:y1="3.7cm" svg:x2="9.303cm" svg:y2="3.7cm">
            <text:p/>
          </draw:line>
          <draw:line draw:style-name="gr5" draw:text-style-name="P6" draw:layer="layout" svg:x1="8.205cm" svg:y1="3.8cm" svg:x2="9.304cm" svg:y2="3.8cm">
            <text:p/>
          </draw:line>
          <draw:line draw:style-name="gr5" draw:text-style-name="P6" draw:layer="layout" svg:x1="8.206cm" svg:y1="3.9cm" svg:x2="9.305cm" svg:y2="3.9cm">
            <text:p/>
          </draw:line>
          <draw:line draw:style-name="gr5" draw:text-style-name="P6" draw:layer="layout" svg:x1="8.207cm" svg:y1="4cm" svg:x2="9.306cm" svg:y2="4cm">
            <text:p/>
          </draw:line>
          <draw:line draw:style-name="gr5" draw:text-style-name="P6" draw:layer="layout" svg:x1="8.208cm" svg:y1="4.1cm" svg:x2="9.307cm" svg:y2="4.1cm">
            <text:p/>
          </draw:line>
          <draw:line draw:style-name="gr5" draw:text-style-name="P6" draw:layer="layout" svg:x1="8.209cm" svg:y1="4.2cm" svg:x2="9.308cm" svg:y2="4.2cm">
            <text:p/>
          </draw:line>
          <draw:line draw:style-name="gr5" draw:text-style-name="P6" draw:layer="layout" svg:x1="8.21cm" svg:y1="4.3cm" svg:x2="9.309cm" svg:y2="4.3cm">
            <text:p/>
          </draw:line>
          <draw:line draw:style-name="gr5" draw:text-style-name="P6" draw:layer="layout" svg:x1="8.211cm" svg:y1="4.4cm" svg:x2="9.31cm" svg:y2="4.4cm">
            <text:p/>
          </draw:line>
          <draw:line draw:style-name="gr7" draw:text-style-name="P1" draw:layer="layout" svg:x1="8.301cm" svg:y1="3.4cm" svg:x2="8.301cm" svg:y2="4.5cm">
            <text:p/>
          </draw:line>
          <draw:line draw:style-name="gr7" draw:text-style-name="P1" draw:layer="layout" svg:x1="8.401cm" svg:y1="3.4cm" svg:x2="8.401cm" svg:y2="4.5cm">
            <text:p/>
          </draw:line>
          <draw:line draw:style-name="gr7" draw:text-style-name="P1" draw:layer="layout" svg:x1="8.501cm" svg:y1="3.4cm" svg:x2="8.501cm" svg:y2="4.5cm">
            <text:p/>
          </draw:line>
          <draw:line draw:style-name="gr7" draw:text-style-name="P1" draw:layer="layout" svg:x1="8.601cm" svg:y1="3.4cm" svg:x2="8.601cm" svg:y2="4.5cm">
            <text:p/>
          </draw:line>
          <draw:line draw:style-name="gr7" draw:text-style-name="P1" draw:layer="layout" svg:x1="8.701cm" svg:y1="3.4cm" svg:x2="8.701cm" svg:y2="4.5cm">
            <text:p/>
          </draw:line>
          <draw:line draw:style-name="gr7" draw:text-style-name="P1" draw:layer="layout" svg:x1="8.801cm" svg:y1="3.4cm" svg:x2="8.801cm" svg:y2="4.5cm">
            <text:p/>
          </draw:line>
          <draw:line draw:style-name="gr7" draw:text-style-name="P1" draw:layer="layout" svg:x1="8.901cm" svg:y1="3.4cm" svg:x2="8.901cm" svg:y2="4.5cm">
            <text:p/>
          </draw:line>
          <draw:line draw:style-name="gr7" draw:text-style-name="P1" draw:layer="layout" svg:x1="9.001cm" svg:y1="3.4cm" svg:x2="9.001cm" svg:y2="4.5cm">
            <text:p/>
          </draw:line>
          <draw:line draw:style-name="gr7" draw:text-style-name="P1" draw:layer="layout" svg:x1="9.101cm" svg:y1="3.4cm" svg:x2="9.101cm" svg:y2="4.5cm">
            <text:p/>
          </draw:line>
          <draw:line draw:style-name="gr7" draw:text-style-name="P1" draw:layer="layout" svg:x1="9.201cm" svg:y1="3.4cm" svg:x2="9.201cm" svg:y2="4.5cm">
            <text:p/>
          </draw:line>
        </draw:g>
        <draw:line draw:style-name="gr14" draw:text-style-name="P1" draw:layer="layout" svg:x1="10.2cm" svg:y1="3.8cm" svg:x2="9.3cm" svg:y2="3.8cm">
          <text:p/>
        </draw:line>
        <draw:frame draw:style-name="gr3" draw:text-style-name="P3" draw:layer="layout" svg:width="0.675cm" svg:height="0.395cm" svg:x="9.406cm" svg:y="3.407cm">
          <draw:text-box>
            <text:p><text:span text:style-name="T2">SPA</text:span></text:p>
          </draw:text-box>
        </draw:frame>
        <draw:polyline draw:style-name="gr18" draw:text-style-name="P1" draw:layer="layout" svg:width="1.299cm" svg:height="1.199cm" draw:transform="rotate (-1.5707963267949) translate (9.8cm 4.5cm)" svg:viewBox="0 0 1300 1200" draw:points="0,1200 700,1200 700,0 1300,0">
          <text:p/>
        </draw:polyline>
        <draw:g>
          <draw:custom-shape draw:style-name="gr4" draw:text-style-name="P6" draw:layer="layout" svg:width="0.8cm" svg:height="0.8cm" svg:x="8.201cm" svg:y="2.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6" draw:layer="layout" svg:x1="8.201cm" svg:y1="2.3cm" svg:x2="9.001cm" svg:y2="2.3cm">
            <text:p/>
          </draw:line>
          <draw:line draw:style-name="gr5" draw:text-style-name="P6" draw:layer="layout" svg:x1="8.201cm" svg:y1="2.4cm" svg:x2="9.001cm" svg:y2="2.4cm">
            <text:p/>
          </draw:line>
          <draw:line draw:style-name="gr5" draw:text-style-name="P6" draw:layer="layout" svg:x1="8.201cm" svg:y1="2.5cm" svg:x2="9.001cm" svg:y2="2.5cm">
            <text:p/>
          </draw:line>
          <draw:line draw:style-name="gr5" draw:text-style-name="P6" draw:layer="layout" svg:x1="8.201cm" svg:y1="2.6cm" svg:x2="9.001cm" svg:y2="2.6cm">
            <text:p/>
          </draw:line>
          <draw:line draw:style-name="gr5" draw:text-style-name="P6" draw:layer="layout" svg:x1="8.201cm" svg:y1="2.7cm" svg:x2="9.001cm" svg:y2="2.7cm">
            <text:p/>
          </draw:line>
          <draw:line draw:style-name="gr5" draw:text-style-name="P6" draw:layer="layout" svg:x1="8.201cm" svg:y1="2.8cm" svg:x2="9.001cm" svg:y2="2.8cm">
            <text:p/>
          </draw:line>
          <draw:line draw:style-name="gr5" draw:text-style-name="P6" draw:layer="layout" svg:x1="8.201cm" svg:y1="2.9cm" svg:x2="9.001cm" svg:y2="2.9cm">
            <text:p/>
          </draw:line>
        </draw:g>
        <draw:line draw:style-name="gr14" draw:text-style-name="P1" draw:layer="layout" svg:x1="8.6cm" svg:y1="3.4cm" svg:x2="8.6cm" svg:y2="3cm">
          <text:p/>
        </draw:line>
        <draw:custom-shape draw:style-name="gr16" draw:text-style-name="P1" draw:layer="layout" svg:width="1.1cm" svg:height="0.1cm" svg:x="8.2cm" svg:y="6.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1cm" svg:height="1.1cm" svg:x="8.9cm" svg:y="5.4cm">
          <text:p/>
          <draw:enhanced-geometry svg:viewBox="0 0 21600 21600" draw:type="rectangle" draw:enhanced-path="M 0 0 L 21600 0 21600 21600 0 21600 0 0 Z N"/>
        </draw:custom-shape>
        <draw:polyline draw:style-name="gr12" draw:text-style-name="P1" draw:layer="layout" svg:width="0.999cm" svg:height="2.199cm" draw:transform="rotate (-1.5707963267949) translate (5.5cm 6.2cm)" svg:viewBox="0 0 1000 2200" draw:points="0,2200 1000,2200 1000,0">
          <text:p/>
        </draw:polyline>
        <draw:custom-shape draw:style-name="gr19" draw:text-style-name="P12" draw:layer="layout" svg:width="0.4cm" svg:height="0.4cm" draw:transform="rotate (-0.785398163397449) translate (10.4cm 3.317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2" draw:layer="layout" svg:width="0.4cm" svg:height="0.4cm" draw:transform="rotate (-0.785398163397449) translate (11.1cm 3.318cm)">
          <text:p/>
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2" draw:layer="layout" svg:width="0.4cm" svg:height="0.4cm" draw:transform="rotate (-0.785398163397449) translate (10.4cm 4.018cm)">
          <text:p/>
          <draw:enhanced-geometry svg:viewBox="0 0 21600 21600" draw:text-areas="0 ?f0 ?f5 ?f2" draw:mirror-horizontal="false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2" draw:layer="layout" svg:width="0.4cm" svg:height="0.4cm" draw:transform="rotate (-0.785398163397449) translate (11.1cm 4.017cm)">
          <text:p/>
          <draw:enhanced-geometry svg:viewBox="0 0 21600 21600" draw:text-areas="0 ?f0 ?f5 ?f2" draw:mirror-horizontal="true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line draw:style-name="gr12" draw:text-style-name="P1" draw:layer="layout" svg:width="2.399cm" svg:height="0.999cm" svg:x="6.8cm" svg:y="6.2cm" svg:viewBox="0 0 2400 1000" draw:points="0,1000 2400,1000 2400,0">
          <text:p/>
        </draw:polyline>
        <draw:polyline draw:style-name="gr20" draw:text-style-name="P1" draw:layer="layout" svg:width="0.299cm" svg:height="1.799cm" draw:transform="rotate (-1.5707963267949) translate (5.5cm 6.5cm)" svg:viewBox="0 0 300 1800" draw:points="0,1800 300,1800 300,0">
          <text:p/>
        </draw:polyline>
        <draw:polyline draw:style-name="gr20" draw:text-style-name="P1" draw:layer="layout" svg:width="2.2cm" svg:height="0.294cm" svg:x="6.8cm" svg:y="6.505cm" svg:viewBox="0 0 2201 295" draw:points="0,295 2200,295 2201,0">
          <text:p/>
        </draw:polyline>
        <draw:frame draw:style-name="gr3" draw:text-style-name="P3" draw:layer="layout" svg:width="1.446cm" svg:height="0.395cm" svg:x="6.604cm" svg:y="3.406cm">
          <draw:text-box>
            <text:p><text:span text:style-name="T2">decoded:</text:span></text:p>
          </draw:text-box>
        </draw:frame>
        <draw:frame draw:style-name="gr3" draw:text-style-name="P3" draw:layer="layout" svg:width="1.412cm" svg:height="0.395cm" svg:x="7.709cm" svg:y="4.608cm">
          <draw:text-box>
            <text:p><text:span text:style-name="T2">(soft-out)</text:span></text:p>
          </draw:text-box>
        </draw:frame>
        <draw:frame draw:style-name="gr3" draw:text-style-name="P3" draw:layer="layout" svg:width="0.662cm" svg:height="0.395cm" svg:x="6.603cm" svg:y="2.203cm">
          <draw:text-box>
            <text:p><text:span text:style-name="T2">info:</text:span></text:p>
          </draw:text-box>
        </draw:frame>
        <draw:frame draw:style-name="gr3" draw:text-style-name="P3" draw:layer="layout" svg:width="0.493cm" svg:height="0.395cm" svg:x="10.203cm" svg:y="4.903cm">
          <draw:text-box>
            <text:p><text:span text:style-name="T2">(H)</text:span></text:p>
          </draw:text-box>
        </draw:frame>
        <draw:frame draw:style-name="gr3" draw:text-style-name="P3" draw:layer="layout" svg:width="0.472cm" svg:height="0.395cm" svg:x="11.504cm" svg:y="4.904cm">
          <draw:text-box>
            <text:p><text:span text:style-name="T2">(V)</text:span></text:p>
          </draw:text-box>
        </draw:frame>
        <draw:frame draw:style-name="gr3" draw:text-style-name="P3" draw:layer="layout" svg:width="1.543cm" svg:height="0.395cm" svg:x="17.702cm" svg:y="1.503cm">
          <draw:text-box>
            <text:p><text:span text:style-name="T2">(baseline)</text:span></text:p>
          </draw:text-box>
        </draw:frame>
        <draw:polyline draw:style-name="gr21" draw:text-style-name="P1" draw:layer="layout" svg:width="1.099cm" svg:height="0.999cm" draw:transform="rotate (-1.5707963267949) translate (5.6cm 3.4cm)" svg:viewBox="0 0 1100 1000" draw:points="0,1000 100,1000 100,900 200,900 200,800 300,800 300,700 400,700 400,600 500,600 500,500 600,500 600,400 700,400 700,300 800,300 800,200 900,200 900,100 1000,100 1000,0 1100,0">
          <text:p/>
        </draw:polyline>
        <draw:frame draw:style-name="gr3" draw:text-style-name="P5" draw:layer="layout" svg:width="1.801cm" svg:height="0.395cm" svg:x="1.209cm" svg:y="8.004cm">
          <draw:text-box>
            <text:p text:style-name="P4"><text:span text:style-name="T2">Watermark</text:span></text:p>
          </draw:text-box>
        </draw:frame>
        <draw:frame draw:style-name="gr22" draw:text-style-name="P3" draw:layer="layout" svg:width="4.117cm" svg:height="1.183cm" svg:x="1.512cm" svg:y="8.804cm">
          <draw:text-box>
            <text:p><text:span text:style-name="T2">* run-length constraint: </text:span></text:p>
            <text:p><text:span text:style-name="T2">* local-balance constraint: </text:span></text:p>
            <text:p text:style-name="P13"><text:span text:style-name="T3">* shift-tolerance (</text:span><text:span text:style-name="T2">sync)</text:span></text:p>
          </draw:text-box>
        </draw:frame>
        <draw:g>
          <svg:title>TexMaths</svg:title>
          <svg:desc>10§display§\rho§svg§600§TRUE§</svg:desc>
          <draw:g>
            <draw:path draw:style-name="gr23" draw:text-style-name="P14" draw:layer="layout" svg:width="0.164cm" svg:height="0.23cm" svg:x="5.758cm" svg:y="8.882cm" svg:viewBox="0 0 165 231" svg:d="M1 216c-1 4-1 3-1 5 0 6 4 10 10 10 7 0 11-7 12-8 2-3 13-50 22-88 7 14 19 24 35 24 41 0 86-49 86-102 0-37-23-57-49-57-34 0-70 35-81 78-11 46-23 92-34 138zM79 151c-25 0-30-28-30-31 0-1 1-8 2-13 10-39 14-52 21-66 15-25 33-33 44-33 13 0 24 10 24 34 0 20-10 59-20 76-11 22-28 33-41 33z">
              <text:p/>
            </draw:path>
          </draw:g>
        </draw:g>
        <draw:g>
          <svg:title>TexMaths</svg:title>
          <svg:desc>10§display§(\ell, \varepsilon)§svg§600§TRUE§</svg:desc>
          <draw:g>
            <draw:path draw:style-name="gr23" draw:text-style-name="P14" draw:layer="layout" svg:width="0.08cm" svg:height="0.348cm" svg:x="5.76cm" svg:y="9.256cm" svg:viewBox="0 0 81 349" svg:d="M81 345c0-1 0-1-6-7-43-44-55-110-55-163 0-61 14-122 57-166 4-4 4-4 4-6s-1-3-3-3c-4 0-35 24-56 68-18 39-22 78-22 107 0 26 4 69 23 108 21 43 51 66 55 66 2 0 3-1 3-4z">
              <text:p/>
            </draw:path>
            <draw:path draw:style-name="gr23" draw:text-style-name="P14" draw:layer="layout" svg:width="0.134cm" svg:height="0.249cm" svg:x="5.866cm" svg:y="9.272cm" svg:viewBox="0 0 135 250" svg:d="M1 211c0 1-1 2-1 3 0 2 2 5 4 5s3-1 12-11c3-2 10-9 13-12 4 28 14 54 39 54 14 0 27-8 34-14 5-3 21-17 21-20 0-1-1-4-4-4-1 0-1 0-4 3-23 22-36 27-46 27-16 0-21-18-21-46 0-2 0-18 1-19s1-2 8-8c29-29 78-88 78-142 0-6 0-27-20-27-29 0-55 57-59 66-17 38-28 79-28 119-9 9-18 18-27 26zM51 163c1-4 16-82 36-123 9-19 17-33 28-33 12 0 12 13 12 19 0 58-59 119-76 137z">
              <text:p/>
            </draw:path>
            <draw:path draw:style-name="gr23" draw:text-style-name="P14" draw:layer="layout" svg:width="0.04cm" svg:height="0.104cm" svg:x="6.038cm" svg:y="9.48cm" svg:viewBox="0 0 41 105" svg:d="M41 37c0-23-9-37-22-37-12 0-19 9-19 19 0 9 7 19 19 19 4 0 9-2 12-5 1-1 1-1 2-1 0 2 0 0 0 5 0 26-12 47-23 59-4 3-4 4-4 5 0 3 2 4 3 4 4 0 32-27 32-68z">
              <text:p/>
            </draw:path>
            <draw:path draw:style-name="gr23" draw:text-style-name="P14" draw:layer="layout" svg:width="0.14cm" svg:height="0.165cm" svg:x="6.172cm" svg:y="9.36cm" svg:viewBox="0 0 141 166" svg:d="M40 79c12 5 22 5 31 5s28 0 28-11c0-8-12-9-26-9-7 0-19 0-32 6-8-4-14-11-14-20 0-21 34-34 66-34 5 0 18 0 32 10 4 3 5 3 7 3 5 0 9-4 9-9 0-7-21-20-45-20-40 0-78 23-78 50 0 15 13 24 14 25-21 11-32 31-32 47 0 23 20 44 57 44 47 0 66-31 66-36 0-2-2-3-4-3-1 0-2 1-3 2-5 8-13 21-56 21-21 0-51-5-51-30 0-12 10-30 31-41zM52 74c8-2 15-3 21-3 9 0 11 1 17 2-5 3-6 3-19 3-8 0-12 0-19-2z">
              <text:p/>
            </draw:path>
            <draw:path draw:style-name="gr23" draw:text-style-name="P14" draw:layer="layout" svg:width="0.08cm" svg:height="0.348cm" svg:x="6.347cm" svg:y="9.256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>
          <svg:title>TexMaths</svg:title>
          <svg:desc>10§display§\bm{w} \in \mathbb{B}^L§svg§600§TRUE§</svg:desc>
          <draw:g>
            <draw:path draw:style-name="gr23" draw:text-style-name="P14" draw:layer="layout" svg:width="0.268cm" svg:height="0.161cm" svg:x="1.406cm" svg:y="8.571cm" svg:viewBox="0 0 269 162" svg:d="M184 34c2-5 4-14 4-16 0-7-6-15-17-15-5 0-18 3-23 19-6 22-12 47-18 71-3 12-3 17-3 22 0 9 1 9 1 11s-9 23-30 23c-28 0-28-21-28-29 0-15 4-31 18-67 3-7 7-15 7-21 0-21-21-32-40-32-37 0-55 48-55 55 0 5 5 5 9 5s6 0 8-5c11-39 30-42 36-42 2 0 6 0 6 7 0 8-4 17-8 28-14 34-19 51-19 66 0 38 34 48 64 48 7 0 23 0 39-20 10 12 26 20 53 20 21 0 40-11 56-41 14-27 25-71 25-89 0-32-16-21-24-32-13 0-27 14-27 27 0 9 8 14 11 15 13 8 17 15 17 22 0 6-8 39-19 58-10 18-21 27-37 27-25 0-25-21-25-28 0-9 1-14 5-32 3-10 7-27 9-35 2-7 3-13 5-20z">
              <text:p/>
            </draw:path>
            <draw:path draw:style-name="gr23" draw:text-style-name="P14" draw:layer="layout" svg:width="0.175cm" svg:height="0.202cm" svg:x="1.823cm" svg:y="8.54cm" svg:viewBox="0 0 176 203" svg:d="M163 109c6 0 13 0 13-7s-7-7-13-7c-49 0-99 0-148 0 4-47 44-81 94-81 18 0 36 0 54 0 6 0 13 0 13-7s-7-7-13-7c-18 0-37 0-55 0-60 0-108 46-108 102s48 101 108 101c18 0 37 0 55 0 6 0 13 0 13-7s-7-7-13-7c-18 0-36 0-54 0-50 0-90-33-94-80 49 0 99 0 148 0z">
              <text:p/>
            </draw:path>
            <draw:path draw:style-name="gr23" draw:text-style-name="P14" draw:layer="layout" svg:width="0.214cm" svg:height="0.239cm" svg:x="2.128cm" svg:y="8.489cm" svg:viewBox="0 0 215 240" svg:d="M46 32c0-4 0-13-3-19 13 0 25 0 38 0-5 5-5 12-5 18 0 60 0 120 0 179 0 5 0 12 5 17-13 0-25 0-38 0 3-6 3-15 3-19 0-58 0-117 0-176zM141 106c12-11 15-29 15-44 0-24-8-39-16-48 24 3 49 12 49 46 0 23-25 41-48 46zM89 32c0-7 0-11 4-15 2-1 7-4 16-4 15 0 34 12 34 49 0 39-20 48-54 48 0-26 0-52 0-78zM162 112c20-10 39-28 39-52 0-48-40-60-83-60-35 0-71 0-106 0-7 0-12 0-12 7 0 6 6 6 11 6 21 0 22 3 22 20 0 58 0 116 0 174 0 18-1 20-23 20-4 0-10 0-10 6 0 7 5 7 12 7 35 0 69 0 104 0 43 0 99-17 99-65 0-36-27-56-53-63zM89 209c0-29 0-57 0-86 28 0 40 0 50 8 14 10 15 33 15 44 0 13-1 52-45 52-20 0-20-12-20-18zM151 223c13-14 16-33 16-48 0-24-6-42-20-54 32 5 55 24 55 54 0 26-21 41-51 48z">
              <text:p/>
            </draw:path>
            <draw:path draw:style-name="gr23" draw:text-style-name="P14" draw:layer="layout" svg:width="0.159cm" svg:height="0.167cm" svg:x="2.376cm" svg:y="8.417cm" svg:viewBox="0 0 160 168" svg:d="M84 20c2-8 3-11 25-11 8 0 10 0 10-5 0-1 0-4-4-4-5 0-12 1-18 1s-13 0-20 0c-5 0-11 0-16 0-6 0-12-1-16-1-2 0-6 0-6 6 0 3 3 3 8 3 3 0 5 0 10 1 5 0 5 1 5 3s0 2-1 5c-11 43-21 87-32 131-3 8-3 10-22 10-4 0-7 0-7 5 0 4 3 4 7 4 41 0 83 0 124 0 6 0 6 0 8-5 2-7 21-54 21-56 0-1-1-4-4-4s-4 2-5 5c-10 24-20 51-65 51-9 0-19 0-28 0-8 0-8 0-8-2 0-1 0-2 1-6 11-44 22-88 33-131z">
              <text:p/>
            </draw:path>
          </draw:g>
        </draw:g>
        <draw:g>
          <svg:title>TexMaths</svg:title>
          <svg:desc>10§display§(L \geq \max(\rho,\ell))§svg§600§TRUE§</svg:desc>
          <draw:g>
            <draw:path draw:style-name="gr23" draw:text-style-name="P14" draw:layer="layout" svg:width="0.081cm" svg:height="0.349cm" svg:x="2.779cm" svg:y="8.466cm" svg:viewBox="0 0 82 350" svg:d="M82 346c0-1 0-1-6-7-44-45-55-111-55-163 0-62 13-123 56-166 5-5 5-5 5-6 0-3-2-4-4-4-3 0-35 24-56 69-18 38-22 77-22 107 0 26 4 68 23 108 22 43 52 66 55 66 2 0 4-1 4-4z">
              <text:p/>
            </draw:path>
            <draw:path draw:style-name="gr23" draw:text-style-name="P14" draw:layer="layout" svg:width="0.211cm" svg:height="0.237cm" svg:x="2.895cm" svg:y="8.49cm" svg:viewBox="0 0 212 238" svg:d="M118 27c3-13 4-16 37-16 10 0 13 0 13-7 0-4-4-4-6-4-11 0-40 1-52 1-10 0-36-1-46-1-3 0-7 0-7 7 0 4 3 4 10 4 1 0 7 0 13 0 7 1 10 1 10 6 0 1-1 2-2 7-16 62-31 125-47 187-3 13-4 16-32 16-6 0-9 0-9 7 0 4 3 4 9 4 54 0 109 0 163 0 8 0 9 0 11-6 9-25 19-50 28-75 1-3 1-3 1-4 0-2-1-4-4-4s-4 1-6 7c-12 32-28 71-88 71-11 0-22 0-33 0-5 0-6 0-8 0-4 0-5-1-5-4 0-1 0-1 2-8 16-62 32-125 48-188z">
              <text:p/>
            </draw:path>
            <draw:path draw:style-name="gr23" draw:text-style-name="P14" draw:layer="layout" svg:width="0.214cm" svg:height="0.269cm" svg:x="3.247cm" svg:y="8.506cm" svg:viewBox="0 0 215 270" svg:d="M208 110c5-3 7-5 7-8 0-4-2-6-7-8-65-31-129-61-194-91-5-3-6-3-7-3-4 0-7 3-7 7s3 6 7 8c61 29 123 57 184 86-61 29-123 58-184 87-7 2-7 5-7 7 0 4 3 7 7 7 1 0 2 0 6-2 65-30 130-60 195-90zM202 270c6 0 13 0 13-7s-8-7-13-7c-63 0-126 0-189 0-6 0-13 0-13 7s6 7 12 7c63 0 127 0 190 0z">
              <text:p/>
            </draw:path>
            <draw:path draw:style-name="gr23" draw:text-style-name="P14" draw:layer="layout" svg:width="0.273cm" svg:height="0.154cm" svg:x="3.6cm" svg:y="8.574cm" svg:viewBox="0 0 274 155" svg:d="M27 35c0 31 0 62 0 94 0 15-3 15-27 15 0 3 0 7 0 11 12 0 30-1 40-1 9 0 27 1 39 1 0-4 0-8 0-11-24 0-27 0-27-15 0-22 0-44 0-65 0-36 25-56 47-56s26 19 26 39c0 27 0 54 0 82 0 15-4 15-27 15 0 3 0 7 0 11 12 0 30-1 39-1s28 1 40 1c0-4 0-8 0-11-24 0-28 0-28-15 0-22 0-44 0-65 0-36 25-56 48-56 22 0 26 19 26 39 0 27 0 54 0 82 0 15-4 15-28 15 0 3 0 7 0 11 13 0 31-1 40-1s27 1 39 1c0-4 0-8 0-11-18 0-27 0-27-10 0-23 0-45 0-67 0-30 0-41-11-54-5-6-16-13-37-13-29 0-45 21-51 35-5-31-31-35-46-35-26 0-43 15-52 37 0-12 0-25 0-37-17 1-33 3-50 4 0 4 0 7 0 11 25 0 27 2 27 20z">
              <text:p/>
            </draw:path>
            <draw:path draw:style-name="gr23" draw:text-style-name="P14" draw:layer="layout" svg:width="0.158cm" svg:height="0.16cm" svg:x="3.896cm" svg:y="8.572cm" svg:viewBox="0 0 159 161" svg:d="M103 131c1 14 10 28 27 28 7 0 29-5 29-33 0-7 0-14 0-20-3 0-6 0-9 0 0 6 0 13 0 20 0 20-9 22-13 22-11 0-13-15-13-17 0-24 0-47 0-70 0-15 0-29-12-42-14-13-32-19-48-19-29 0-54 17-54 40 0 10 8 16 17 16s16-7 16-16c0-4-2-16-18-16 9-12 27-16 38-16 17 0 37 13 37 45 0 4 0 9 0 13-18 1-42 2-65 12-26 12-35 30-35 46 0 28 34 37 57 37s39-14 46-30zM100 73c0 11 0 23 0 35 0 33-25 45-41 45-17 0-32-12-32-30 0-19 15-48 73-50z">
              <text:p/>
            </draw:path>
            <draw:path draw:style-name="gr23" draw:text-style-name="P14" draw:layer="layout" svg:width="0.177cm" svg:height="0.15cm" svg:x="4.06cm" svg:y="8.578cm" svg:viewBox="0 0 178 151" svg:d="M97 69c11-14 24-31 32-40 11-12 26-18 42-18 0-4 0-7 0-11-9 1-19 1-29 1s-29-1-33-1c0 4 0 7 0 11 7 1 10 5 10 11 0 5-4 10-5 12-7 9-15 18-22 27-9-12-19-23-28-35-3-4-3-4-3-6 0-6 6-9 13-9 0-4 0-7 0-11-10 0-33 1-38 1-8 0-24 0-34-1 0 4 0 7 0 11 25 0 25 0 42 21 11 15 23 31 34 46-11 13-22 27-33 41-16 21-37 21-45 21 0 3 0 7 0 11 10-1 20-1 30-1s25 1 33 1c0-4 0-8 0-11-8-1-10-5-10-11 0-7 10-19 31-44 9 11 18 23 27 35 3 4 8 9 8 12s-4 8-13 8c0 3 0 7 0 11 10 0 30-1 38-1 9 0 23 0 34 1 0-4 0-8 0-11-19 0-26 0-34-11-16-20-31-40-47-60z">
              <text:p/>
            </draw:path>
            <draw:path draw:style-name="gr23" draw:text-style-name="P14" draw:layer="layout" svg:width="0.081cm" svg:height="0.349cm" svg:x="4.276cm" svg:y="8.466cm" svg:viewBox="0 0 82 350" svg:d="M82 346c0-1 0-1-6-7-44-45-55-111-55-163 0-62 13-123 56-166 5-5 5-5 5-6 0-3-1-4-4-4s-35 24-55 69c-18 38-23 77-23 107 0 26 4 68 24 108 21 43 51 66 54 66s4-1 4-4z">
              <text:p/>
            </draw:path>
            <draw:path draw:style-name="gr23" draw:text-style-name="P14" draw:layer="layout" svg:width="0.165cm" svg:height="0.229cm" svg:x="4.389cm" svg:y="8.574cm" svg:viewBox="0 0 166 230" svg:d="M1 215c-1 4-1 4-1 5 0 6 4 10 10 10 7 0 11-6 12-7 2-4 13-50 22-87 8 14 19 23 35 23 41 0 87-49 87-102 0-37-23-57-49-57-34 0-71 35-82 78-11 46-23 92-34 137zM79 151c-25 0-30-28-30-31 0-1 1-8 3-13 9-39 13-52 21-66 15-25 32-33 43-33 13 0 24 10 24 34 0 20-10 59-19 76-12 22-29 33-42 33z">
              <text:p/>
            </draw:path>
            <draw:path draw:style-name="gr23" draw:text-style-name="P14" draw:layer="layout" svg:width="0.04cm" svg:height="0.104cm" svg:x="4.59cm" svg:y="8.691cm" svg:viewBox="0 0 41 105" svg:d="M41 37c0-23-8-37-22-37-12 0-19 9-19 19 0 9 7 18 19 18 4 0 9-1 12-4 1-1 1-1 2-1 0 2 1 0 1 5 0 26-13 47-24 58-4 4-4 5-4 6 0 2 2 4 3 4 4 0 32-27 32-68z">
              <text:p/>
            </draw:path>
            <draw:path draw:style-name="gr23" draw:text-style-name="P14" draw:layer="layout" svg:width="0.135cm" svg:height="0.249cm" svg:x="4.72cm" svg:y="8.482cm" svg:viewBox="0 0 136 250" svg:d="M2 211c-1 1-2 3-2 4 0 2 2 5 4 5s3-2 13-11c3-3 10-9 13-12 3 27 13 53 39 53 14 0 26-8 34-13 5-3 21-17 21-21 0-1-1-4-4-4-1 0-2 0-5 3-22 22-35 28-45 28-16 0-22-19-22-46 0-2 1-17 2-19 1-1 1-2 8-9 28-28 78-87 78-142 0-6 0-27-21-27-29 0-55 58-58 66-17 38-28 79-28 121-9 8-18 16-27 24zM52 163c0-4 15-81 36-122 9-19 16-33 28-33s12 12 12 18c0 58-59 120-76 137z">
              <text:p/>
            </draw:path>
            <draw:path draw:style-name="gr23" draw:text-style-name="P14" draw:layer="layout" svg:width="0.08cm" svg:height="0.349cm" svg:x="4.883cm" svg:y="8.466cm" svg:viewBox="0 0 81 350" svg:d="M81 176c0-28-4-70-23-110-21-43-51-66-55-66-2 0-3 2-3 4 0 1 0 1 6 8 35 34 55 90 55 164 0 58-13 120-57 164-4 5-4 5-4 6 0 2 1 4 3 4 4 0 35-24 56-69 18-38 22-77 22-105z">
              <text:p/>
            </draw:path>
            <draw:path draw:style-name="gr23" draw:text-style-name="P14" draw:layer="layout" svg:width="0.081cm" svg:height="0.349cm" svg:x="5.019cm" svg:y="8.466cm" svg:viewBox="0 0 82 350" svg:d="M82 176c0-28-4-70-23-110-21-43-52-66-55-66-2 0-4 2-4 4 0 1 0 1 7 8 34 34 54 90 54 164 0 58-13 120-56 164-5 5-5 5-5 6 0 2 2 4 4 4 3 0 35-24 56-69 18-38 22-77 22-105z">
              <text:p/>
            </draw:path>
          </draw:g>
        </draw:g>
        <draw:custom-shape draw:style-name="gr24" draw:text-style-name="P1" draw:layer="layout" svg:width="4cm" svg:height="0.4cm" svg:x="1.8cm" svg:y="10.6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3.8cm" svg:y1="10.6cm" svg:x2="3.8cm" svg:y2="11cm">
          <text:p/>
        </draw:line>
        <draw:g>
          <svg:title>TexMaths</svg:title>
          <svg:desc>10§display§\bm{w}§svg§600§TRUE§</svg:desc>
          <draw:g>
            <draw:path draw:style-name="gr23" draw:text-style-name="P14" draw:layer="layout" svg:width="0.267cm" svg:height="0.16cm" svg:x="2.706cm" svg:y="10.717cm" svg:viewBox="0 0 268 161" svg:d="M184 34c1-5 3-14 3-15 0-8-6-16-16-16-6 0-19 3-24 19-5 22-12 47-17 71-3 12-3 17-3 21 0 10 1 9 1 11s-10 23-30 23c-28 0-28-21-28-28 0-15 4-31 18-67 3-7 6-15 6-21 0-20-20-32-39-32-37 0-55 48-55 55 0 5 5 5 8 5 5 0 7 0 8-5 12-39 31-42 37-42 2 0 6 0 6 7 0 8-4 17-8 28-14 34-19 51-19 66 0 38 34 47 64 47 7 0 23 0 39-20 9 12 25 20 52 20 21 0 40-10 56-41 14-26 25-70 25-88 0-32-23-32-24-32-13 0-26 14-26 27 0 9 7 14 10 15 14 8 18 15 18 22 0 5-9 39-20 58-10 17-21 26-36 26-25 0-26-20-26-27 0-9 2-14 6-32 2-10 7-27 9-35 2-7 3-13 5-20z">
              <text:p/>
            </draw:path>
          </draw:g>
        </draw:g>
        <draw:g>
          <svg:title>TexMaths</svg:title>
          <svg:desc>10§display§\bm{w}§svg§600§TRUE§</svg:desc>
          <draw:g>
            <draw:path draw:style-name="gr23" draw:text-style-name="P14" draw:layer="layout" svg:width="0.267cm" svg:height="0.16cm" svg:x="4.706cm" svg:y="10.718cm" svg:viewBox="0 0 268 161" svg:d="M184 34c1-5 3-14 3-15 0-8-6-16-16-16-6 0-19 3-24 19-5 22-12 47-17 71-3 12-3 17-3 21 0 10 1 9 1 11s-10 23-30 23c-28 0-28-21-28-28 0-15 4-31 18-67 3-7 6-15 6-21 0-20-20-32-39-32-37 0-55 48-55 55 0 5 5 5 8 5 5 0 7 0 8-5 12-39 31-42 37-42 2 0 6 0 6 7 0 8-4 17-8 28-14 34-19 51-19 66 0 38 34 47 64 47 7 0 23 0 39-20 9 12 25 20 52 20 21 0 40-10 56-41 14-26 25-70 25-88 0-32-23-32-24-32-13 0-26 14-26 27 0 9 7 14 10 15 14 8 18 15 18 22 0 5-9 39-20 58-10 17-21 26-36 26-25 0-26-20-26-27 0-9 2-14 6-32 2-10 7-27 9-35 2-7 3-13 5-20z">
              <text:p/>
            </draw:path>
          </draw:g>
        </draw:g>
        <draw:line draw:style-name="gr25" draw:text-style-name="P1" draw:layer="layout" svg:x1="1.8cm" svg:y1="10.5cm" svg:x2="3.8cm" svg:y2="10.5cm">
          <text:p/>
        </draw:line>
        <draw:g>
          <svg:title>TexMaths</svg:title>
          <svg:desc>10§display§L§svg§600§TRUE§</svg:desc>
          <draw:g>
            <draw:path draw:style-name="gr23" draw:text-style-name="P14" draw:layer="layout" svg:width="0.209cm" svg:height="0.237cm" svg:x="2.736cm" svg:y="10.179cm" svg:viewBox="0 0 210 238" svg:d="M116 27c3-12 4-16 37-16 11 0 13 0 13-7 0-4-4-4-5-4-12 0-40 1-52 1-9 0-35-1-45-1-3 0-7 0-7 7 0 4 3 4 10 4 4 0 7 0 13 1 6 0 9 1 9 5 0 2 0 3-1 7-16 62-32 125-47 187-3 13-4 16-32 16-6 0-9 0-9 7 0 4 3 4 9 4 54 0 107 0 161 0 9 0 9 0 11-6 9-25 19-50 28-76 1-3 1-2 1-4s-1-4-4-4-4 1-6 7c-12 32-27 72-88 72-10 0-21 0-32 0-5 0-5 0-7 0-4-1-5-1-5-4 0-1 0-1 2-8 15-63 31-125 46-188z">
              <text:p/>
            </draw:path>
          </draw:g>
        </draw:g>
        <draw:custom-shape draw:style-name="gr26" draw:text-style-name="P15" draw:layer="layout" svg:width="0.8cm" svg:height="0.1cm" svg:x="1.8cm" svg:y="11.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0.8cm" svg:height="0.1cm" svg:x="1.9cm" svg:y="11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0.8cm" svg:height="0.1cm" svg:x="3.7cm" svg:y="11.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8cm" svg:y1="11cm" svg:x2="1.8cm" svg:y2="12cm">
          <text:p/>
        </draw:line>
        <draw:line draw:style-name="gr1" draw:text-style-name="P1" draw:layer="layout" svg:x1="5.8cm" svg:y1="11cm" svg:x2="5.8cm" svg:y2="12cm">
          <text:p/>
        </draw:line>
        <draw:custom-shape draw:style-name="gr26" draw:text-style-name="P15" draw:layer="layout" svg:width="0.8cm" svg:height="0.1cm" svg:x="3.6cm" svg:y="11.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\dots§svg§600§TRUE§</svg:desc>
          <draw:g>
            <draw:path draw:style-name="gr23" draw:text-style-name="P14" draw:layer="layout" svg:width="0.036cm" svg:height="0.035cm" svg:x="2.993cm" svg:y="11.579cm" svg:viewBox="0 0 37 36" svg:d="M37 19c0-11-8-19-18-19s-19 8-19 19c0 10 9 17 19 17s18-7 18-17z">
              <text:p/>
            </draw:path>
            <draw:path draw:style-name="gr23" draw:text-style-name="P14" draw:layer="layout" svg:width="0.036cm" svg:height="0.035cm" svg:x="3.149cm" svg:y="11.579cm" svg:viewBox="0 0 37 36" svg:d="M37 19c0-11-8-19-18-19-11 0-19 8-19 19 0 10 8 17 19 17 10 0 18-7 18-17z">
              <text:p/>
            </draw:path>
            <draw:path draw:style-name="gr23" draw:text-style-name="P14" draw:layer="layout" svg:width="0.036cm" svg:height="0.035cm" svg:x="3.304cm" svg:y="11.579cm" svg:viewBox="0 0 37 36" svg:d="M37 19c0-11-9-19-19-19s-18 8-18 19c0 10 8 17 18 17s19-7 19-17z">
              <text:p/>
            </draw:path>
          </draw:g>
        </draw:g>
        <draw:custom-shape draw:style-name="gr26" draw:text-style-name="P15" draw:layer="layout" svg:width="0.8cm" svg:height="0.1cm" svg:x="2cm" svg:y="11.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0.8cm" svg:height="0.1cm" svg:x="2.1cm" svg:y="11.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2cm" svg:height="0.395cm" svg:x="7.005cm" svg:y="8.407cm">
          <draw:text-box>
            <text:p><text:span text:style-name="T2">[shift-tolerance]</text:span></text:p>
          </draw:text-box>
        </draw:frame>
        <draw:custom-shape draw:style-name="gr27" draw:text-style-name="P1" draw:layer="layout" svg:width="3.6cm" svg:height="0.2cm" svg:x="7.4cm" svg:y="10.6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6cm" svg:y1="10.6cm" svg:x2="8.6cm" svg:y2="10.8cm">
          <text:p/>
        </draw:line>
        <draw:line draw:style-name="gr7" draw:text-style-name="P1" draw:layer="layout" svg:x1="9.8cm" svg:y1="10.6cm" svg:x2="9.8cm" svg:y2="10.8cm">
          <text:p/>
        </draw:line>
        <draw:custom-shape draw:style-name="gr28" draw:text-style-name="P15" draw:layer="layout" svg:width="0.4cm" svg:height="0.1cm" svg:x="8.6cm" svg:y="10.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2cm" svg:height="0.1cm" svg:x="8.2cm" svg:y="10.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25cm" svg:height="0.395cm" svg:x="7.206cm" svg:y="8.808cm">
          <draw:text-box>
            <text:p><text:span text:style-name="T2">* window size:</text:span></text:p>
          </draw:text-box>
        </draw:frame>
        <draw:g>
          <svg:title>TexMaths</svg:title>
          <svg:desc>10§display§\sigma§svg§600§TRUE§</svg:desc>
          <draw:g>
            <draw:path draw:style-name="gr23" draw:text-style-name="P14" draw:layer="layout" svg:width="0.183cm" svg:height="0.152cm" svg:x="9.576cm" svg:y="8.993cm" svg:viewBox="0 0 184 153" svg:d="M167 20c4 0 17 0 17-12 0-8-7-8-14-8-26 0-52 0-78 0-53 0-92 57-92 98 0 31 21 55 52 55 41 0 87-42 87-95 0-6 0-22-11-38 13 0 26 0 39 0zM53 145c-17 0-31-12-31-37 0-11 4-38 16-59 15-24 36-29 48-29 28 0 31 23 31 34 0 16-7 44-19 62-13 20-32 29-45 29z">
              <text:p/>
            </draw:path>
          </draw:g>
        </draw:g>
        <draw:custom-shape draw:style-name="gr28" draw:text-style-name="P15" draw:layer="layout" svg:width="0.4cm" svg:height="0.1cm" svg:x="8.7cm" svg:y="1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2cm" svg:height="0.1cm" svg:x="8.3cm" svg:y="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0.4cm" svg:height="0.1cm" svg:x="8.8cm" svg:y="11.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2cm" svg:height="0.1cm" svg:x="8.4cm" svg:y="11.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0.4cm" svg:height="0.1cm" svg:x="9.6cm" svg:y="11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2cm" svg:height="0.1cm" svg:x="9.2cm" svg:y="11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0.4cm" svg:height="0.1cm" svg:x="9.7cm" svg:y="11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2cm" svg:height="0.1cm" svg:x="9.3cm" svg:y="11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cm" svg:y1="10.8cm" svg:x2="11cm" svg:y2="11.8cm">
          <text:p/>
        </draw:line>
        <draw:line draw:style-name="gr1" draw:text-style-name="P1" draw:layer="layout" svg:x1="7.4cm" svg:y1="10.8cm" svg:x2="7.4cm" svg:y2="11.8cm">
          <text:p/>
        </draw:line>
        <draw:g>
          <svg:title>TexMaths</svg:title>
          <svg:desc>10§display§\dots§svg§600§TRUE§</svg:desc>
          <draw:g>
            <draw:path draw:style-name="gr23" draw:text-style-name="P14" draw:layer="layout" svg:width="0.036cm" svg:height="0.035cm" svg:x="9.093cm" svg:y="11.379cm" svg:viewBox="0 0 37 36" svg:d="M37 19c0-11-8-19-18-19s-19 8-19 19c0 10 9 17 19 17s18-7 18-17z">
              <text:p/>
            </draw:path>
            <draw:path draw:style-name="gr23" draw:text-style-name="P14" draw:layer="layout" svg:width="0.036cm" svg:height="0.035cm" svg:x="9.249cm" svg:y="11.379cm" svg:viewBox="0 0 37 36" svg:d="M37 19c0-11-8-19-18-19-11 0-19 8-19 19 0 10 8 17 19 17 10 0 18-7 18-17z">
              <text:p/>
            </draw:path>
            <draw:path draw:style-name="gr23" draw:text-style-name="P14" draw:layer="layout" svg:width="0.036cm" svg:height="0.035cm" svg:x="9.404cm" svg:y="11.379cm" svg:viewBox="0 0 37 36" svg:d="M37 19c0-11-9-19-19-19s-18 8-18 19c0 10 8 17 18 17s19-7 19-17z">
              <text:p/>
            </draw:path>
          </draw:g>
        </draw:g>
        <draw:g>
          <svg:title>TexMaths</svg:title>
          <svg:desc>8§display§s_i =
\min_{t \in \mathbb{Z} \setminus \{0\}}
\left\{
|t|
\middle|
\bm{w}_{i}^{i+\sigma-1} 
\!=\!
\bm{w}_{t+i}^{t+i+\sigma-1} 
\right\}§svg§600§TRUE§</svg:desc>
          <draw:g>
            <draw:path draw:style-name="gr23" draw:text-style-name="P14" draw:layer="layout" svg:width="0.102cm" svg:height="0.126cm" svg:x="7.313cm" svg:y="9.425cm" svg:viewBox="0 0 103 127" svg:d="M95 19c-8 0-13 7-13 13 0 4 2 8 8 8 7 0 13-5 13-16 0-13-12-24-33-24-37 0-48 29-48 41 0 22 21 26 29 28 15 2 30 5 30 21 0 7-7 31-40 31-4 0-26 0-32-15 10 1 17-7 17-15 0-6-4-9-10-9-7 0-16 5-16 18 0 16 16 27 40 27 46 0 57-34 57-46 0-11-6-18-9-21-8-8-16-9-28-12-10-2-22-4-22-17 0-8 8-25 32-25 7 0 21 2 25 13z">
              <text:p/>
            </draw:path>
            <draw:path draw:style-name="gr23" draw:text-style-name="P14" draw:layer="layout" svg:width="0.059cm" svg:height="0.131cm" svg:x="7.439cm" svg:y="9.461cm" svg:viewBox="0 0 60 132" svg:d="M54 7c0-3-2-7-8-7-4 0-10 5-10 10 0 4 2 8 7 8 6 0 11-5 11-11zM14 107c0 2-1 5-1 8 0 10 8 17 18 17 20 0 29-27 29-30s-2-2-3-3c-3 0-3 2-4 4-5 15-14 23-21 23-4 0-5-2-5-6 0-5 1-9 3-13 2-6 4-10 6-16 2-5 10-22 10-25 0-1 1-4 1-6 0-9-8-17-18-17-20 0-29 27-29 31 0 2 2 2 3 2 3 0 3-1 4-3 5-17 14-24 21-24 3 0 5 1 5 7 0 4-1 7-7 19-4 11-8 21-12 32z">
              <text:p/>
            </draw:path>
            <draw:path draw:style-name="gr23" draw:text-style-name="P14" draw:layer="layout" svg:width="0.185cm" svg:height="0.065cm" svg:x="7.618cm" svg:y="9.446cm" svg:viewBox="0 0 186 66" svg:d="M177 11c5 0 9 0 9-5 0-6-4-6-8-6-57 0-113 0-169 0-4 0-9 0-9 6 0 5 5 5 10 5 55 0 111 0 167 0zM178 66c4 0 8 0 8-6s-4-6-9-6c-56 0-112 0-167 0-5 0-10 0-10 6s5 6 9 6c56 0 112 0 169 0z">
              <text:p/>
            </draw:path>
            <draw:path draw:style-name="gr23" draw:text-style-name="P14" draw:layer="layout" svg:width="0.218cm" svg:height="0.123cm" svg:x="8.086cm" svg:y="9.425cm" svg:viewBox="0 0 219 124" svg:d="M22 27c0 25 0 50 0 75 0 13-3 13-22 13 0 3 0 6 0 9 10 0 24-1 32-1 7 0 22 1 31 1 0-3 0-6 0-9-18 0-21 0-21-13 0-17 0-34 0-51 0-29 20-45 37-45 18 0 21 16 21 32 0 21 0 43 0 64 0 13-3 13-22 13 0 3 0 6 0 9 10 0 24-1 32-1s22 1 32 1c0-3 0-6 0-9-20 0-23 0-23-13 0-17 0-34 0-51 0-29 20-45 39-45 17 0 20 16 20 32 0 21 0 43 0 64 0 13-3 13-22 13 0 3 0 6 0 9 10 0 25-1 32-1s22 1 31 1c0-3 0-6 0-9-14 0-21 0-21-8 0-18 0-36 0-53 0-24 0-33-9-44-4-4-13-10-30-10-23 0-36 17-41 27-4-24-24-27-36-27-21 0-35 12-42 30 0-10 0-20 0-30-13 1-27 2-40 3 0 3 0 6 0 9 20 0 22 2 22 15z">
              <text:p/>
            </draw:path>
            <draw:path draw:style-name="gr23" draw:text-style-name="P14" draw:layer="layout" svg:width="0.059cm" svg:height="0.187cm" svg:x="8.32cm" svg:y="9.361cm" svg:viewBox="0 0 60 188" svg:d="M41 64c-13 1-26 2-39 3 0 3 0 6 0 9 17 0 20 2 20 15 0 25 0 50 0 75 0 13-3 13-22 13 0 3 0 6 0 9 9 0 24-1 31-1 10 0 19 1 29 1 0-3 0-6 0-9-18 0-19-2-19-12 0-34 0-69 0-103zM42 15c0-9-8-15-15-15-9 0-15 8-15 15s6 15 15 15c7 0 15-6 15-15z">
              <text:p/>
            </draw:path>
            <draw:path draw:style-name="gr23" draw:text-style-name="P14" draw:layer="layout" svg:width="0.141cm" svg:height="0.123cm" svg:x="8.398cm" svg:y="9.425cm" svg:viewBox="0 0 142 124" svg:d="M22 27c0 25 0 50 0 75 0 13-3 13-22 13 0 3 0 6 0 9 10 0 25-1 32-1s22 1 32 1c0-3 0-6 0-9-19 0-22 0-22-13 0-17 0-34 0-51 0-29 20-45 38-45s21 16 21 32c0 21 0 43 0 64 0 13-3 13-23 13 0 3 0 6 0 9 10 0 24-1 32-1s22 1 32 1c0-3 0-6 0-9-15 0-22 0-22-8 0-18 0-36 0-53 0-24 0-33-9-44-4-4-13-10-29-10-21 0-34 12-42 30 0-10 0-20 0-30-13 1-27 2-40 3 0 3 0 6 0 9 20 0 22 2 22 15z">
              <text:p/>
            </draw:path>
            <draw:path draw:style-name="gr23" draw:text-style-name="P14" draw:layer="layout" svg:width="0.065cm" svg:height="0.124cm" svg:x="7.906cm" svg:y="9.62cm" svg:viewBox="0 0 66 125" svg:d="M40 46c7 0 14 0 21 0 3 0 5 0 5-5 0-3-2-3-5-3-6 0-12 0-19 0 3-10 5-19 8-29 0-1 0-2 0-3 0-3-3-6-7-6-5 0-8 3-9 9-1 5 1-5-8 29-6 0-13 0-20 0-4 0-6 0-6 4s2 4 6 4c7 0 13 0 19 0-4 15-8 30-12 46-1 5-3 12-3 14 0 11 10 19 21 19 22 0 35-27 35-30s-3-3-4-3c-2 0-2 1-4 4-5 12-16 23-26 23-4 0-7-2-7-10 0-1 1-5 1-8 5-18 9-37 14-55z">
              <text:p/>
            </draw:path>
            <draw:path draw:style-name="gr23" draw:text-style-name="P14" draw:layer="layout" svg:width="0.108cm" svg:height="0.127cm" svg:x="8.005cm" svg:y="9.63cm" svg:viewBox="0 0 109 128" svg:d="M101 69c3 0 8 0 8-5s-5-5-8-5c-31 0-61 0-91 0 3-28 26-49 57-49 11 0 23 0 34 0 3 0 8 0 8-5s-5-5-8-5c-12 0-23 0-35 0-36 0-66 29-66 64 0 36 30 64 66 64 12 0 23 0 35 0 3 0 8 0 8-5s-5-5-8-5c-11 0-23 0-34 0-31 0-54-21-57-49 30 0 60 0 91 0z">
              <text:p/>
            </draw:path>
            <draw:path draw:style-name="gr23" draw:text-style-name="P14" draw:layer="layout" svg:width="0.119cm" svg:height="0.134cm" svg:x="8.14cm" svg:y="9.608cm" svg:viewBox="0 0 120 135" svg:d="M112 7c2-2 2-2 2-3 0-4-3-4-7-4-30 0-60 0-90 0-6 0-6 1-7 6-1 9-2 18-3 27 0 1 0 1 0 2 0 3 2 4 3 4 2 0 4-1 4-3 0-5 2-14 14-21 11-7 26-8 32-8 5 0 11 0 16 0-25 40-49 81-74 121-2 2-2 2-2 3 0 4 3 4 7 4 34 0 67 0 101 0 6 0 6-1 6-6 2-13 4-26 6-39 0-1-2-3-3-3-3 0-4 2-4 6-3 16-19 35-47 35-9 0-19 0-28 0 25-40 49-81 74-121zM17 7c3 0 7 0 10 0-5 3-9 7-11 9 0-3 1-6 1-9zM84 7c7 0 13 0 20 0-25 40-50 81-74 121-7 0-14 0-20 0 24-40 49-81 74-121zM94 128c6-3 11-8 16-13 0 3-1 6-2 13-5 0-9 0-14 0z">
              <text:p/>
            </draw:path>
            <draw:path draw:style-name="gr23" draw:text-style-name="P14" draw:layer="layout" svg:width="0.084cm" svg:height="0.196cm" svg:x="8.281cm" svg:y="9.595cm" svg:viewBox="0 0 85 197" svg:d="M74 192c2 3 4 5 6 5s5-2 5-5c0-1 0-2-1-4-25-61-49-122-74-182-1-4-2-6-5-6-2 0-5 2-5 6l2 3c24 61 48 122 72 183z">
              <text:p/>
            </draw:path>
            <draw:path draw:style-name="gr23" draw:text-style-name="P14" draw:layer="layout" svg:width="0.077cm" svg:height="0.196cm" svg:x="8.399cm" svg:y="9.595cm" svg:viewBox="0 0 78 197" svg:d="M47 29c0-4 0-10 6-15 6-6 13-8 21-8 3 0 4 0 4-3s-2-3-4-3c-22 0-42 10-42 25s0 31 0 46c0 6 0 11-7 17-4 4-11 7-21 8-2 0-4 0-4 2 0 3 2 3 4 3 23 2 27 16 28 20 0 16 0 31 0 47 0 5 0 14 10 21 11 7 27 8 32 8 2 0 4 0 4-3s-1-3-3-3c-18-1-26-10-28-17 0-2 0-3 0-6 0-14 0-27 0-41 0-6 0-13-5-18-3-3-8-8-18-11 7-1 21-7 23-20 0-1 0-2 0-8 0-14 0-28 0-41z">
              <text:p/>
            </draw:path>
            <draw:path draw:style-name="gr23" draw:text-style-name="P14" draw:layer="layout" svg:width="0.09cm" svg:height="0.133cm" svg:x="8.506cm" svg:y="9.613cm" svg:viewBox="0 0 91 134" svg:d="M91 67c0-21-2-37-11-50-6-10-18-17-34-17-46 0-46 53-46 67s0 67 46 67c45 0 45-52 45-67zM46 129c-9 0-21-6-25-22-3-12-3-28-3-42 0-15 0-29 3-40 4-15 17-20 25-20 10 0 20 7 24 18s4 25 4 42c0 14 0 28-3 41-4 18-17 23-25 23z">
              <text:p/>
            </draw:path>
            <draw:path draw:style-name="gr23" draw:text-style-name="P14" draw:layer="layout" svg:width="0.077cm" svg:height="0.196cm" svg:x="8.627cm" svg:y="9.595cm" svg:viewBox="0 0 78 197" svg:d="M46 125c0-4 0-11 7-16 5-4 11-8 21-8 2 0 4 0 4-3 0-2-2-2-4-2-24-2-28-15-28-21 0-15 0-31 0-46 0-5 0-14-10-21-11-7-26-8-31-8-3 0-5 0-5 3s2 3 3 3c19 1 26 10 27 17 1 2 1 3 1 6 0 14 0 27 0 41 0 6 0 13 5 18 2 3 7 8 18 10-8 3-20 8-23 21 0 2 0 2 0 8 0 14 0 28 0 42 0 4 0 9-6 15-6 5-14 6-21 7-3 0-4 0-4 3s2 3 5 3c21 0 41-9 41-25s0-31 0-47z">
              <text:p/>
            </draw:path>
            <draw:path draw:style-name="gr23" draw:text-style-name="P14" draw:layer="layout" svg:width="0.099cm" svg:height="0.335cm" svg:x="8.802cm" svg:y="9.311cm" svg:viewBox="0 0 100 336" svg:d="M40 123c0 19-10 30-38 42-1 0-2 1-2 3s0 3 2 4c38 14 38 29 38 45 0 26 0 52 0 78 1 7 5 17 17 26 14 9 37 15 39 15 3 0 4-1 4-4 0-2-1-3-5-4-8-3-30-12-34-29-2-3-2-3-2-14 0-23 0-46 0-68 0-16 0-36-45-49 45-14 45-33 45-49 0-23 0-46 0-69 0-15 0-29 39-44 2 0 2-2 2-3 0-2-1-3-4-3-2 0-42 9-51 27-5 9-5 11-5 23 0 25 0 49 0 73z">
              <text:p/>
            </draw:path>
            <draw:path draw:style-name="gr23" draw:text-style-name="P14" draw:layer="layout" svg:width="0.01cm" svg:height="0.279cm" svg:x="8.968cm" svg:y="9.339cm" svg:viewBox="0 0 11 280" svg:d="M11 10c0-5 0-10-5-10-6 0-6 5-6 10 0 87 0 174 0 260 0 5 0 10 6 10 5 0 5-5 5-10 0-86 0-173 0-260z">
              <text:p/>
            </draw:path>
            <draw:path draw:style-name="gr23" draw:text-style-name="P14" draw:layer="layout" svg:width="0.085cm" svg:height="0.178cm" svg:x="9.019cm" svg:y="9.373cm" svg:viewBox="0 0 86 179" svg:d="M51 64c9 0 18 0 27 0 5 0 8 0 8-6 0-3-3-3-8-3-8 0-16 0-24 0 9-40 11-45 11-47 0-5-3-8-8-8-1 0-9 1-11 10-4 15-8 30-12 45-8 0-17 0-26 0-6 0-8 0-8 6 0 3 2 3 7 3 8 0 17 0 25 0-20 79-21 84-21 89 0 16 11 26 26 26 29 0 45-41 45-43 0-3-3-3-4-3-3 0-3 0-4 4-12 29-27 36-36 36-7 0-9-4-9-13 0-7 0-9 1-14 7-27 14-55 21-82z">
              <text:p/>
            </draw:path>
            <draw:path draw:style-name="gr23" draw:text-style-name="P14" draw:layer="layout" svg:width="0.01cm" svg:height="0.279cm" svg:x="9.147cm" svg:y="9.339cm" svg:viewBox="0 0 11 280" svg:d="M11 10c0-5 0-10-5-10-6 0-6 5-6 10 0 87 0 174 0 260 0 5 0 10 6 10 5 0 5-5 5-10 0-86 0-173 0-260z">
              <text:p/>
            </draw:path>
            <draw:path draw:style-name="gr23" draw:text-style-name="P14" draw:layer="layout" svg:width="0.011cm" svg:height="0.179cm" svg:x="9.233cm" svg:y="9.305cm" svg:viewBox="0 0 12 180" svg:d="M0 169c0 4 0 11 6 11s6-6 6-11c0-53 0-106 0-159 0-4 0-10-6-10s-6 6-6 10c0 53 0 106 0 159z">
              <text:p/>
            </draw:path>
            <draw:path draw:style-name="gr23" draw:text-style-name="P14" draw:layer="layout" svg:width="0.011cm" svg:height="0.179cm" svg:x="9.233cm" svg:y="9.473cm" svg:viewBox="0 0 12 180" svg:d="M0 169c0 5 0 11 6 11s6-6 6-11c0-53 0-106 0-159 0-4 0-10-6-10s-6 6-6 10c0 53 0 106 0 159z">
              <text:p/>
            </draw:path>
            <draw:path draw:style-name="gr23" draw:text-style-name="P14" draw:layer="layout" svg:width="0.214cm" svg:height="0.128cm" svg:x="9.294cm" svg:y="9.422cm" svg:viewBox="0 0 215 129" svg:d="M147 28c2-5 3-11 3-13 0-6-4-13-13-13-4 0-15 3-19 16-4 17-9 38-14 56-2 11-2 14-2 18 0 7 1 7 1 9 0 1-8 18-24 18-23 0-23-17-23-23 0-11 3-25 15-54 2-5 5-12 5-16 0-16-17-25-32-25-30 0-44 37-44 43 0 4 5 4 7 4 3 0 5 0 7-3 8-31 24-35 28-35 2 0 5 0 5 7 0 6-2 13-6 21-11 28-15 41-15 53 0 31 27 38 51 38 5 0 18 0 32-16 7 10 20 16 41 16 17 0 32-8 45-32 11-21 20-57 20-71 0-26-18-26-19-26-10 0-21 11-21 22 0 8 6 11 8 12 11 7 15 12 15 18 0 4-8 30-16 46-8 14-17 21-29 21-21 0-21-16-21-22 0-8 2-12 5-25 1-9 5-22 7-29 1-5 2-10 3-15z">
              <text:p/>
            </draw:path>
            <draw:path draw:style-name="gr23" draw:text-style-name="P14" draw:layer="layout" svg:width="0.058cm" svg:height="0.131cm" svg:x="9.537cm" svg:y="9.299cm" svg:viewBox="0 0 59 132" svg:d="M54 8c0-3-2-8-8-8-5 0-11 6-11 11 0 3 3 7 8 7 6 0 11-5 11-10zM14 107c0 2-2 5-2 9 0 9 8 16 19 16 19 0 28-27 28-30 0-2-2-2-3-2-2 0-3 1-3 3-5 16-14 24-22 24-3 0-5-3-5-7 0-5 2-8 4-13s4-10 6-15 9-23 10-26c0-1 1-4 1-5 0-10-8-17-19-17-19 0-28 26-28 30 0 3 2 3 3 3 3 0 3-2 3-3 6-18 14-24 22-24 2 0 5 1 5 6s-2 8-7 20c-4 10-8 21-12 31z">
              <text:p/>
            </draw:path>
            <draw:path draw:style-name="gr23" draw:text-style-name="P14" draw:layer="layout" svg:width="0.144cm" svg:height="0.144cm" svg:x="9.621cm" svg:y="9.308cm" svg:viewBox="0 0 145 145" svg:d="M77 78c20 0 40 0 61 0 2 0 7 0 7-5s-5-5-7-5c-21 0-41 0-61 0 0-20 0-41 0-61 0-2 0-7-5-7s-5 5-5 7c0 20 0 41 0 61-20 0-40 0-60 0-2 0-7 0-7 4 0 6 4 6 7 6 20 0 40 0 60 0 0 19 0 39 0 59 0 3 0 8 5 8s5-5 5-8c0-20 0-40 0-59z">
              <text:p/>
            </draw:path>
            <draw:path draw:style-name="gr23" draw:text-style-name="P14" draw:layer="layout" svg:width="0.113cm" svg:height="0.085cm" svg:x="9.791cm" svg:y="9.345cm" svg:viewBox="0 0 114 86" svg:d="M103 14c3 0 5 0 7-2 3-2 4-5 4-6 0-6-5-6-9-6-17 0-33 0-50 0-32 0-55 31-55 54 0 19 14 32 34 32 24 0 52-22 52-52 0-3 0-12-5-20 7 0 15 0 22 0zM34 82c-11 0-20-8-20-22 0-6 4-46 37-46 11 0 21 4 21 18 0 4-2 22-12 34-8 12-19 16-26 16z">
              <text:p/>
            </draw:path>
            <draw:path draw:style-name="gr23" draw:text-style-name="P14" draw:layer="layout" svg:width="0.133cm" svg:height="0.009cm" svg:x="9.937cm" svg:y="9.376cm" svg:viewBox="0 0 134 10" svg:d="M126 10c3 0 8 0 8-5s-5-5-8-5c-40 0-79 0-118 0-3 0-8 0-8 4 0 6 5 6 8 6 39 0 78 0 118 0z">
              <text:p/>
            </draw:path>
            <draw:path draw:style-name="gr23" draw:text-style-name="P14" draw:layer="layout" svg:width="0.071cm" svg:height="0.129cm" svg:x="10.113cm" svg:y="9.299cm" svg:viewBox="0 0 72 130" svg:d="M45 6c0-6-1-6-7-6-12 12-30 13-38 13 0 2 0 5 0 7 5 0 18 0 29-6 0 34 0 67 0 100 0 7 0 9-20 9-3 0-5 0-7 0 0 2 0 5 0 7 3 0 28-1 35-1 5 0 30 1 35 1 0-2 0-5 0-7-3 0-5 0-8 0-19 0-19-2-19-9 0-36 0-72 0-108z">
              <text:p/>
            </draw:path>
            <draw:path draw:style-name="gr23" draw:text-style-name="P14" draw:layer="layout" svg:width="0.058cm" svg:height="0.131cm" svg:x="9.529cm" svg:y="9.497cm" svg:viewBox="0 0 59 132" svg:d="M54 7c0-3-2-7-8-7-5 0-11 5-11 11 0 3 3 7 8 7 6 0 11-5 11-11zM14 107c0 2-1 5-1 8 0 10 7 17 18 17 20 0 28-27 28-30 0-2-2-2-3-2-2 0-2 1-3 3-5 15-14 23-21 23-4 0-5-2-5-6 0-5 1-9 3-13 2-6 4-10 6-16 2-4 9-22 10-25 0-1 1-4 1-6 0-9-8-16-19-16-19 0-28 26-28 30 0 2 2 2 3 2 3 0 3-1 3-3 6-17 15-24 22-24 3 0 5 1 5 7 0 5-2 7-7 20-4 10-8 21-12 31z">
              <text:p/>
            </draw:path>
            <draw:path draw:style-name="gr23" draw:text-style-name="P14" draw:layer="layout" svg:width="0.185cm" svg:height="0.065cm" svg:x="10.265cm" svg:y="9.446cm" svg:viewBox="0 0 186 66" svg:d="M177 11c5 0 9 0 9-5 0-6-4-6-8-6-57 0-113 0-169 0-4 0-9 0-9 6 0 5 5 5 10 5 55 0 111 0 167 0zM178 66c4 0 8 0 8-6s-4-6-9-6c-56 0-112 0-167 0-5 0-10 0-10 6s5 6 9 6c56 0 112 0 169 0z">
              <text:p/>
            </draw:path>
            <draw:path draw:style-name="gr23" draw:text-style-name="P14" draw:layer="layout" svg:width="0.213cm" svg:height="0.128cm" svg:x="10.508cm" svg:y="9.422cm" svg:viewBox="0 0 214 129" svg:d="M147 28c1-5 3-11 3-13 0-6-4-13-13-13-5 0-15 3-19 16-4 17-10 38-14 56-2 11-2 14-2 18 0 7 0 7 0 9 0 1-8 18-24 18-22 0-22-17-22-23 0-11 3-25 14-54 3-5 5-12 5-16 0-16-16-25-32-25-29 0-43 37-43 43 0 4 4 4 6 4 4 0 6 0 7-3 9-31 25-35 29-35 1 0 4 0 4 7 0 6-2 13-5 21-11 28-15 41-15 53 0 31 26 38 51 38 5 0 18 0 31-16 7 10 20 16 42 16 17 0 32-8 45-32 11-21 19-57 19-71 0-26-12-17-18-26-11 0-22 11-22 22 0 8 6 11 8 12 12 7 15 12 15 18 0 4-7 30-16 46-8 14-17 21-29 21-20 0-21-16-21-22 0-8 2-12 5-25 2-9 6-22 7-29 2-5 3-10 4-15z">
              <text:p/>
            </draw:path>
            <draw:path draw:style-name="gr23" draw:text-style-name="P14" draw:layer="layout" svg:width="0.065cm" svg:height="0.123cm" svg:x="10.749cm" svg:y="9.307cm" svg:viewBox="0 0 66 124" svg:d="M40 45c7 0 13 0 20 0 4 0 6 0 6-4 0-3-2-3-6-3-6 0-12 0-18 0 2-10 4-20 7-29 0-1 1-3 1-3 0-4-4-6-7-6-5 0-8 3-9 8-2 5 0-5-8 30-6 0-13 0-20 0-4 0-6 0-6 4 0 3 2 3 6 3 6 0 12 0 18 0-4 15-7 31-11 46-2 5-3 12-3 14 0 12 10 19 21 19 22 0 34-27 34-30 0-2-3-2-3-2-3 0-3 0-4 3-6 13-16 24-27 24-4 0-6-3-6-10 0-2 1-6 1-8 4-19 9-38 14-56z">
              <text:p/>
            </draw:path>
            <draw:path draw:style-name="gr23" draw:text-style-name="P14" draw:layer="layout" svg:width="0.144cm" svg:height="0.144cm" svg:x="10.84cm" svg:y="9.308cm" svg:viewBox="0 0 145 145" svg:d="M77 78c20 0 40 0 61 0 2 0 7 0 7-5s-5-5-7-5c-21 0-41 0-61 0 0-20 0-41 0-61 0-2 0-7-5-7s-5 5-5 7c0 20 0 41 0 61-20 0-40 0-60 0-2 0-7 0-7 4 0 6 4 6 7 6 20 0 40 0 60 0 0 19 0 39 0 59 0 3 0 8 5 8s5-5 5-8c0-20 0-40 0-59z">
              <text:p/>
            </draw:path>
            <draw:path draw:style-name="gr23" draw:text-style-name="P14" draw:layer="layout" svg:width="0.058cm" svg:height="0.131cm" svg:x="11.008cm" svg:y="9.299cm" svg:viewBox="0 0 59 132" svg:d="M54 8c0-3-2-8-8-8-5 0-11 6-11 11 0 3 3 7 8 7 6 0 11-5 11-10zM14 107c0 2-2 5-2 9 0 9 8 16 19 16 19 0 28-27 28-30 0-2-2-2-3-2-2 0-2 1-3 3-5 16-14 24-21 24-4 0-6-3-6-7 0-5 2-8 4-13s4-10 6-15 9-23 10-26c0-1 1-4 1-5 0-10-8-17-19-17-19 0-28 26-28 30 0 3 2 3 3 3 3 0 3-2 3-3 6-18 15-24 22-24 3 0 5 1 5 6s-2 8-7 20c-4 10-8 21-12 31z">
              <text:p/>
            </draw:path>
            <draw:path draw:style-name="gr23" draw:text-style-name="P14" draw:layer="layout" svg:width="0.144cm" svg:height="0.144cm" svg:x="11.092cm" svg:y="9.308cm" svg:viewBox="0 0 145 145" svg:d="M77 78c20 0 40 0 61 0 2 0 7 0 7-5s-5-5-7-5c-21 0-41 0-61 0 0-20 0-41 0-61 0-2 0-7-4-7-6 0-6 5-6 7 0 20 0 41 0 61-20 0-40 0-60 0-2 0-7 0-7 4 0 6 4 6 7 6 20 0 40 0 60 0 0 19 0 39 0 59 0 3 0 8 5 8s5-5 5-8c0-20 0-40 0-59z">
              <text:p/>
            </draw:path>
            <draw:path draw:style-name="gr23" draw:text-style-name="P14" draw:layer="layout" svg:width="0.113cm" svg:height="0.085cm" svg:x="11.262cm" svg:y="9.345cm" svg:viewBox="0 0 114 86" svg:d="M103 14c3 0 6 0 7-2 3-2 4-5 4-6 0-6-5-6-8-6-17 0-34 0-51 0-32 0-55 31-55 54 0 19 14 32 34 32 24 0 52-22 52-52 0-3 0-12-5-20 7 0 15 0 22 0zM34 82c-11 0-20-8-20-22 0-6 4-46 38-46 10 0 20 4 20 18 0 4-2 22-11 34s-20 16-27 16z">
              <text:p/>
            </draw:path>
            <draw:path draw:style-name="gr23" draw:text-style-name="P14" draw:layer="layout" svg:width="0.132cm" svg:height="0.009cm" svg:x="11.409cm" svg:y="9.376cm" svg:viewBox="0 0 133 10" svg:d="M125 10c3 0 8 0 8-5s-5-5-8-5c-39 0-79 0-118 0-3 0-7 0-7 4 0 6 4 6 7 6 39 0 79 0 118 0z">
              <text:p/>
            </draw:path>
            <draw:path draw:style-name="gr23" draw:text-style-name="P14" draw:layer="layout" svg:width="0.071cm" svg:height="0.129cm" svg:x="11.584cm" svg:y="9.299cm" svg:viewBox="0 0 72 130" svg:d="M45 6c0-6-1-6-6-6-13 12-31 13-39 13 0 2 0 5 0 7 5 0 18 0 29-6 0 34 0 67 0 100 0 7 0 9-20 9-3 0-5 0-7 0 0 2 0 5 0 7 4 0 28-1 35-1 6 0 31 1 35 1 0-2 0-5 0-7-2 0-5 0-7 0-20 0-20-2-20-9 0-36 0-72 0-108z">
              <text:p/>
            </draw:path>
            <draw:path draw:style-name="gr23" draw:text-style-name="P14" draw:layer="layout" svg:width="0.065cm" svg:height="0.124cm" svg:x="10.741cm" svg:y="9.504cm" svg:viewBox="0 0 66 125" svg:d="M40 46c7 0 13 0 20 0 4 0 6 0 6-5 0-3-2-3-5-3-7 0-13 0-19 0 2-9 4-19 7-28 1-2 1-3 1-4 0-3-3-6-7-6-5 0-8 4-9 9-2 5 1-5-8 29-6 0-13 0-20 0-4 0-6 0-6 4s2 4 6 4c6 0 12 0 19 0-4 15-8 30-12 46-1 5-3 12-3 14 0 11 10 19 21 19 22 0 35-28 35-30s-3-2-4-2c-2 0-3 0-4 3-5 13-16 23-26 23-5 0-7-2-7-10 0-1 1-5 1-8 4-18 9-37 14-55z">
              <text:p/>
            </draw:path>
            <draw:path draw:style-name="gr23" draw:text-style-name="P14" draw:layer="layout" svg:width="0.144cm" svg:height="0.144cm" svg:x="10.832cm" svg:y="9.506cm" svg:viewBox="0 0 145 145" svg:d="M78 77c20 0 40 0 60 0 2 0 7 0 7-5s-5-5-7-5c-20 0-40 0-60 0 0-20 0-40 0-60 0-2 0-7-5-7s-5 4-5 7c0 20 0 40 0 60-20 0-41 0-61 0-2 0-7 0-7 5s5 5 7 5c20 0 41 0 61 0 0 20 0 40 0 60 0 3 0 8 4 8 6 0 6-5 6-8 0-20 0-40 0-60z">
              <text:p/>
            </draw:path>
            <draw:path draw:style-name="gr23" draw:text-style-name="P14" draw:layer="layout" svg:width="0.059cm" svg:height="0.131cm" svg:x="11cm" svg:y="9.497cm" svg:viewBox="0 0 60 132" svg:d="M54 7c0-3-2-7-8-7-4 0-10 5-10 11 0 3 2 7 7 7 6 0 11-5 11-11zM14 107c0 2-1 5-1 8 0 10 8 17 18 17 20 0 29-27 29-30 0-2-2-1-3-2-3 0-3 1-4 3-5 15-14 23-21 23-4 0-5-2-5-6 0-5 1-9 3-13 2-6 4-10 6-16 2-4 10-22 10-25 0-1 1-4 1-6 0-9-8-16-18-16-20 0-29 26-29 30 0 2 2 2 3 2 3 0 3-1 4-3 5-17 14-24 21-24 3 0 5 1 5 7 0 5-1 7-7 20-4 10-8 21-12 31z">
              <text:p/>
            </draw:path>
            <draw:path draw:style-name="gr23" draw:text-style-name="P14" draw:layer="layout" svg:width="0.099cm" svg:height="0.335cm" svg:x="11.721cm" svg:y="9.311cm" svg:viewBox="0 0 100 336" svg:d="M60 213c0-9 0-27 36-41 3-1 4-1 4-4 0-1 0-3-2-3-38-15-38-30-38-46 0-26 0-52 0-77-1-16-13-24-18-28-12-8-36-14-39-14-2 0-3 2-3 3 0 3 2 3 3 4 38 15 38 28 38 44 0 23 0 46 0 69 0 15 0 34 45 48-45 15-45 31-45 49 0 22 0 45 0 68 0 15 0 30-36 43-4 1-5 2-5 4 0 3 1 4 3 4 1 0 38-7 51-25 6-9 6-15 6-26 0-24 0-48 0-72z">
              <text:p/>
            </draw:path>
          </draw:g>
        </draw:g>
        <draw:g>
          <svg:title>TexMaths</svg:title>
          <svg:desc>8§display§s = \min 
\left\{
s_0, \dots, s_{\sigma-1}
\right\}§svg§600§TRUE§</svg:desc>
          <draw:g>
            <draw:path draw:style-name="gr23" draw:text-style-name="P14" draw:layer="layout" svg:width="0.103cm" svg:height="0.126cm" svg:x="7.313cm" svg:y="10.008cm" svg:viewBox="0 0 104 127" svg:d="M95 19c-7 0-13 7-13 13 0 4 2 8 8 8s14-5 14-16c0-12-13-24-34-24-37 0-48 29-48 41 0 22 21 26 30 28 14 3 29 5 29 21 0 7-7 30-40 30-4 0-26 0-32-14 10 1 17-7 17-15 0-6-4-10-10-10-7 0-16 6-16 19 0 16 16 27 40 27 46 0 57-34 57-46 0-11-6-18-9-21-7-8-15-9-28-12-10-2-22-4-22-17 0-8 8-25 32-25 8 0 21 2 25 13z">
              <text:p/>
            </draw:path>
            <draw:path draw:style-name="gr23" draw:text-style-name="P14" draw:layer="layout" svg:width="0.186cm" svg:height="0.065cm" svg:x="7.524cm" svg:y="10.029cm" svg:viewBox="0 0 187 66" svg:d="M178 12c4 0 9 0 9-6s-5-6-9-6c-56 0-112 0-168 0-4 0-10 0-10 6s6 6 10 6c56 0 112 0 168 0zM178 66c4 0 9 1 9-5s-5-7-9-7c-56 0-112 0-168 0-4 0-10 1-10 7s6 5 10 5c56 0 112 0 168 0z">
              <text:p/>
            </draw:path>
            <draw:path draw:style-name="gr23" draw:text-style-name="P14" draw:layer="layout" svg:width="0.219cm" svg:height="0.123cm" svg:x="7.814cm" svg:y="10.008cm" svg:viewBox="0 0 220 124" svg:d="M22 28c0 25 0 50 0 75 0 12-3 12-22 12 0 3 0 6 0 9 10 0 25-1 32-1s22 1 31 1c0-3 0-6 0-9-18 0-21 0-21-12 0-17 0-35 0-52 0-29 20-45 37-45 19 0 21 16 21 32 0 21 0 43 0 65 0 12-2 12-22 12 0 3 0 6 0 9 10 0 24-1 32-1s22 1 32 1c0-3 0-6 0-9-19 0-22 0-22-12 0-17 0-35 0-52 0-29 20-45 38-45 17 0 20 16 20 32 0 21 0 43 0 65 0 12-3 12-21 12 0 3 0 6 0 9 9 0 24-1 31-1 8 0 22 1 32 1 0-3 0-6 0-9-14 0-22 0-22-8 0-18 0-36 0-54 0-23 0-32-8-43-4-4-14-10-30-10-24 0-36 17-41 28-4-25-25-28-37-28-21 0-34 12-42 30 0-10 0-20 0-30-13 1-27 2-40 3 0 3 0 6 0 9 20 0 22 2 22 16z">
              <text:p/>
            </draw:path>
            <draw:path draw:style-name="gr23" draw:text-style-name="P14" draw:layer="layout" svg:width="0.059cm" svg:height="0.186cm" svg:x="8.049cm" svg:y="9.945cm" svg:viewBox="0 0 60 187" svg:d="M40 63c-13 1-26 2-39 3 0 3 0 6 0 9 18 0 21 2 21 15 0 25 0 51 0 76 0 12-4 12-22 12 0 3 0 6 0 9 9 0 24-1 30-1 10 0 20 1 30 1 0-3 0-6 0-9-18 0-20-1-20-12 0-34 0-69 0-103zM42 14c0-8-8-14-16-14s-15 7-15 14c0 8 7 16 15 16s16-7 16-16z">
              <text:p/>
            </draw:path>
            <draw:path draw:style-name="gr23" draw:text-style-name="P14" draw:layer="layout" svg:width="0.141cm" svg:height="0.123cm" svg:x="8.126cm" svg:y="10.008cm" svg:viewBox="0 0 142 124" svg:d="M22 28c0 25 0 50 0 75 0 12-4 12-22 12 0 3 0 6 0 9 10 0 24-1 32-1 7 0 22 1 31 1 0-3 0-6 0-9-19 0-22 0-22-12 0-17 0-35 0-52 0-29 20-45 38-45s21 16 21 32c0 21 0 43 0 65 0 12-3 12-22 12 0 3 0 6 0 9 10 0 24-1 32-1 7 0 22 1 32 1 0-3 0-6 0-9-16 0-23 0-23-8 0-18 0-36 0-54 0-23 0-32-9-43-4-4-12-10-29-10-20 0-34 12-42 30 0-10 0-20 0-30-13 1-26 2-39 3 0 3 0 6 0 9 19 0 22 2 22 16z">
              <text:p/>
            </draw:path>
            <draw:path draw:style-name="gr23" draw:text-style-name="P14" draw:layer="layout" svg:width="0.098cm" svg:height="0.279cm" svg:x="8.341cm" svg:y="9.922cm" svg:viewBox="0 0 99 280" svg:d="M59 38c0-12 7-30 38-32 1 0 2-1 2-3 0-3-1-3-5-3-28 0-53 14-54 35 0 21 0 43 0 64 0 11 0 20-11 29-10 8-20 8-27 9-1 0-2 1-2 3 0 3 2 3 4 3 18 1 32 11 35 25 1 3 1 4 1 14 0 18 0 37 0 55 0 12 0 21 14 31 11 9 29 12 40 12 4 0 5 0 5-3s-1-3-4-3c-17-1-32-11-35-24-1-3-1-3-1-14 0-20 0-39 0-59 0-13-2-18-11-26-6-6-14-9-22-11 23-7 33-20 33-35 0-23 0-45 0-67z">
              <text:p/>
            </draw:path>
            <draw:path draw:style-name="gr23" draw:text-style-name="P14" draw:layer="layout" svg:width="0.103cm" svg:height="0.126cm" svg:x="8.475cm" svg:y="10.008cm" svg:viewBox="0 0 104 127" svg:d="M95 19c-7 0-13 7-13 13 0 4 2 8 8 8s14-5 14-16c0-12-13-24-34-24-37 0-48 29-48 41 0 22 21 26 30 28 14 3 29 5 29 21 0 7-7 30-40 30-4 0-26 0-32-14 10 1 17-7 17-15 0-6-4-10-10-10-7 0-16 6-16 19 0 16 16 27 41 27 45 0 56-34 56-46 0-11-6-18-9-21-7-8-15-9-28-12-10-2-22-4-22-17 0-8 8-25 32-25 8 0 21 2 25 13z">
              <text:p/>
            </draw:path>
            <draw:path draw:style-name="gr23" draw:text-style-name="P14" draw:layer="layout" svg:width="0.09cm" svg:height="0.133cm" svg:x="8.603cm" svg:y="10.044cm" svg:viewBox="0 0 91 134" svg:d="M91 67c0-22-3-37-12-50-6-9-18-17-33-17-46 0-46 53-46 67s0 67 46 67c45 0 45-53 45-67zM46 128c-10 0-22-5-26-21-2-11-2-28-2-42 0-15 0-29 3-40 4-15 16-19 25-19 10 0 20 6 24 17 3 11 3 25 3 42 0 14 0 29-3 41-4 18-17 22-24 22z">
              <text:p/>
            </draw:path>
            <draw:path draw:style-name="gr23" draw:text-style-name="P14" draw:layer="layout" svg:width="0.032cm" svg:height="0.083cm" svg:x="8.743cm" svg:y="10.102cm" svg:viewBox="0 0 33 84" svg:d="M33 30c0-19-7-30-19-30-8 0-14 7-14 15 0 7 6 15 14 15 4 0 8-1 10-4 2 0 1 0 2 0v4c0 20-9 37-19 46-3 3-3 4-3 5s2 3 3 3c3 0 26-22 26-54z">
              <text:p/>
            </draw:path>
            <draw:path draw:style-name="gr23" draw:text-style-name="P14" draw:layer="layout" svg:width="0.029cm" svg:height="0.029cm" svg:x="8.868cm" svg:y="10.102cm" svg:viewBox="0 0 30 30" svg:d="M30 15c0-9-7-15-16-15-8 0-14 7-14 15 0 9 6 15 14 15 9 0 16-7 16-15z">
              <text:p/>
            </draw:path>
            <draw:path draw:style-name="gr23" draw:text-style-name="P14" draw:layer="layout" svg:width="0.029cm" svg:height="0.029cm" svg:x="8.993cm" svg:y="10.102cm" svg:viewBox="0 0 30 30" svg:d="M30 15c0-9-6-15-15-15-8 0-15 7-15 15 0 9 7 15 15 15 9 0 15-7 15-15z">
              <text:p/>
            </draw:path>
            <draw:path draw:style-name="gr23" draw:text-style-name="P14" draw:layer="layout" svg:width="0.029cm" svg:height="0.029cm" svg:x="9.117cm" svg:y="10.102cm" svg:viewBox="0 0 30 30" svg:d="M30 15c0-9-6-15-15-15-8 0-15 7-15 15 0 9 7 15 15 15 9 0 15-7 15-15z">
              <text:p/>
            </draw:path>
            <draw:path draw:style-name="gr23" draw:text-style-name="P14" draw:layer="layout" svg:width="0.032cm" svg:height="0.083cm" svg:x="9.242cm" svg:y="10.102cm" svg:viewBox="0 0 33 84" svg:d="M33 30c0-19-7-30-18-30-9 0-15 7-15 15 0 7 6 15 15 15 3 0 7-1 10-4 1 0 1 0 1 0 1 1 1 0 1 4 0 20-10 37-19 46-3 3-3 4-3 5s1 3 2 3c3 0 26-22 26-54z">
              <text:p/>
            </draw:path>
            <draw:path draw:style-name="gr23" draw:text-style-name="P14" draw:layer="layout" svg:width="0.103cm" svg:height="0.126cm" svg:x="9.357cm" svg:y="10.008cm" svg:viewBox="0 0 104 127" svg:d="M96 19c-8 0-14 7-14 13 0 4 3 8 9 8s13-5 13-16c0-12-12-24-34-24-36 0-47 29-47 41 0 22 21 26 29 28 14 3 29 5 29 21 0 7-7 30-40 30-4 0-26 0-32-14 10 1 17-7 17-15 0-6-4-10-10-10-7 0-16 6-16 19 0 16 16 27 41 27 45 0 56-34 56-46 0-11-5-18-9-21-7-8-15-9-28-12-10-2-21-4-21-17 0-8 7-25 31-25 8 0 21 2 26 13z">
              <text:p/>
            </draw:path>
            <draw:path draw:style-name="gr23" draw:text-style-name="P14" draw:layer="layout" svg:width="0.113cm" svg:height="0.085cm" svg:x="9.486cm" svg:y="10.09cm" svg:viewBox="0 0 114 86" svg:d="M104 14c3 0 5 0 7-2 3-2 3-5 3-6 0-6-5-6-8-6-17 0-34 0-51 0-31 0-55 31-55 54 0 19 14 32 34 32 24 0 53-22 53-52 0-3 0-12-6-20 8 0 15 0 23 0zM34 81c-11 0-20-8-20-21 0-6 4-46 38-46 10 0 20 3 20 18 0 3-2 21-11 34-8 11-19 15-27 15z">
              <text:p/>
            </draw:path>
            <draw:path draw:style-name="gr23" draw:text-style-name="P14" draw:layer="layout" svg:width="0.132cm" svg:height="0.009cm" svg:x="9.633cm" svg:y="10.12cm" svg:viewBox="0 0 133 10" svg:d="M125 10c3 0 8 0 8-5s-4-5-8-5c-39 0-78 0-117 0-3 0-8 0-8 5s5 5 8 5c39 0 78 0 117 0z">
              <text:p/>
            </draw:path>
            <draw:path draw:style-name="gr23" draw:text-style-name="P14" draw:layer="layout" svg:width="0.07cm" svg:height="0.129cm" svg:x="9.809cm" svg:y="10.044cm" svg:viewBox="0 0 71 130" svg:d="M45 6c0-6-1-6-7-6-12 12-30 12-38 12 0 2 0 5 0 7 5 0 18 0 29-5 0 33 0 67 0 100 0 6 0 9-20 9-3 0-5 0-7 0 0 2 0 5 0 7 3-1 27-1 34-1 6 0 31 0 35 1 0-2 0-5 0-7-2 0-5 0-7 0-19 0-19-3-19-9 0-36 0-72 0-108z">
              <text:p/>
            </draw:path>
            <draw:path draw:style-name="gr23" draw:text-style-name="P14" draw:layer="layout" svg:width="0.099cm" svg:height="0.279cm" svg:x="9.934cm" svg:y="9.922cm" svg:viewBox="0 0 100 280" svg:d="M41 243c0 11-8 29-39 31-1 0-2 1-2 3 0 3 3 3 6 3 27 0 53-14 53-35s0-43 0-64c0-11 0-20 11-29 11-8 21-8 28-9 0 0 2-1 2-3 0-3-2-3-5-3-18-1-32-11-35-25-1-3-1-3-1-14 0-18 0-37 0-55 0-12 0-21-13-31-12-9-31-12-40-12-3 0-6 0-6 3s2 3 5 3c17 1 31 11 35 24 1 4 1 4 1 14 0 20 0 39 0 59 0 13 1 17 11 26 6 6 14 9 22 11-24 7-33 20-33 36 0 22 0 44 0 67z">
              <text:p/>
            </draw:path>
          </draw:g>
        </draw:g>
        <draw:frame draw:style-name="gr3" draw:text-style-name="P5" draw:layer="layout" svg:width="2.013cm" svg:height="0.395cm" svg:x="15.603cm" svg:y="8.003cm">
          <draw:text-box>
            <text:p text:style-name="P4"><text:span text:style-name="T2">IDS channel</text:span></text:p>
          </draw:text-box>
        </draw:frame>
        <draw:g>
          <svg:title>TexMaths</svg:title>
          <svg:desc>10§display§p_{\rm i}:§svg§600§TRUE§</svg:desc>
          <draw:g>
            <draw:path draw:style-name="gr23" draw:text-style-name="P14" draw:layer="layout" svg:width="0.182cm" svg:height="0.221cm" svg:x="15.622cm" svg:y="8.674cm" svg:viewBox="0 0 183 222" svg:d="M27 197c-3 12-4 14-19 14-4 0-8 0-8 7 0 3 2 4 5 4 9 0 19-1 29-1 12 0 23 1 35 1 1 0 6 0 6-7 0-4-4-4-8-4-18 0-18-2-18-5 0-5 15-62 17-71 5 11 15 23 32 23 41 0 85-50 85-102 0-33-20-56-47-56-17 0-34 13-46 26-3-19-18-26-31-26-16 0-23 14-26 20-6 12-11 33-11 34 0 4 3 2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23" draw:text-style-name="P14" draw:layer="layout" svg:width="0.053cm" svg:height="0.164cm" svg:x="15.823cm" svg:y="8.716cm" svg:viewBox="0 0 54 165" svg:d="M38 14c0-7-6-14-14-14-7 0-14 6-14 14 0 9 7 14 14 14 8 0 14-6 14-14zM1 60c0 3 0 6 0 9 15 0 18 1 18 13 0 21 0 42 0 63 0 11-3 11-19 11 0 3 0 6 0 9 1 0 18-1 28-1 8 0 17 0 26 1 0-3 0-6 0-9-14 0-17 0-17-11 0-29 0-59 0-88-12 1-24 2-36 3z">
              <text:p/>
            </draw:path>
            <draw:path draw:style-name="gr23" draw:text-style-name="P14" draw:layer="layout" svg:width="0.036cm" svg:height="0.149cm" svg:x="16.033cm" svg:y="8.678cm" svg:viewBox="0 0 37 150" svg:d="M37 18c0-10-9-18-19-18-11 0-18 7-18 18 0 10 7 19 18 19 10 0 19-8 19-19zM37 131c0-10-9-18-19-18-11 0-18 8-18 18 0 11 7 19 18 19 10 0 19-8 19-19z">
              <text:p/>
            </draw:path>
          </draw:g>
        </draw:g>
        <draw:g>
          <svg:title>TexMaths</svg:title>
          <svg:desc>10§display§p_{\rm d}:§svg§600§TRUE§</svg:desc>
          <draw:g>
            <draw:path draw:style-name="gr23" draw:text-style-name="P14" draw:layer="layout" svg:width="0.182cm" svg:height="0.221cm" svg:x="15.622cm" svg:y="9.075cm" svg:viewBox="0 0 183 222" svg:d="M27 197c-3 12-3 14-19 14-4 0-8 0-8 7 0 2 2 4 5 4 9 0 19-1 29-1 12 0 24 1 35 1 2 0 6 0 6-7 0-4-3-4-8-4-18 0-18-2-18-6s15-61 17-70c5 11 15 23 33 23 40 0 84-50 84-102 0-33-20-56-46-56-18 0-35 13-46 26-4-18-19-26-32-26-16 0-23 14-26 20-6 12-11 33-11 34 0 4 3 2 4 4 4 0 4-1 6-8 6-25 13-42 26-42 6 0 11 3 11 16 0 8-1 12-3 18-13 52-26 103-39 155zM89 46c2-10 12-20 18-25 12-11 23-13 29-13 14 0 22 12 22 33 0 20-12 61-18 74-12 24-29 35-42 35-23 0-27-28-27-30 0-1 0-1 1-6 6-23 11-46 17-68z">
              <text:p/>
            </draw:path>
            <draw:path draw:style-name="gr23" draw:text-style-name="P14" draw:layer="layout" svg:width="0.13cm" svg:height="0.171cm" svg:x="15.821cm" svg:y="9.112cm" svg:viewBox="0 0 131 172" svg:d="M76 3c0 3 0 6 0 9 17 0 19 2 19 14 0 16 0 33 0 50-10-9-21-14-35-14-32 0-60 25-60 56 0 29 26 54 57 54 20 0 32-11 37-15 0 5 0 10 0 15 12-1 24-2 37-3 0-2 0-5 0-8-16 0-18-2-18-14 0-49 0-98 0-147-13 1-25 2-37 3zM94 144c-7 11-19 21-35 21-14 0-24-8-29-15-5-8-8-17-8-32 0-6 0-24 10-36 10-11 22-13 29-13 12 0 23 6 30 14 3 4 3 5 3 9 0 17 0 35 0 52z">
              <text:p/>
            </draw:path>
            <draw:path draw:style-name="gr23" draw:text-style-name="P14" draw:layer="layout" svg:width="0.036cm" svg:height="0.149cm" svg:x="16.109cm" svg:y="9.079cm" svg:viewBox="0 0 37 150" svg:d="M37 19c0-11-9-19-19-19s-18 8-18 19c0 10 8 18 18 18s19-8 19-18zM37 131c0-9-9-17-19-17s-18 7-18 17c0 11 8 19 18 19s19-8 19-19z">
              <text:p/>
            </draw:path>
          </draw:g>
        </draw:g>
        <draw:g>
          <svg:title>TexMaths</svg:title>
          <svg:desc>10§display§p_{\rm s}(y|x):§svg§600§TRUE§</svg:desc>
          <draw:g>
            <draw:path draw:style-name="gr23" draw:text-style-name="P14" draw:layer="layout" svg:width="0.182cm" svg:height="0.221cm" svg:x="15.622cm" svg:y="9.48cm" svg:viewBox="0 0 183 222" svg:d="M27 197c-3 12-3 14-19 14-4 0-8 0-8 7 0 3 2 4 5 4 9 0 19-1 29-1 12 0 24 1 35 1 2 0 6 0 6-7 0-4-3-4-8-4-18 0-18-2-18-5 0-5 15-61 18-69 4 10 14 22 32 22 41 0 84-51 84-103 0-33-20-56-46-56-18 0-35 13-46 26-4-18-19-26-32-26-16 0-23 14-26 20-6 12-11 33-11 34 0 4 4 4 5 4 3 0 3-1 6-8 5-25 13-42 25-42 6 0 11 3 11 16 0 8-1 12-2 18-13 52-27 104-40 155zM89 46c2-10 12-20 18-25 13-11 23-13 29-13 14 0 22 12 22 33s-11 61-18 74c-12 25-28 36-41 36-24 0-28-29-28-31 0-1 0-1 1-6 6-23 11-46 17-68z">
              <text:p/>
            </draw:path>
            <draw:path draw:style-name="gr23" draw:text-style-name="P14" draw:layer="layout" svg:width="0.088cm" svg:height="0.111cm" svg:x="15.821cm" svg:y="9.577cm" svg:viewBox="0 0 89 112" svg:d="M82 7c0-5 0-7-3-7-1 0-2 0-5 3-1 0-3 3-5 4-7-5-16-7-25-7-35 0-44 19-44 31 0 8 4 14 9 19 10 8 19 10 34 12 13 3 33 6 33 22 0 10-8 21-31 21-24 0-32-15-36-32-1-3-1-4-5-4s-4 2-4 7c0 10 0 20 0 30 0 4 0 6 4 6 2 0 6-5 11-10 11 10 24 10 30 10 32 0 44-17 44-34 0-10-4-17-10-23-10-9-21-11-30-12-19-3-35-6-35-19 0-8 6-18 30-18 28 0 29 20 30 27 0 3 3 3 4 3 4 0 4-2 4-7 0-7 0-15 0-22z">
              <text:p/>
            </draw:path>
            <draw:path draw:style-name="gr23" draw:text-style-name="P14" draw:layer="layout" svg:width="0.08cm" svg:height="0.349cm" svg:x="15.974cm" svg:y="9.372cm" svg:viewBox="0 0 81 350" svg:d="M81 346c0-1 0-1-6-7-44-45-55-111-55-164 0-61 13-122 57-165 4-5 4-5 4-6 0-3-1-4-3-4-4 0-36 24-56 69-18 38-22 77-22 106 0 27 3 69 23 109 21 43 51 66 55 66 2 0 3-1 3-4z">
              <text:p/>
            </draw:path>
            <draw:path draw:style-name="gr23" draw:text-style-name="P14" draw:layer="layout" svg:width="0.16cm" svg:height="0.225cm" svg:x="16.086cm" svg:y="9.48cm" svg:viewBox="0 0 161 226" svg:d="M160 22c1-5 1-6 1-8 0-7-4-10-10-10-3 0-9 2-12 7-1 2-4 13-5 19-2 9-5 19-7 28-5 21-11 42-16 63-1 6-16 30-39 30-18 0-22-15-22-28 0-16 6-38 18-69 5-14 7-18 7-25 0-16-12-29-29-29-33 0-46 51-46 54 0 4 3 4 4 4 3 0 4-1 5-7 10-33 24-43 36-43 3 0 9 0 9 11 0 9-4 18-6 25-14 37-21 57-21 73 0 31 22 42 43 42 14 0 26-6 36-16-5 18-9 36-23 53-9 12-23 22-39 22-5 0-21-1-27-14 6 0 11 0 16-5 3-3 7-7 7-13 0-11-10-12-13-12-8 0-20 5-20 22s15 30 37 30c36 0 73-32 82-70 11-45 23-90 34-134z">
              <text:p/>
            </draw:path>
            <draw:path draw:style-name="gr23" draw:text-style-name="P14" draw:layer="layout" svg:width="0.013cm" svg:height="0.349cm" svg:x="16.301cm" svg:y="9.372cm" svg:viewBox="0 0 14 350" svg:d="M14 13c0-6 0-13-7-13s-7 7-7 13c0 108 0 216 0 324 0 6 0 13 7 13s7-7 7-13c0-108 0-216 0-324z">
              <text:p/>
            </draw:path>
            <draw:path draw:style-name="gr23" draw:text-style-name="P14" draw:layer="layout" svg:width="0.174cm" svg:height="0.158cm" svg:x="16.367cm" svg:y="9.48cm" svg:viewBox="0 0 175 159" svg:d="M107 49c2-9 10-41 35-41 1 0 10 0 17 4-10 2-17 11-17 19 0 6 4 13 14 13 7 0 19-7 19-21 0-18-21-23-33-23-20 0-33 19-37 27-9-23-28-27-38-27-36 0-56 45-56 54 0 4 3 4 4 4 3 0 4-1 5-4 11-37 35-46 47-46 6 0 19 3 19 23 0 11-6 35-19 84-6 22-18 36-34 36-2 0-10 0-17-4 8-2 16-9 16-19s-8-12-13-12c-10 0-19 9-19 20 0 16 17 23 33 23 23 0 36-25 37-27 4 13 17 27 38 27 36 0 56-45 56-54 0-3-3-3-4-3-4 0-4 1-5 3-12 38-35 46-47 46-13 0-19-11-19-23 0-8 2-15 6-31s8-32 12-48z">
              <text:p/>
            </draw:path>
            <draw:path draw:style-name="gr23" draw:text-style-name="P14" draw:layer="layout" svg:width="0.081cm" svg:height="0.349cm" svg:x="16.577cm" svg:y="9.372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23" draw:text-style-name="P14" draw:layer="layout" svg:width="0.036cm" svg:height="0.15cm" svg:x="16.822cm" svg:y="9.484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30" draw:text-style-name="P3" draw:layer="layout" svg:width="1.327cm" svg:height="0.395cm" svg:x="17.103cm" svg:y="8.503cm">
          <draw:text-box>
            <text:p><text:span text:style-name="T2">insertion</text:span></text:p>
          </draw:text-box>
        </draw:frame>
        <draw:frame draw:style-name="gr31" draw:text-style-name="P3" draw:layer="layout" svg:width="1.225cm" svg:height="0.395cm" svg:x="17.104cm" svg:y="8.904cm">
          <draw:text-box>
            <text:p><text:span text:style-name="T2">deletion</text:span></text:p>
          </draw:text-box>
        </draw:frame>
        <draw:frame draw:style-name="gr32" draw:text-style-name="P3" draw:layer="layout" svg:width="2.644cm" svg:height="0.395cm" svg:x="17.105cm" svg:y="9.305cm">
          <draw:text-box>
            <text:p><text:span text:style-name="T2">asymmetric error</text:span></text:p>
          </draw:text-box>
        </draw:frame>
        <draw:g>
          <svg:title>TexMaths</svg:title>
          <svg:desc>10§display§d_{\rm min} \!&lt;\! 0:§svg§600§TRUE§</svg:desc>
          <draw:g>
            <draw:path draw:style-name="gr23" draw:text-style-name="P14" draw:layer="layout" svg:width="0.166cm" svg:height="0.245cm" svg:x="15.622cm" svg:y="9.785cm" svg:viewBox="0 0 167 246" svg:d="M167 4c-1-1 0-4-4-4-5 0-39 3-45 4-3 0-5 2-5 7 0 4 3 4 9 4 17 0 17 2 17 6 0 2-1 5-1 7-7 27-14 55-21 83-6-13-16-23-32-23-41 0-85 52-85 102 0 33 20 56 47 56 7 0 25-1 46-26 2 15 15 26 32 26 12 0 20-8 26-19 6-13 10-34 10-35 0-3-3-3-4-3-4 0-4 1-5 6-6 23-12 43-27 43-9 0-10-9-10-16 0-8 0-11 2-17 17-67 33-134 50-201zM94 201c-1 6-1 7-7 13-15 19-30 24-39 24-18 0-23-19-23-33 0-17 11-59 19-75 11-21 27-34 41-34 23 0 28 29 28 31s-1 4-1 6c-6 23-12 45-18 68z">
              <text:p/>
            </draw:path>
            <draw:path draw:style-name="gr23" draw:text-style-name="P14" draw:layer="layout" svg:width="0.207cm" svg:height="0.107cm" svg:x="15.804cm" svg:y="9.972cm" svg:viewBox="0 0 208 108" svg:d="M189 34c0-22-10-34-37-34-19 0-32 10-39 22-5-17-18-22-36-22-20 0-33 11-40 23h-1c0-8 0-15 0-23-12 1-24 1-36 2 0 3 0 6 0 9 17 0 19 2 19 14 0 21 0 42 0 63 0 11-3 11-19 11 0 3 0 6 0 9 1 0 18-1 28-1 9 0 26 1 29 1 0-3 0-6 0-9-16 0-19 0-19-11 0-15 0-30 0-44 0-25 21-37 37-37 17 0 19 13 19 26 0 18 0 36 0 55 0 11-2 11-18 11 0 3 0 6 0 9 9-1 17-1 28-1 9 0 26 1 28 1 0-3 0-6 0-9-16 0-18 0-18-11 0-15 0-30 0-44 0-25 20-37 36-37 17 0 20 13 20 26 0 18 0 36 0 55 0 11-3 11-19 11 0 3 0 6 0 9 1 0 18-1 28-1 9 0 26 1 29 1 0-3 0-6 0-9-16 0-19 0-19-11 0-18 0-36 0-54z">
              <text:p/>
            </draw:path>
            <draw:path draw:style-name="gr23" draw:text-style-name="P14" draw:layer="layout" svg:width="0.053cm" svg:height="0.163cm" svg:x="16.035cm" svg:y="9.916cm" svg:viewBox="0 0 54 164" svg:d="M39 14c0-8-6-14-15-14-7 0-14 5-14 14 0 8 7 14 14 14 8 0 15-6 15-14zM1 59c0 3 0 6 0 9 16 0 18 2 18 14 0 21 0 42 0 63 0 11-3 11-19 11 0 3 0 5 0 8 1 0 18-1 28-1 9 0 17 0 26 1 0-3 0-5 0-8-14 0-17 0-17-10 0-30 0-60 0-89-12 0-24 1-36 2z">
              <text:p/>
            </draw:path>
            <draw:path draw:style-name="gr23" draw:text-style-name="P14" draw:layer="layout" svg:width="0.13cm" svg:height="0.107cm" svg:x="16.115cm" svg:y="9.972cm" svg:viewBox="0 0 131 108" svg:d="M113 34c0-22-11-34-37-34-20 0-33 11-40 23 0-8 0-15 0-23-12 1-24 1-36 2 0 3 0 6 0 9 16 0 18 2 18 14 0 21 0 42 0 63 0 11-3 11-18 11 0 3 0 6 0 9 9-1 17-1 28-1 9 0 26 1 28 1 0-3 0-6 0-9-16 0-19 0-19-11 0-15 0-30 0-44 0-25 21-37 37-37 17 0 19 13 19 26 0 18 0 36 0 55 0 11-2 11-18 11 0 3 0 6 0 9 9-1 18-1 28-1 9 0 26 1 28 1 0-3 0-6 0-9-16 0-18 0-18-11 0-18 0-36 0-54z">
              <text:p/>
            </draw:path>
            <draw:path draw:style-name="gr23" draw:text-style-name="P14" draw:layer="layout" svg:width="0.214cm" svg:height="0.201cm" svg:x="16.341cm" svg:y="9.839cm" svg:viewBox="0 0 215 202" svg:d="M208 15c4-2 7-4 7-8s-3-7-7-7c-1 0-2 0-7 3-65 30-129 60-194 91-4 2-7 4-7 8s3 6 7 7c65 30 129 61 194 91 5 2 6 2 7 2 4 0 7-3 7-7s-3-5-7-7c-61-28-123-57-184-86 61-29 123-58 184-87z">
              <text:p/>
            </draw:path>
            <draw:path draw:style-name="gr23" draw:text-style-name="P14" draw:layer="layout" svg:width="0.147cm" svg:height="0.239cm" svg:x="16.638cm" svg:y="9.795cm" svg:viewBox="0 0 148 240" svg:d="M148 121c0-28-2-56-14-82-16-33-45-39-60-39-21 0-47 9-61 42-11 24-13 51-13 79 0 26 1 57 16 84 15 28 40 35 58 35 19 0 45-7 61-41 11-24 13-50 13-78zM74 232c-14 0-35-8-41-42-4-21-4-52-4-73 0-22 0-46 3-64 6-42 33-45 42-45 11 0 34 6 41 41 4 19 4 46 4 68 0 26 0 49-4 71-6 34-26 44-41 44z">
              <text:p/>
            </draw:path>
            <draw:path draw:style-name="gr23" draw:text-style-name="P14" draw:layer="layout" svg:width="0.036cm" svg:height="0.15cm" svg:x="16.928cm" svg:y="9.877cm" svg:viewBox="0 0 37 151" svg:d="M37 19c0-10-9-19-19-19s-18 9-18 19 8 18 18 18 19-8 19-18zM37 133c0-10-9-19-19-19s-18 9-18 19 8 18 18 18 19-8 19-18z">
              <text:p/>
            </draw:path>
          </draw:g>
        </draw:g>
        <draw:g>
          <svg:title>TexMaths</svg:title>
          <svg:desc>10§display§d_{\rm max} \!&gt;\! 0:§svg§600§TRUE§</svg:desc>
          <draw:g>
            <draw:path draw:style-name="gr23" draw:text-style-name="P14" draw:layer="layout" svg:width="0.166cm" svg:height="0.246cm" svg:x="15.622cm" svg:y="10.186cm" svg:viewBox="0 0 167 247" svg:d="M167 4c-1-1 0-4-4-4-5 0-39 3-45 4-3 0-5 2-5 7 0 4 3 4 9 4 17 0 17 2 17 6 0 2-1 5-1 7-7 27-14 55-21 83-6-13-16-22-32-22-41 0-85 51-85 101 0 33 20 57 47 57 7 0 25-2 46-27 2 15 15 27 32 27 12 0 20-9 26-20 6-12 7-22 10-34 0-4-3-4-4-4-4 0-4 1-5 6-6 23-12 44-27 44-9 0-10-9-10-16 0-9 0-11 2-17 17-67 33-135 50-202zM94 201c-1 6-1 7-7 13-15 19-30 25-39 25-18 0-23-19-23-33 0-18 11-60 19-76 11-21 27-34 41-34 23 0 28 29 28 31s-1 4-1 6c-6 23-12 45-18 68z">
              <text:p/>
            </draw:path>
            <draw:path draw:style-name="gr23" draw:text-style-name="P14" draw:layer="layout" svg:width="0.207cm" svg:height="0.107cm" svg:x="15.804cm" svg:y="10.373cm" svg:viewBox="0 0 208 108" svg:d="M189 34c0-21-10-34-37-34-19 0-32 11-39 23-5-18-18-23-36-23-20 0-33 11-40 24h-1c0-8 0-16 0-24-12 1-24 2-36 3 0 3 0 6 0 9 17 0 19 1 19 13 0 21 0 42 0 64 0 10-3 10-19 10 0 3 0 6 0 9 1 0 18-1 28-1 9 0 26 1 29 1 0-3 0-6 0-9-16 0-19 0-19-10 0-15 0-30 0-44 0-26 21-38 37-38 17 0 19 13 19 26 0 19 0 37 0 56 0 10-2 10-18 10 0 3 0 6 0 9 9-1 17-1 28-1 9 0 26 1 28 1 0-3 0-6 0-9-16 0-18 0-18-10 0-15 0-30 0-44 0-26 20-38 36-38 17 0 20 13 20 26 0 19 0 37 0 56 0 10-3 10-19 10 0 3 0 6 0 9 1 0 18-1 28-1 9 0 26 1 29 1 0-3 0-6 0-9-16 0-19 0-19-10 0-19 0-37 0-55z">
              <text:p/>
            </draw:path>
            <draw:path draw:style-name="gr23" draw:text-style-name="P14" draw:layer="layout" svg:width="0.122cm" svg:height="0.111cm" svg:x="16.035cm" svg:y="10.372cm" svg:viewBox="0 0 123 112" svg:d="M96 44c0-14 0-23-11-32-10-8-22-12-36-12-24 0-40 9-40 24 0 7 5 12 12 12 6 0 11-5 11-12 0-4-2-9-8-11 8-6 23-6 24-6 14 0 29 9 29 29 0 3 0 5 0 8-14 0-30 1-48 8-22 8-29 21-29 33 0 21 26 27 43 27 20 0 32-11 37-21 1 10 7 20 19 20 8-8 24 0 24-24 0-5 0-9 0-13-3 0-5 0-8 0 0 4 0 8 0 13 0 2 0 14-9 14-10 0-10-11-10-15 0-14 0-28 0-42zM77 75c0 23-21 30-32 30-12 0-24-8-24-20 0-14 12-33 56-35 0 8 0 16 0 25z">
              <text:p/>
            </draw:path>
            <draw:path draw:style-name="gr23" draw:text-style-name="P14" draw:layer="layout" svg:width="0.134cm" svg:height="0.105cm" svg:x="16.168cm" svg:y="10.375cm" svg:viewBox="0 0 135 106" svg:d="M77 51c-1-1-1-1-2-2 0-1 16-18 19-21 8-9 17-18 36-19 0-3 0-6 0-9-7 1-14 1-20 1-8 0-17 0-25-1 0 3 0 6 0 9 4 1 5 4 5 6-1 3 0 4-4 8-6 7-11 13-17 20-7-8-13-16-20-24-3-2-3-4-3-5 0-3 4-5 7-5 0-3 0-6 0-9-9 1-19 1-28 1-7 0-16 0-24-1 0 3 0 6 0 9 12 0 18 0 24 8 10 12 21 23 31 35 1 1 2 2 2 3-7 7-18 20-21 23-9 10-17 19-37 19 0 3 0 6 0 9 8 0 13-1 21-1 7 0 17 1 24 1 0-3 0-6 0-9-3 0-5-2-5-5 0-5 3-8 7-12 6-7 11-13 17-19 7 8 14 16 21 24 5 5 5 6 5 7 0 5-4 3-6 5 0 3 0 6 0 9 2 0 19-1 27-1s16 1 24 1c0-3 0-6 0-9-17 0-19-1-24-7-11-13-23-26-34-39z">
              <text:p/>
            </draw:path>
            <draw:path draw:style-name="gr23" draw:text-style-name="P14" draw:layer="layout" svg:width="0.214cm" svg:height="0.202cm" svg:x="16.394cm" svg:y="10.24cm" svg:viewBox="0 0 215 203" svg:d="M208 110c4-2 7-4 7-8s-3-6-7-8c-65-31-130-61-195-91-4-3-5-3-6-3-4 0-7 3-7 7 0 3 2 6 7 8 61 29 123 58 184 87-61 29-123 58-184 86-5 2-7 5-7 8 0 4 3 7 7 7 1 0 2 0 6-3 65-30 130-60 195-90z">
              <text:p/>
            </draw:path>
            <draw:path draw:style-name="gr23" draw:text-style-name="P14" draw:layer="layout" svg:width="0.147cm" svg:height="0.239cm" svg:x="16.691cm" svg:y="10.196cm" svg:viewBox="0 0 148 240" svg:d="M148 121c0-28-2-56-14-82-16-33-45-39-60-39-21 0-47 9-61 42-11 24-13 51-13 79 0 27 1 57 16 84 15 28 40 35 58 35 19 0 45-7 61-40 11-24 13-51 13-79zM74 233c-14 0-35-9-41-43-4-21-4-52-4-73 0-22 0-45 3-64 6-42 33-45 42-45 11 0 34 6 41 41 4 19 4 46 4 68 0 27 0 49-4 72-6 33-26 44-41 44z">
              <text:p/>
            </draw:path>
            <draw:path draw:style-name="gr23" draw:text-style-name="P14" draw:layer="layout" svg:width="0.036cm" svg:height="0.151cm" svg:x="16.981cm" svg:y="10.278cm" svg:viewBox="0 0 37 152" svg:d="M37 19c0-10-9-19-19-19s-18 9-18 19 8 19 18 19 19-9 19-19zM37 133c0-10-9-18-19-18s-18 8-18 18 8 19 18 19 19-9 19-19z">
              <text:p/>
            </draw:path>
          </draw:g>
        </draw:g>
        <draw:frame draw:style-name="gr33" draw:text-style-name="P3" draw:layer="layout" svg:width="1.247cm" svg:height="0.395cm" svg:x="17.105cm" svg:y="9.706cm">
          <draw:text-box>
            <text:p><text:span text:style-name="T2">drift min</text:span></text:p>
          </draw:text-box>
        </draw:frame>
        <draw:frame draw:style-name="gr34" draw:text-style-name="P3" draw:layer="layout" svg:width="1.348cm" svg:height="0.395cm" svg:x="17.106cm" svg:y="10.107cm">
          <draw:text-box>
            <text:p><text:span text:style-name="T2">drift max</text:span></text:p>
          </draw:text-box>
        </draw:frame>
        <draw:g>
          <svg:title>TexMaths</svg:title>
          <svg:desc>10§display§\mathcal{D} \!=\!
\left\{ 
d \!\in\! \mathbb{Z} 
\middle|
d_{\rm min} \!\leq\! d \!\leq\! d_{\rm max}
\right\}§svg§600§TRUE§</svg:desc>
          <draw:g>
            <draw:path draw:style-name="gr23" draw:text-style-name="P14" draw:layer="layout" svg:width="0.261cm" svg:height="0.237cm" svg:x="15.612cm" svg:y="10.636cm" svg:viewBox="0 0 262 238" svg:d="M65 238c81 0 197-61 197-157 0-31-15-51-32-62-30-19-63-19-96-19-30 0-51 0-80 12-47 21-54 50-54 53 0 2 2 3 4 3 5 0 13-5 16-7 8-5 9-7 11-14 5-14 15-26 59-28-6 73-24 140-48 201-13 4-22 12-22 16 0 2 1 2 8 2 12 0 25 0 37 0zM66 219c40-97 48-158 53-200 23 0 113 0 113 77 0 69-62 123-147 123-6 0-13 0-19 0z">
              <text:p/>
            </draw:path>
            <draw:path draw:style-name="gr23" draw:text-style-name="P14" draw:layer="layout" svg:width="0.233cm" svg:height="0.082cm" svg:x="15.944cm" svg:y="10.746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23" draw:text-style-name="P14" draw:layer="layout" svg:width="0.124cm" svg:height="0.349cm" svg:x="16.262cm" svg:y="10.612cm" svg:viewBox="0 0 125 350" svg:d="M75 47c0-14 9-37 47-39 2 0 3-2 3-4 0-4-3-4-7-4-35 0-67 18-67 44s0 53 0 80c0 14 0 25-14 36-12 11-26 11-33 12-2 0-4 1-4 4s2 3 6 3c23 2 40 13 44 31 1 3 1 4 1 17 0 23 0 46 0 69 0 15 0 26 17 39 14 11 37 15 50 15 4 0 7 0 7-4s-2-4-5-4c-23-1-40-13-44-30-1-4-1-4-1-17 0-24 0-49 0-74 0-16-3-22-15-33-7-6-17-10-27-12 29-9 42-25 42-45 0-28 0-56 0-84z">
              <text:p/>
            </draw:path>
            <draw:path draw:style-name="gr23" draw:text-style-name="P14" draw:layer="layout" svg:width="0.166cm" svg:height="0.245cm" svg:x="16.427cm" svg:y="10.632cm" svg:viewBox="0 0 167 246" svg:d="M167 4c0-1 0-4-4-4-6 0-39 3-45 4-3 0-5 2-5 6 0 5 3 5 8 5 17 0 18 2 18 6 0 2-1 5-1 7-7 28-14 55-21 83-6-13-17-23-32-23-42 0-85 52-85 102 0 33 19 56 47 56 7 0 24-1 45-26 3 14 15 26 32 26 13 0 21-8 26-19 6-13 11-34 11-35 0-3-3-3-4-3-4 0-4 1-5 6-6 23-13 43-27 43-10 0-11-9-11-16 0-8 1-11 2-17 17-67 34-134 51-201zM94 200c-2 7-2 7-7 13-15 20-30 25-40 25-17 0-22-19-22-33 0-16 11-59 19-75 11-21 27-34 41-34 23 0 28 29 28 31s-1 4-1 6c-6 22-12 45-18 67z">
              <text:p/>
            </draw:path>
            <draw:path draw:style-name="gr23" draw:text-style-name="P14" draw:layer="layout" svg:width="0.175cm" svg:height="0.201cm" svg:x="16.664cm" svg:y="10.686cm" svg:viewBox="0 0 176 202" svg:d="M163 109c6 0 13 0 13-7 0-8-7-8-13-8-50 0-99 0-149 0 5-46 45-80 94-80 18 0 37 0 55 0 6 0 13 0 13-7s-7-7-13-7c-18 0-37 0-55 0-60 0-108 45-108 102 0 56 48 100 108 100 18 0 37 0 55 0 6 0 13 0 13-7s-7-7-13-7c-18 0-37 0-55 0-49 0-89-33-94-79 50 0 99 0 149 0z">
              <text:p/>
            </draw:path>
            <draw:path draw:style-name="gr23" draw:text-style-name="P14" draw:layer="layout" svg:width="0.213cm" svg:height="0.238cm" svg:x="16.918cm" svg:y="10.635cm" svg:viewBox="0 0 214 239" svg:d="M199 13c4-5 4-6 4-7 0-6-6-6-12-6-54 0-107 0-161 0-11 0-11 1-12 10-2 16-3 31-5 47 0 2-1 3-1 5 0 5 4 7 6 7 3 0 5-3 6-6 2-8 5-23 26-37 20-13 45-14 57-14 9 0 19 0 28 0-44 72-88 144-132 215-3 4-3 5-3 6 0 6 5 6 12 6 60 0 120 0 180 0 11 0 11-1 12-10 3-23 7-45 10-68 0-4-4-6-6-6-6 0-6 3-7 10-6 28-34 62-84 62-17 0-33 0-50 0 44-71 88-143 132-214zM30 12c6 0 12 0 18 0v1c-9 5-16 11-20 15 1-5 1-11 2-16zM150 12c12 0 23 0 35 0-44 72-88 144-132 215-12 0-24 0-36 0 44-71 89-143 133-215zM168 227c10-6 19-14 27-24 0 7-1 11-3 24-8 0-16 0-24 0z">
              <text:p/>
            </draw:path>
            <draw:path draw:style-name="gr23" draw:text-style-name="P14" draw:layer="layout" svg:width="0.013cm" svg:height="0.349cm" svg:x="17.184cm" svg:y="10.612cm" svg:viewBox="0 0 14 350" svg:d="M14 13c0-6 0-13-7-13s-7 7-7 13c0 108 0 216 0 324 0 6 0 13 7 13s7-7 7-13c0-108 0-216 0-324z">
              <text:p/>
            </draw:path>
            <draw:path draw:style-name="gr23" draw:text-style-name="P14" draw:layer="layout" svg:width="0.166cm" svg:height="0.245cm" svg:x="17.254cm" svg:y="10.632cm" svg:viewBox="0 0 167 246" svg:d="M167 4c0-1 0-4-4-4-6 0-39 3-45 4-3 0-5 2-5 6 0 5 3 5 9 5 16 0 17 2 17 6 0 2-1 5-1 7-7 28-14 55-21 83-6-13-17-23-32-23-41 0-85 52-85 102 0 33 19 56 47 56 7 0 24-1 45-26 3 14 15 26 32 26 13 0 21-8 26-19 6-13 11-34 11-35 0-3-3-3-4-3-4 0-4 1-5 6-6 23-13 43-27 43-9 0-10-9-10-16 0-8 0-11 2-17 17-67 33-134 50-201zM94 200c-2 7-2 7-7 13-15 20-30 25-40 25-17 0-22-19-22-33 0-16 11-59 19-75 11-21 27-34 41-34 23 0 28 29 28 31s-1 4-1 6c-6 22-12 45-18 67z">
              <text:p/>
            </draw:path>
            <draw:path draw:style-name="gr23" draw:text-style-name="P14" draw:layer="layout" svg:width="0.206cm" svg:height="0.107cm" svg:x="17.436cm" svg:y="10.819cm" svg:viewBox="0 0 207 108" svg:d="M189 33c0-21-11-33-37-33-19 0-33 10-39 22-5-17-18-22-36-22-21 0-34 11-40 23h-1c0-8 0-15 0-23-12 1-24 1-36 2 0 3 0 6 0 9 17 0 19 2 19 14 0 21 0 42 0 63 0 11-3 11-19 11 0 3 0 6 0 9 1 0 18-1 28-1 9 0 26 0 28 1 0-3 0-6 0-9-16 0-18 0-18-11 0-15 0-29 0-44 0-26 20-38 37-38s19 14 19 26c0 19 0 37 0 56 0 11-2 11-18 11 0 3 0 6 0 9 9-1 17-1 28-1 9 0 26 0 28 1 0-3 0-6 0-9-16 0-19 0-19-11 0-15 0-29 0-44 0-26 21-38 37-38 17 0 20 14 20 26 0 19 0 37 0 56 0 11-3 11-19 11 0 3 0 6 0 9 1 0 18-1 28-1 9 0 26 0 28 1 0-3 0-6 0-9-16 0-18 0-18-11 0-19 0-37 0-55z">
              <text:p/>
            </draw:path>
            <draw:path draw:style-name="gr23" draw:text-style-name="P14" draw:layer="layout" svg:width="0.053cm" svg:height="0.165cm" svg:x="17.666cm" svg:y="10.762cm" svg:viewBox="0 0 54 166" svg:d="M39 14c0-7-6-14-15-14-7 0-14 6-14 14 0 9 7 15 14 15 8 0 15-7 15-15zM1 60c0 3 0 6 0 9 16 0 18 2 18 14 0 21 0 42 0 63 0 11-3 11-19 11 0 3 0 6 0 9 1 0 18-1 28-1 9 0 17 0 26 1 0-3 0-6 0-9-14 0-17 0-17-10 0-30 0-60 0-89-12 1-24 1-36 2z">
              <text:p/>
            </draw:path>
            <draw:path draw:style-name="gr23" draw:text-style-name="P14" draw:layer="layout" svg:width="0.13cm" svg:height="0.107cm" svg:x="17.746cm" svg:y="10.819cm" svg:viewBox="0 0 131 108" svg:d="M113 33c0-21-11-33-37-33-20 0-33 11-40 23 0-8 0-15 0-23-12 1-24 1-36 2 0 3 0 6 0 9 16 0 18 2 18 14 0 21 0 42 0 63 0 11-3 11-18 11 0 3 0 6 0 9 9-1 17-1 28-1 9 0 26 0 28 1 0-3 0-6 0-9-16 0-19 0-19-11 0-15 0-29 0-44 0-26 21-38 37-38 17 0 19 14 19 26 0 19 0 37 0 56 0 11-2 11-18 11 0 3 0 6 0 9 1 0 18-1 28-1 9 0 26 0 28 1 0-3 0-6 0-9-16 0-18 0-18-11 0-19 0-37 0-55z">
              <text:p/>
            </draw:path>
            <draw:path draw:style-name="gr23" draw:text-style-name="P14" draw:layer="layout" svg:width="0.214cm" svg:height="0.269cm" svg:x="17.973cm" svg:y="10.652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23" draw:text-style-name="P14" draw:layer="layout" svg:width="0.167cm" svg:height="0.245cm" svg:x="18.27cm" svg:y="10.632cm" svg:viewBox="0 0 168 246" svg:d="M168 4c0-1 0-4-5-4s-39 3-44 4c-3 0-5 2-5 6 0 5 3 5 8 5 17 0 18 2 18 6 0 2-1 5-1 7-7 28-15 55-22 83-6-13-16-23-32-23-41 0-85 52-85 102 0 33 20 56 47 56 7 0 25-1 46-26 3 14 15 26 32 26 12 0 20-8 26-19 6-13 10-34 10-35 0-3-3-3-4-3-3 0-4 1-5 6-6 23-12 43-26 43-10 0-11-9-11-16 0-8 1-11 2-17 17-67 34-134 51-201zM95 200c-2 7-2 7-7 13-16 20-30 25-40 25-18 0-23-19-23-33 0-16 12-59 20-75 11-21 26-34 40-34 23 0 28 29 28 31s0 4-1 6c-6 22-11 45-17 67z">
              <text:p/>
            </draw:path>
            <draw:path draw:style-name="gr23" draw:text-style-name="P14" draw:layer="layout" svg:width="0.213cm" svg:height="0.269cm" svg:x="18.508cm" svg:y="10.652cm" svg:viewBox="0 0 214 270" svg:d="M208 15c3-2 6-4 6-8s-3-7-7-7c-2 0-5 2-6 2-65 31-129 61-194 92-6 3-7 5-7 8s2 5 7 8c65 30 129 60 194 90 4 2 5 2 6 2 4 0 7-3 7-7 0-3-1-5-7-7-61-29-123-58-184-86 62-29 123-58 185-87zM202 270c6 0 12 0 12-7s-7-7-12-7c-63 0-127 0-190 0-5 0-12 0-12 7s6 7 12 7c63 0 127 0 190 0z">
              <text:p/>
            </draw:path>
            <draw:path draw:style-name="gr23" draw:text-style-name="P14" draw:layer="layout" svg:width="0.166cm" svg:height="0.245cm" svg:x="18.805cm" svg:y="10.632cm" svg:viewBox="0 0 167 246" svg:d="M167 4c0-1 0-4-5-4s-38 3-44 4c-3 0-5 2-5 6 0 5 3 5 8 5 17 0 18 2 18 6 0 2-1 5-1 7-7 28-14 55-21 83-7-13-17-23-33-23-41 0-84 52-84 102 0 33 19 56 46 56 8 0 25-1 46-26 3 14 15 26 32 26 12 0 21-8 26-19 6-13 11-34 11-35 0-3-3-3-5-3-3 0-3 1-4 6-6 23-13 43-27 43-10 0-11-9-11-16 0-8 1-11 2-17 17-67 34-134 51-201zM94 200c-2 7-2 7-7 13-16 20-30 25-40 25-17 0-22-19-22-33 0-16 11-59 19-75 11-21 27-34 41-34 23 0 28 29 28 31s-1 4-2 6c-6 22-11 45-17 67z">
              <text:p/>
            </draw:path>
            <draw:path draw:style-name="gr23" draw:text-style-name="P14" draw:layer="layout" svg:width="0.206cm" svg:height="0.107cm" svg:x="18.987cm" svg:y="10.819cm" svg:viewBox="0 0 207 108" svg:d="M189 33c0-21-11-33-37-33-20 0-33 10-39 22-5-17-19-22-37-22-20 0-33 11-40 23 0-8 0-15 0-23-12 1-24 1-36 2 0 3 0 6 0 9 16 0 18 2 18 14 0 21 0 42 0 63 0 11-2 11-18 11 0 3 0 6 0 9 9-1 18-1 28-1 9 0 26 0 28 1 0-3 0-6 0-9-16 0-18 0-18-11 0-15 0-29 0-44 0-26 20-38 36-38 18 0 20 14 20 26 0 19 0 37 0 56 0 11-3 11-19 11 0 3 0 6 0 9 1 0 18-1 28-1s27 0 29 1c0-3 0-6 0-9-16 0-19 0-19-11 0-15 0-29 0-44 0-26 21-38 37-38 17 0 19 14 19 26 0 19 0 37 0 56 0 11-2 11-18 11 0 3 0 6 0 9 9-1 18-1 28-1 9 0 26 0 28 1 0-3 0-6 0-9-16 0-18 0-18-11 0-19 0-37 0-55z">
              <text:p/>
            </draw:path>
            <draw:path draw:style-name="gr23" draw:text-style-name="P14" draw:layer="layout" svg:width="0.122cm" svg:height="0.111cm" svg:x="19.218cm" svg:y="10.817cm" svg:viewBox="0 0 123 112" svg:d="M96 44c0-13 0-22-11-31-10-9-22-13-37-13-23 0-39 9-39 24 0 8 5 12 11 12 7 0 12-5 12-11 0-5-2-10-9-12 9-6 23-6 25-6 14 0 29 9 29 30 0 2 0 5 0 7-14 1-30 2-48 8-22 8-29 22-29 33 0 21 26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23" draw:text-style-name="P14" draw:layer="layout" svg:width="0.134cm" svg:height="0.105cm" svg:x="19.351cm" svg:y="10.821cm" svg:viewBox="0 0 135 106" svg:d="M77 51c-1-1-2-2-2-3 6-7 16-18 18-20 9-10 18-19 37-19 0-3 0-6 0-9-7 0-14 1-21 1s-17 0-24-1c0 3 0 6 0 9 4 1 5 3 5 5 0 1 0 5-4 9-6 6-11 13-17 19-7-8-13-15-20-23-3-3-3-4-3-5 0-4 3-5 7-5 0-3 0-6 0-9-10 1-19 1-28 1-7 0-17 0-24-1 0 3 0 6 0 9 11 0 18 0 24 7 10 12 21 24 31 36 1 1 1 1 2 2 0 1-18 21-21 24-9 9-17 18-37 19 0 3 0 6 0 9 7-1 13-1 20-1 8 0 18 0 25 1 0-3 0-6 0-9-3-1-5-2-5-6s3-8 7-12c6-7 11-13 17-19 7 8 14 16 21 25 5 5 5 5 5 7 0 5-6 5-7 5 0 3 0 6 0 9 3-1 20-1 28-1s16 0 24 1c0-3 0-6 0-9-17 0-19-2-24-8-11-13-23-26-34-38z">
              <text:p/>
            </draw:path>
            <draw:path draw:style-name="gr23" draw:text-style-name="P14" draw:layer="layout" svg:width="0.124cm" svg:height="0.349cm" svg:x="19.535cm" svg:y="10.612cm" svg:viewBox="0 0 125 350" svg:d="M51 303c0 14-10 37-48 39-2 0-3 2-3 4 0 4 4 4 7 4 34 0 67-17 67-44 0-26 0-53 0-80 0-14 0-25 14-36 13-10 26-10 34-11 1 0 3-1 3-3 0-4-2-4-6-4-23-2-40-14-44-32-1-3-1-4-1-17 0-23 0-46 0-69 0-15 0-26-17-39-14-11-38-15-50-15-3 0-7 0-7 4s2 4 6 4c22 1 39 13 44 30 1 4 1 4 1 17 0 24 0 49 0 74 0 16 2 21 14 33 7 6 17 11 27 14-29 8-41 23-41 43 0 28 0 56 0 84z">
              <text:p/>
            </draw:path>
          </draw:g>
        </draw:g>
        <draw:frame draw:style-name="gr3" draw:text-style-name="P5" draw:layer="layout" svg:width="1.78cm" svg:height="0.395cm" svg:x="1.201cm" svg:y="12.605cm">
          <draw:text-box>
            <text:p text:style-name="P4"><text:span text:style-name="T2">Multi-trace</text:span></text:p>
          </draw:text-box>
        </draw:frame>
        <draw:frame draw:style-name="gr3" draw:text-style-name="P5" draw:layer="layout" svg:width="1.234cm" svg:height="0.395cm" svg:x="7.401cm" svg:y="12.606cm">
          <draw:text-box>
            <text:p text:style-name="P4"><text:span text:style-name="T2">MTFBA</text:span></text:p>
          </draw:text-box>
        </draw:frame>
        <draw:g>
          <svg:title>TexMaths</svg:title>
          <svg:desc>10§display§q(i):§svg§600§TRUE§</svg:desc>
          <draw:g>
            <draw:path draw:style-name="gr23" draw:text-style-name="P14" draw:layer="layout" svg:width="0.144cm" svg:height="0.22cm" svg:x="1.411cm" svg:y="13.359cm" svg:viewBox="0 0 145 221" svg:d="M145 4c0-2-1-4-4-4-4 0-18 14-24 24-7-19-21-24-32-24-42 0-85 52-85 102 0 35 21 56 46 56 15 0 29-8 42-21-3 13-15 59-16 62-3 10-6 11-25 12-5 0-8 0-8 7 1 1 0 3 4 3 11 0 24-1 35-1 12 0 25 1 36 1 2 0 7 0 7-7 0-3-4-3-9-3-17 0-17-3-17-6s0-5 1-8c16-64 32-129 49-193zM47 151c-21 0-22-27-22-33 0-17 10-55 16-70 11-26 29-41 44-41 22 0 27 29 27 31s-19 79-20 80c-5 10-25 33-45 33z">
              <text:p/>
            </draw:path>
            <draw:path draw:style-name="gr23" draw:text-style-name="P14" draw:layer="layout" svg:width="0.08cm" svg:height="0.348cm" svg:x="1.601cm" svg:y="13.251cm" svg:viewBox="0 0 81 349" svg:d="M81 345c0-1 0-1-6-7-43-44-55-110-55-163 0-61 14-122 57-166 4-4 4-4 4-6s-1-3-3-3c-4 0-35 24-56 68-18 39-22 78-22 107 0 26 4 69 23 108 21 43 51 66 55 66 2 0 3-1 3-4z">
              <text:p/>
            </draw:path>
            <draw:path draw:style-name="gr23" draw:text-style-name="P14" draw:layer="layout" svg:width="0.092cm" svg:height="0.233cm" svg:x="1.713cm" svg:y="13.282cm" svg:viewBox="0 0 93 234" svg:d="M89 13c0-7-5-13-13-13-9 0-19 9-19 19 0 6 5 12 14 12 8 0 18-8 18-18zM63 144c4-10 4-11 7-20 3-7 5-12 5-19 0-15-11-28-29-28-33 0-46 51-46 54s3 3 4 3c4 0 4-1 6-6 9-33 23-44 35-44 3 0 9 0 9 12 0 7-3 14-4 18-3 9-19 50-24 64-4 9-8 20-8 28 0 16 12 28 29 28 33 0 46-50 46-54 0-3-4-3-5-3-3 0-3 1-5 6-6 22-18 44-36 44-6 0-8-4-8-12 0-9 2-14 10-35 5-12 9-24 14-36z">
              <text:p/>
            </draw:path>
            <draw:path draw:style-name="gr23" draw:text-style-name="P14" draw:layer="layout" svg:width="0.08cm" svg:height="0.348cm" svg:x="1.843cm" svg:y="13.251cm" svg:viewBox="0 0 81 349" svg:d="M81 175c0-27-4-70-23-109-21-43-51-66-55-66-2 0-3 1-3 3s0 2 6 9c35 34 55 90 55 163 0 59-13 120-57 165-4 4-4 4-4 5 0 3 1 4 3 4 4 0 35-24 56-68 18-39 22-78 22-106z">
              <text:p/>
            </draw:path>
            <draw:path draw:style-name="gr23" draw:text-style-name="P14" draw:layer="layout" svg:width="0.036cm" svg:height="0.15cm" svg:x="2.087cm" svg:y="13.363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3" draw:text-style-name="P3" draw:layer="layout" svg:width="3.575cm" svg:height="0.395cm" svg:x="2.305cm" svg:y="13.208cm">
          <draw:text-box>
            <text:p><text:span text:style-name="T2">prob of having <text:s text:c="3"/>traces</text:span></text:p>
          </draw:text-box>
        </draw:frame>
        <draw:g>
          <svg:title>TexMaths</svg:title>
          <svg:desc>10§display§i§svg§600§TRUE§</svg:desc>
          <draw:g>
            <draw:path draw:style-name="gr23" draw:text-style-name="P14" draw:layer="layout" svg:width="0.09cm" svg:height="0.233cm" svg:x="4.666cm" svg:y="13.309cm" svg:viewBox="0 0 91 234" svg:d="M88 13c0-7-5-13-13-13-9 0-19 9-19 19 0 6 5 12 13 12s19-8 19-18zM61 143c5-10 5-11 8-20 3-6 5-11 5-18 0-15-12-28-28-28-33 0-46 49-46 52 0 4 3 4 4 4 4 0 4-1 6-6 9-32 23-43 35-43 2 0 8 0 8 11 0 8-3 15-4 19-3 8-18 48-23 63-4 9-8 21-8 28 0 17 12 29 28 29 32 0 45-51 45-54s-3-3-4-3c-4 0-4 1-5 6-7 22-18 43-36 43-5 0-7-3-7-11 0-9 2-14 9-35 5-12 9-24 13-37z">
              <text:p/>
            </draw:path>
          </draw:g>
        </draw:g>
        <draw:g>
          <svg:title>TexMaths</svg:title>
          <svg:desc>10§display§i=0: §svg§600§TRUE§</svg:desc>
          <draw:g>
            <draw:path draw:style-name="gr23" draw:text-style-name="P14" draw:layer="layout" svg:width="0.092cm" svg:height="0.233cm" svg:x="3.609cm" svg:y="13.708cm" svg:viewBox="0 0 93 234" svg:d="M89 12c0-7-4-12-12-12-10 0-19 9-19 18 0 7 4 13 13 13 8 0 18-8 18-19zM63 143c4-10 4-11 8-20 2-6 4-11 4-18 0-16-11-29-29-29-33 0-46 50-46 53 0 4 3 3 4 4 4 0 4-1 6-6 9-32 23-43 35-43 3 0 9 0 9 11 0 8-2 15-4 19-3 8-18 48-24 63-4 10-8 21-8 28 0 17 12 29 29 29 33 0 46-51 46-54s-4-3-5-3c-3 0-3 1-5 6-6 22-18 43-36 43-6 0-8-3-8-11 0-9 2-14 10-35 5-12 9-24 14-37z">
              <text:p/>
            </draw:path>
            <draw:path draw:style-name="gr23" draw:text-style-name="P14" draw:layer="layout" svg:width="0.232cm" svg:height="0.081cm" svg:x="3.837cm" svg:y="13.811cm" svg:viewBox="0 0 233 82" svg:d="M221 14c6 0 12 0 12-7s-6-7-11-7c-70 0-141 0-211 0-4 0-11 0-11 7s7 7 12 7c70 0 139 0 209 0zM222 82c5 0 11 0 11-7s-6-7-12-7c-70 0-139 0-209 0-5 0-12 0-12 7s7 7 11 7c70 0 141 0 211 0z">
              <text:p/>
            </draw:path>
            <draw:path draw:style-name="gr23" draw:text-style-name="P14" draw:layer="layout" svg:width="0.147cm" svg:height="0.239cm" svg:x="4.2cm" svg:y="13.706cm" svg:viewBox="0 0 148 240" svg:d="M148 121c0-28-2-56-14-82-16-33-45-39-60-39-21 0-46 9-61 42-11 24-13 51-13 79 0 25 2 57 16 84 15 28 41 35 58 35 19 0 46-7 61-41 11-24 13-51 13-78zM74 232c-14 0-34-8-41-42-4-21-4-53-4-73 0-22 0-46 3-64 7-42 33-45 42-45 12 0 35 6 41 41 4 19 4 46 4 68 0 25 0 49-4 72-5 33-25 43-41 43z">
              <text:p/>
            </draw:path>
            <draw:path draw:style-name="gr23" draw:text-style-name="P14" draw:layer="layout" svg:width="0.036cm" svg:height="0.149cm" svg:x="4.49cm" svg:y="13.788cm" svg:viewBox="0 0 37 150" svg:d="M37 19c0-10-9-19-19-19-11 0-18 9-18 19s7 18 18 18c10 0 19-8 19-18zM37 132c0-10-9-18-19-18-11 0-18 8-18 18s7 18 18 18c10 0 19-8 19-18z">
              <text:p/>
            </draw:path>
          </draw:g>
        </draw:g>
        <draw:frame draw:style-name="gr3" draw:text-style-name="P3" draw:layer="layout" svg:width="1.196cm" svg:height="0.395cm" svg:x="4.702cm" svg:y="13.602cm">
          <draw:text-box>
            <text:p><text:span text:style-name="T2">erasure</text:span></text:p>
          </draw:text-box>
        </draw:frame>
        <draw:frame draw:style-name="gr3" draw:text-style-name="P3" draw:layer="layout" svg:width="2.762cm" svg:height="0.395cm" svg:x="12.603cm" svg:y="1.704cm">
          <draw:text-box>
            <text:p><text:span text:style-name="T2">[mutual info / AIR]</text:span></text:p>
          </draw:text-box>
        </draw:frame>
        <draw:custom-shape draw:style-name="gr35" draw:text-style-name="P16" draw:layer="layout" svg:width="1.6cm" svg:height="0.1cm" svg:x="13cm" svg:y="2.6cm">
          <text:p/>
          <draw:enhanced-geometry svg:viewBox="0 0 21600 21600" draw:type="rectangle" draw:enhanced-path="M 0 0 L 21600 0 21600 21600 0 21600 0 0 Z N"/>
        </draw:custom-shape>
        <draw:frame draw:style-name="gr36" draw:text-style-name="P3" draw:layer="layout" svg:width="0.256cm" svg:height="0.395cm" svg:x="13.002cm" svg:y="2.203cm">
          <draw:text-box>
            <text:p><text:span text:style-name="T2">H</text:span></text:p>
          </draw:text-box>
        </draw:frame>
        <draw:frame draw:style-name="gr36" draw:text-style-name="P3" draw:layer="layout" svg:width="0.256cm" svg:height="0.395cm" svg:x="14.302cm" svg:y="2.204cm">
          <draw:text-box>
            <text:p><text:span text:style-name="T2">H</text:span></text:p>
          </draw:text-box>
        </draw:frame>
        <draw:frame draw:style-name="gr36" draw:text-style-name="P3" draw:layer="layout" svg:width="0.198cm" svg:height="0.395cm" svg:x="13.702cm" svg:y="2.205cm">
          <draw:text-box>
            <text:p><text:span text:style-name="T2">L</text:span></text:p>
          </draw:text-box>
        </draw:frame>
        <draw:custom-shape draw:style-name="gr37" draw:text-style-name="P16" draw:layer="layout" svg:width="1.6cm" svg:height="1.6cm" svg:x="13cm" svg:y="3cm">
          <text:p/>
          <draw:enhanced-geometry svg:viewBox="0 0 21600 21600" draw:type="rectangle" draw:enhanced-path="M 0 0 L 21600 0 21600 21600 0 21600 0 0 Z N"/>
        </draw:custom-shape>
        <draw:frame draw:style-name="gr36" draw:text-style-name="P3" draw:layer="layout" svg:width="0.256cm" svg:height="0.395cm" svg:x="13.102cm" svg:y="3.004cm">
          <draw:text-box>
            <text:p text:style-name="P13"><text:span text:style-name="T2">H</text:span></text:p>
          </draw:text-box>
        </draw:frame>
        <draw:frame draw:style-name="gr36" draw:text-style-name="P3" draw:layer="layout" svg:width="0.256cm" svg:height="0.395cm" svg:x="14.302cm" svg:y="3.005cm">
          <draw:text-box>
            <text:p><text:span text:style-name="T2">H</text:span></text:p>
          </draw:text-box>
        </draw:frame>
        <draw:frame draw:style-name="gr36" draw:text-style-name="P3" draw:layer="layout" svg:width="0.256cm" svg:height="0.395cm" svg:x="13.102cm" svg:y="4.204cm">
          <draw:text-box>
            <text:p text:style-name="P13"><text:span text:style-name="T2">H</text:span></text:p>
          </draw:text-box>
        </draw:frame>
        <draw:frame draw:style-name="gr36" draw:text-style-name="P3" draw:layer="layout" svg:width="0.256cm" svg:height="0.395cm" svg:x="14.302cm" svg:y="4.205cm">
          <draw:text-box>
            <text:p><text:span text:style-name="T2">H</text:span></text:p>
          </draw:text-box>
        </draw:frame>
        <draw:frame draw:style-name="gr36" draw:text-style-name="P3" draw:layer="layout" svg:width="0.198cm" svg:height="0.395cm" svg:x="13.702cm" svg:y="3.606cm">
          <draw:text-box>
            <text:p><text:span text:style-name="T2">L</text:span></text:p>
          </draw:text-box>
        </draw:frame>
        <draw:frame draw:style-name="gr3" draw:text-style-name="P3" draw:layer="layout" svg:width="1.581cm" svg:height="0.395cm" svg:x="13.003cm" svg:y="4.705cm">
          <draw:text-box>
            <text:p><text:span text:style-name="T2">bit/symbol</text:span></text:p>
          </draw:text-box>
        </draw:frame>
      </draw:page>
      <draw:page draw:name="page2" draw:style-name="dp1" draw:master-page-name="Default">
        <draw:frame draw:style-name="gr2" draw:text-style-name="P2" draw:layer="layout" svg:width="0.159cm" svg:height="0.319cm" svg:x="19cm" svg:y="0.6cm">
          <draw:text-box>
            <text:p><text:span text:style-name="T1">8</text:span></text:p>
          </draw:text-box>
        </draw:frame>
        <draw:frame draw:style-name="gr3" draw:text-style-name="P3" draw:layer="layout" svg:width="0.391cm" svg:height="0.395cm" svg:x="19.401cm" svg:y="0.601cm">
          <draw:text-box>
            <text:p><text:span text:style-name="T2">10</text:span></text:p>
          </draw:text-box>
        </draw:frame>
        <draw:frame draw:style-name="gr38" draw:text-style-name="P3" draw:layer="layout" svg:width="3.829cm" svg:height="0.395cm" svg:x="1.202cm" svg:y="1.202cm">
          <draw:text-box>
            <text:p><text:span text:style-name="T2">[Constrained watermark]</text:span></text:p>
          </draw:text-box>
        </draw:frame>
        <draw:frame draw:style-name="gr22" draw:text-style-name="P3" draw:layer="layout" svg:width="3.922cm" svg:height="1.183cm" svg:x="1.303cm" svg:y="1.703cm">
          <draw:text-box>
            <text:p><text:span text:style-name="T2">* synchronization</text:span></text:p>
            <text:p><text:span text:style-name="T2">* run-length constraint</text:span></text:p>
            <text:p><text:span text:style-name="T2">* local-balance constraint</text:span></text:p>
          </draw:text-box>
        </draw:frame>
        <draw:frame draw:style-name="gr39" draw:text-style-name="P3" draw:layer="layout" svg:width="1.645cm" svg:height="0.395cm" svg:x="9.002cm" svg:y="2.202cm">
          <draw:text-box>
            <text:p><text:span text:style-name="T2">watermark</text:span></text:p>
          </draw:text-box>
        </draw:frame>
        <draw:frame draw:style-name="gr40" draw:text-style-name="P3" draw:layer="layout" svg:width="1.484cm" svg:height="0.395cm" svg:x="9.004cm" svg:y="1.803cm">
          <draw:text-box>
            <text:p><text:span text:style-name="T2">outer CW</text:span></text:p>
          </draw:text-box>
        </draw:frame>
        <draw:custom-shape draw:style-name="gr41" draw:text-style-name="P17" draw:layer="layout" svg:width="4cm" svg:height="0.2cm" svg:x="11cm" svg:y="2.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7" draw:layer="layout" svg:width="4cm" svg:height="0.2cm" svg:x="11cm" svg:y="1.9cm">
          <text:p/>
          <draw:enhanced-geometry svg:viewBox="0 0 21600 21600" draw:type="rectangle" draw:enhanced-path="M 0 0 L 21600 0 21600 21600 0 21600 0 0 Z N"/>
        </draw:custom-shape>
        <draw:line draw:style-name="gr42" draw:text-style-name="P1" draw:layer="layout" svg:x1="1cm" svg:y1="3.4cm" svg:x2="20cm" svg:y2="3.4cm">
          <text:p/>
        </draw:line>
        <draw:frame draw:style-name="gr43" draw:text-style-name="P3" draw:layer="layout" svg:width="8.494cm" svg:height="0.395cm" svg:x="2.302cm" svg:y="3.802cm">
          <draw:text-box>
            <text:p><text:span text:style-name="T2">outer CW → sparse → WM → IDS(constrained) → CH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游明朝体" svg:font-family="游明朝体" style:font-family-generic="roman" style:font-pitch="variable"/>
    <style:font-face style:name="游明朝体1" svg:font-family="游明朝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draw:marker draw:name="Arrowheads_20_2" draw:display-name="Arrowheads 2" svg:viewBox="0 0 836 110" svg:d="M0 0h278 278 280v36 36 38h-278-278-280v-36-36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游明朝体" fo:font-size="24pt" fo:language="en" fo:country="US" style:font-name-asian="游明朝体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体" style:font-family-asian="游ゴシック体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11-01T13:20:47.100785586</meta:creation-date>
    <dc:date>2024-07-10T13:26:59.672292840</dc:date>
    <meta:editing-duration>P1DT11H45M29S</meta:editing-duration>
    <meta:editing-cycles>218</meta:editing-cycles>
    <meta:generator>LibreOffice/7.2.6.2$MacOSX_AARCH64 LibreOffice_project/b0ec3a565991f7569a5a7f5d24fed7f52653d754</meta:generator>
    <meta:document-statistic meta:object-count="546"/>
    <meta:user-defined meta:name="TexMathsIgnorePreamble">FALSE</meta:user-defined>
    <meta:user-defined meta:name="TexMathsPreamble">\usepackage{amsmath}§\usepackage{amssymb}§\usepackage[usenames]{color}§\usepackage{ifxetex}§\usepackage{bm}§\usepackage{bbm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§</meta:user-defined>
  </office:meta>
</office:document-meta>
</file>